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7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ecursive Feature Elimination (RFE) using Random Forest Classifier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8" table:default-cell-style-name="ce2"/>
        <table:table-column table:style-name="co2" table:number-columns-repeated="1007" table:default-cell-style-name="ce1"/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table:number-columns-repeated="1011"/>
        </table:table-row>
        <table:table-row table:style-name="ro2">
          <table:table-cell office:value-type="float" office:value="0.747938564183925" calcext:value-type="float">
            <text:p>0.747938564183925</text:p>
          </table:table-cell>
          <table:table-cell office:value-type="float" office:value="0.599728414907275" calcext:value-type="float">
            <text:p>0.599728414907275</text:p>
          </table:table-cell>
          <table:table-cell office:value-type="float" office:value="0.913970588235294" calcext:value-type="float">
            <text:p>0.913970588235294</text:p>
          </table:table-cell>
          <table:table-cell office:value-type="float" office:value="0.72409286097837" calcext:value-type="float">
            <text:p>0.72409286097837</text:p>
          </table:table-cell>
          <table:table-cell office:value-type="float" office:value="0.783892914159401" calcext:value-type="float">
            <text:p>0.783892914159401</text:p>
          </table:table-cell>
          <table:table-cell table:number-columns-repeated="10"/>
          <table:table-cell table:style-name="ce3" office:value-type="string" calcext:value-type="string">
            <text:p>mu</text:p>
          </table:table-cell>
          <table:table-cell table:formula="of:=AVERAGEA([.A$70:.A$74])" office:value-type="float" office:value="0.97302320310508" calcext:value-type="float">
            <text:p>0.97302320310508</text:p>
          </table:table-cell>
          <table:table-cell table:style-name="ce2" table:formula="of:=AVERAGEA([.B70:.B74])" office:value-type="float" office:value="0.978557440263566" calcext:value-type="float">
            <text:p>0.978557440263566</text:p>
          </table:table-cell>
          <table:table-cell table:style-name="ce2" table:formula="of:=AVERAGEA([.C70:.C74])" office:value-type="float" office:value="0.94639705882353" calcext:value-type="float">
            <text:p>0.94639705882353</text:p>
          </table:table-cell>
          <table:table-cell table:style-name="ce2" table:formula="of:=AVERAGEA([.D70:.D74])" office:value-type="float" office:value="0.962090830836784" calcext:value-type="float">
            <text:p>0.962090830836784</text:p>
          </table:table-cell>
          <table:table-cell table:style-name="ce2" table:formula="of:=AVERAGEA([.E70:.E74])" office:value-type="float" office:value="0.994144217841756" calcext:value-type="float">
            <text:p>0.994144217841756</text:p>
          </table:table-cell>
          <table:table-cell table:number-columns-repeated="1003"/>
        </table:table-row>
        <table:table-row table:style-name="ro2">
          <table:table-cell office:value-type="float" office:value="0.768158058758535" calcext:value-type="float">
            <text:p>0.768158058758535</text:p>
          </table:table-cell>
          <table:table-cell office:value-type="float" office:value="0.626527749592404" calcext:value-type="float">
            <text:p>0.626527749592404</text:p>
          </table:table-cell>
          <table:table-cell office:value-type="float" office:value="0.891544117647059" calcext:value-type="float">
            <text:p>0.891544117647059</text:p>
          </table:table-cell>
          <table:table-cell office:value-type="float" office:value="0.735742682956869" calcext:value-type="float">
            <text:p>0.735742682956869</text:p>
          </table:table-cell>
          <table:table-cell office:value-type="float" office:value="0.816448494553093" calcext:value-type="float">
            <text:p>0.816448494553093</text:p>
          </table:table-cell>
          <table:table-cell table:number-columns-repeated="10"/>
          <table:table-cell table:style-name="ce3" office:value-type="string" calcext:value-type="string">
            <text:p>xbar</text:p>
          </table:table-cell>
          <table:table-cell table:formula="of:=AVERAGE([.A1:.A6])" office:value-type="float" office:value="0.813248434711165" calcext:value-type="float">
            <text:p>0.813248434711165</text:p>
          </table:table-cell>
          <table:table-cell table:style-name="ce2" table:formula="of:=AVERAGE([.B1:.B6])" office:value-type="float" office:value="0.778317727911672" calcext:value-type="float">
            <text:p>0.778317727911672</text:p>
          </table:table-cell>
          <table:table-cell table:style-name="ce2" table:formula="of:=AVERAGE([.C1:.C6])" office:value-type="float" office:value="0.773970588235294" calcext:value-type="float">
            <text:p>0.773970588235294</text:p>
          </table:table-cell>
          <table:table-cell table:style-name="ce2" table:formula="of:=AVERAGE([.D1:.D6])" office:value-type="float" office:value="0.742073850815963" calcext:value-type="float">
            <text:p>0.742073850815963</text:p>
          </table:table-cell>
          <table:table-cell table:style-name="ce2" table:formula="of:=AVERAGE([.E1:.E6])" office:value-type="float" office:value="0.868999745115948" calcext:value-type="float">
            <text:p>0.868999745115948</text:p>
          </table:table-cell>
          <table:table-cell/>
          <table:table-cell table:style-name="ce2"/>
          <table:table-cell table:style-name="ce3" office:value-type="string" calcext:value-type="string">
            <text:p>mu</text:p>
          </table:table-cell>
          <table:table-cell table:style-name="ce2" table:formula="of:=AVERAGE([.A$70:.A$74])" office:value-type="float" office:value="0.97302320310508" calcext:value-type="float">
            <text:p>0.97302320310508</text:p>
          </table:table-cell>
          <table:table-cell table:style-name="ce2" table:formula="of:=AVERAGEA([.B$70:.B$74])" office:value-type="float" office:value="0.978557440263566" calcext:value-type="float">
            <text:p>0.978557440263566</text:p>
          </table:table-cell>
          <table:table-cell table:style-name="ce2" table:formula="of:=AVERAGEA([.C$70:.C$74])" office:value-type="float" office:value="0.94639705882353" calcext:value-type="float">
            <text:p>0.94639705882353</text:p>
          </table:table-cell>
          <table:table-cell table:style-name="ce2" table:formula="of:=AVERAGEA([.D$70:.D$74])" office:value-type="float" office:value="0.962090830836784" calcext:value-type="float">
            <text:p>0.962090830836784</text:p>
          </table:table-cell>
          <table:table-cell table:style-name="ce2" table:formula="of:=AVERAGEA([.E$70:.E$74])" office:value-type="float" office:value="0.994144217841756" calcext:value-type="float">
            <text:p>0.994144217841756</text:p>
          </table:table-cell>
          <table:table-cell table:number-columns-repeated="995"/>
        </table:table-row>
        <table:table-row table:style-name="ro2">
          <table:table-cell office:value-type="float" office:value="0.78052702779273" calcext:value-type="float">
            <text:p>0.78052702779273</text:p>
          </table:table-cell>
          <table:table-cell office:value-type="float" office:value="0.964782647081428" calcext:value-type="float">
            <text:p>0.964782647081428</text:p>
          </table:table-cell>
          <table:table-cell office:value-type="float" office:value="0.408455882352941" calcext:value-type="float">
            <text:p>0.408455882352941</text:p>
          </table:table-cell>
          <table:table-cell office:value-type="float" office:value="0.573226835013012" calcext:value-type="float">
            <text:p>0.573226835013012</text:p>
          </table:table-cell>
          <table:table-cell office:value-type="float" office:value="0.879454348251566" calcext:value-type="float">
            <text:p>0.879454348251566</text:p>
          </table:table-cell>
          <table:table-cell table:number-columns-repeated="10"/>
          <table:table-cell table:style-name="ce3" office:value-type="string" calcext:value-type="string">
            <text:p>s</text:p>
          </table:table-cell>
          <table:table-cell table:formula="of:=STDEV([.A1:.A6])" office:value-type="float" office:value="0.06635403868346" calcext:value-type="float">
            <text:p>0.06635403868346</text:p>
          </table:table-cell>
          <table:table-cell table:style-name="ce2" table:formula="of:=STDEV([.B1:.B6])" office:value-type="float" office:value="0.158165660017824" calcext:value-type="float">
            <text:p>0.158165660017824</text:p>
          </table:table-cell>
          <table:table-cell table:style-name="ce2" table:formula="of:=STDEV([.C1:.C6])" office:value-type="float" office:value="0.207877738576072" calcext:value-type="float">
            <text:p>0.207877738576072</text:p>
          </table:table-cell>
          <table:table-cell table:style-name="ce2" table:formula="of:=STDEV([.D1:.D6])" office:value-type="float" office:value="0.109004723127847" calcext:value-type="float">
            <text:p>0.109004723127847</text:p>
          </table:table-cell>
          <table:table-cell table:style-name="ce2" table:formula="of:=STDEV([.E1:.E6])" office:value-type="float" office:value="0.0674619811507183" calcext:value-type="float">
            <text:p>0.067461981150718</text:p>
          </table:table-cell>
          <table:table-cell/>
          <table:table-cell table:style-name="ce2"/>
          <table:table-cell table:style-name="ce3" office:value-type="string" calcext:value-type="string">
            <text:p>xbar</text:p>
          </table:table-cell>
          <table:table-cell table:style-name="ce2" table:formula="of:=AVERAGE([.A20:.A24])" office:value-type="float" office:value="0.959270263761793" calcext:value-type="float">
            <text:p>0.959270263761793</text:p>
          </table:table-cell>
          <table:table-cell table:style-name="ce2" table:formula="of:=AVERAGE([.B20:.B24])" office:value-type="float" office:value="0.963715204791742" calcext:value-type="float">
            <text:p>0.963715204791742</text:p>
          </table:table-cell>
          <table:table-cell table:style-name="ce2" table:formula="of:=AVERAGE([.C20:.C24])" office:value-type="float" office:value="0.922573529411765" calcext:value-type="float">
            <text:p>0.922573529411765</text:p>
          </table:table-cell>
          <table:table-cell table:style-name="ce2" table:formula="of:=AVERAGE([.D20:.D24])" office:value-type="float" office:value="0.942435288202814" calcext:value-type="float">
            <text:p>0.942435288202814</text:p>
          </table:table-cell>
          <table:table-cell table:style-name="ce2" table:formula="of:=AVERAGE([.E20:.E24])" office:value-type="float" office:value="0.986672906848674" calcext:value-type="float">
            <text:p>0.986672906848674</text:p>
          </table:table-cell>
          <table:table-cell table:number-columns-repeated="995"/>
        </table:table-row>
        <table:table-row table:style-name="ro2">
          <table:table-cell office:value-type="float" office:value="0.884410325240105" calcext:value-type="float">
            <text:p>0.884410325240105</text:p>
          </table:table-cell>
          <table:table-cell office:value-type="float" office:value="0.848496647875405" calcext:value-type="float">
            <text:p>0.848496647875405</text:p>
          </table:table-cell>
          <table:table-cell office:value-type="float" office:value="0.829044117647059" calcext:value-type="float">
            <text:p>0.829044117647059</text:p>
          </table:table-cell>
          <table:table-cell office:value-type="float" office:value="0.838360969087947" calcext:value-type="float">
            <text:p>0.838360969087947</text:p>
          </table:table-cell>
          <table:table-cell office:value-type="float" office:value="0.932538999338644" calcext:value-type="float">
            <text:p>0.932538999338644</text:p>
          </table:table-cell>
          <table:table-cell table:number-columns-repeated="10"/>
          <table:table-cell table:style-name="ce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style-name="ce2" table:formula="of:=COUNT([.B1:.B6])" office:value-type="float" office:value="5" calcext:value-type="float">
            <text:p>5</text:p>
          </table:table-cell>
          <table:table-cell table:style-name="ce2" table:formula="of:=COUNT([.C1:.C6])" office:value-type="float" office:value="5" calcext:value-type="float">
            <text:p>5</text:p>
          </table:table-cell>
          <table:table-cell table:style-name="ce2" table:formula="of:=COUNT([.D1:.D6])" office:value-type="float" office:value="5" calcext:value-type="float">
            <text:p>5</text:p>
          </table:table-cell>
          <table:table-cell table:style-name="ce2" table:formula="of:=COUNT([.E1:.E6])" office:value-type="float" office:value="5" calcext:value-type="float">
            <text:p>5</text:p>
          </table:table-cell>
          <table:table-cell/>
          <table:table-cell table:style-name="ce2"/>
          <table:table-cell table:style-name="ce3" office:value-type="string" calcext:value-type="string">
            <text:p>s</text:p>
          </table:table-cell>
          <table:table-cell table:style-name="ce2" table:formula="of:=STDEV([.A20:.A24])" office:value-type="float" office:value="0.00197802174672092" calcext:value-type="float">
            <text:p>0.001978021746721</text:p>
          </table:table-cell>
          <table:table-cell table:style-name="ce2" table:formula="of:=STDEV([.B20:.B24])" office:value-type="float" office:value="0.00266975037525468" calcext:value-type="float">
            <text:p>0.002669750375255</text:p>
          </table:table-cell>
          <table:table-cell table:style-name="ce2" table:formula="of:=STDEV([.C20:.C24])" office:value-type="float" office:value="0.00409889374475559" calcext:value-type="float">
            <text:p>0.004098893744756</text:p>
          </table:table-cell>
          <table:table-cell table:style-name="ce2" table:formula="of:=STDEV([.D20:.D24])" office:value-type="float" office:value="0.0028619654201911" calcext:value-type="float">
            <text:p>0.002861965420191</text:p>
          </table:table-cell>
          <table:table-cell table:style-name="ce2" table:formula="of:=STDEV([.E20:.E24])" office:value-type="float" office:value="0.00200135768132123" calcext:value-type="float">
            <text:p>0.002001357681321</text:p>
          </table:table-cell>
          <table:table-cell table:number-columns-repeated="995"/>
        </table:table-row>
        <table:table-row table:style-name="ro2">
          <table:table-cell office:value-type="float" office:value="0.885208197580531" calcext:value-type="float">
            <text:p>0.885208197580531</text:p>
          </table:table-cell>
          <table:table-cell office:value-type="float" office:value="0.852053180101848" calcext:value-type="float">
            <text:p>0.852053180101848</text:p>
          </table:table-cell>
          <table:table-cell office:value-type="float" office:value="0.826838235294118" calcext:value-type="float">
            <text:p>0.826838235294118</text:p>
          </table:table-cell>
          <table:table-cell office:value-type="float" office:value="0.838945906043617" calcext:value-type="float">
            <text:p>0.838945906043617</text:p>
          </table:table-cell>
          <table:table-cell office:value-type="float" office:value="0.932663969277037" calcext:value-type="float">
            <text:p>0.932663969277037</text:p>
          </table:table-cell>
          <table:table-cell table:number-columns-repeated="10"/>
          <table:table-cell table:style-name="ce3"/>
          <table:table-cell/>
          <table:table-cell table:style-name="ce2" table:number-columns-repeated="4"/>
          <table:table-cell/>
          <table:table-cell table:style-name="ce2"/>
          <table:table-cell table:style-name="ce3" office:value-type="string" calcext:value-type="string">
            <text:p>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995"/>
        </table:table-row>
        <table:table-row table:style-name="ro2">
          <table:table-cell office:value-type="float" office:value="0.885873091197552" calcext:value-type="float">
            <text:p>0.885873091197552</text:p>
          </table:table-cell>
          <table:table-cell office:value-type="float" office:value="0.851783047845324" calcext:value-type="float">
            <text:p>0.851783047845324</text:p>
          </table:table-cell>
          <table:table-cell office:value-type="float" office:value="0.829411764705882" calcext:value-type="float">
            <text:p>0.829411764705882</text:p>
          </table:table-cell>
          <table:table-cell office:value-type="float" office:value="0.840119548183904" calcext:value-type="float">
            <text:p>0.840119548183904</text:p>
          </table:table-cell>
          <table:table-cell office:value-type="float" office:value="0.932648732999202" calcext:value-type="float">
            <text:p>0.932648732999202</text:p>
          </table:table-cell>
          <table:table-cell table:number-columns-repeated="10"/>
          <table:table-cell table:style-name="ce3" office:value-type="string" calcext:value-type="string">
            <text:p>t</text:p>
          </table:table-cell>
          <table:table-cell table:formula="of:=ABS([.Q3]-[.Q2])/([.Q4]/SQRT([.Q5]))" office:value-type="float" office:value="5.38425769262381" calcext:value-type="float">
            <text:p>5.38425769262381</text:p>
          </table:table-cell>
          <table:table-cell table:style-name="ce2" table:formula="of:=ABS([.R3]-[.R2])/([.R4]/SQRT([.R5]))" office:value-type="float" office:value="2.83089014747816" calcext:value-type="float">
            <text:p>2.83089014747816</text:p>
          </table:table-cell>
          <table:table-cell table:style-name="ce2" table:formula="of:=ABS([.S3]-[.S2])/([.S4]/SQRT([.S5]))" office:value-type="float" office:value="1.85473111260814" calcext:value-type="float">
            <text:p>1.85473111260814</text:p>
          </table:table-cell>
          <table:table-cell table:style-name="ce2" table:formula="of:=ABS([.T3]-[.T2])/([.T4]/SQRT([.T5]))" office:value-type="float" office:value="4.51331749133251" calcext:value-type="float">
            <text:p>4.51331749133251</text:p>
          </table:table-cell>
          <table:table-cell table:style-name="ce2" table:formula="of:=ABS([.U3]-[.U2])/([.U4]/SQRT([.U5]))" office:value-type="float" office:value="4.14798888574137" calcext:value-type="float">
            <text:p>4.14798888574137</text:p>
          </table:table-cell>
          <table:table-cell/>
          <table:table-cell table:style-name="ce2"/>
          <table:table-cell table:style-name="ce3"/>
          <table:table-cell table:style-name="ce2" table:number-columns-repeated="5"/>
          <table:table-cell table:number-columns-repeated="995"/>
        </table:table-row>
        <table:table-row table:style-name="ro2">
          <table:table-cell office:value-type="float" office:value="0.892789224296683" calcext:value-type="float">
            <text:p>0.892789224296683</text:p>
          </table:table-cell>
          <table:table-cell office:value-type="float" office:value="0.876669529353812" calcext:value-type="float">
            <text:p>0.876669529353812</text:p>
          </table:table-cell>
          <table:table-cell office:value-type="float" office:value="0.819485294117647" calcext:value-type="float">
            <text:p>0.819485294117647</text:p>
          </table:table-cell>
          <table:table-cell office:value-type="float" office:value="0.846682417191146" calcext:value-type="float">
            <text:p>0.846682417191146</text:p>
          </table:table-cell>
          <table:table-cell office:value-type="float" office:value="0.940721899912757" calcext:value-type="float">
            <text:p>0.940721899912757</text:p>
          </table:table-cell>
          <table:table-cell table:number-columns-repeated="10"/>
          <table:table-cell table:style-name="ce3" office:value-type="string" calcext:value-type="string">
            <text:p>p</text:p>
          </table:table-cell>
          <table:table-cell table:style-name="ce4" table:formula="of:=LEGACY.TDIST([.Q7];[.Q5] -1;1)" office:value-type="float" office:value="0.00287612962611183" calcext:value-type="float">
            <text:p>0.002876129626112</text:p>
          </table:table-cell>
          <table:table-cell table:style-name="ce4" table:formula="of:=LEGACY.TDIST([.R7];[.R5] -1;1)" office:value-type="float" office:value="0.0236511625766026" calcext:value-type="float">
            <text:p>0.023651162576603</text:p>
          </table:table-cell>
          <table:table-cell table:style-name="ce4" table:formula="of:=LEGACY.TDIST([.S7];[.S5] -1;1)" office:value-type="float" office:value="0.0686176124439382" calcext:value-type="float">
            <text:p>0.068617612443938</text:p>
          </table:table-cell>
          <table:table-cell table:style-name="ce4" table:formula="of:=LEGACY.TDIST([.T7];[.T5] -1;1)" office:value-type="float" office:value="0.00535642914084144" calcext:value-type="float">
            <text:p>0.005356429140841</text:p>
          </table:table-cell>
          <table:table-cell table:style-name="ce4" table:formula="of:=LEGACY.TDIST([.U7];[.U5] -1;1)" office:value-type="float" office:value="0.00714178469012685" calcext:value-type="float">
            <text:p>0.007141784690127</text:p>
          </table:table-cell>
          <table:table-cell/>
          <table:table-cell table:style-name="ce2"/>
          <table:table-cell table:style-name="ce3" office:value-type="string" calcext:value-type="string">
            <text:p>t</text:p>
          </table:table-cell>
          <table:table-cell table:style-name="ce2" table:formula="of:=ABS([.Y4]-[.Y3])/([.Y5]/SQRT([.Y6]))" office:value-type="float" office:value="15.547102711586" calcext:value-type="float">
            <text:p>15.547102711586</text:p>
          </table:table-cell>
          <table:table-cell table:style-name="ce2" table:formula="of:=ABS([.Z4]-[.Z3])/([.Z5]/SQRT([.Z6]))" office:value-type="float" office:value="13.6177164296628" calcext:value-type="float">
            <text:p>13.6177164296628</text:p>
          </table:table-cell>
          <table:table-cell table:style-name="ce2" table:formula="of:=ABS([.AA4]-[.AA3])/([.AA5]/SQRT([.AA6]))" office:value-type="float" office:value="15.3775965175992" calcext:value-type="float">
            <text:p>15.3775965175992</text:p>
          </table:table-cell>
          <table:table-cell table:style-name="ce2" table:formula="of:=ABS([.AB4]-[.AB3])/([.AB5]/SQRT([.AB6]))" office:value-type="float" office:value="19.4252067286731" calcext:value-type="float">
            <text:p>19.4252067286731</text:p>
          </table:table-cell>
          <table:table-cell table:style-name="ce2" table:formula="of:=ABS([.AC4]-[.AC3])/([.AC5]/SQRT([.AC6]))" office:value-type="float" office:value="11.1993639060305" calcext:value-type="float">
            <text:p>11.1993639060305</text:p>
          </table:table-cell>
          <table:table-cell table:number-columns-repeated="995"/>
        </table:table-row>
        <table:table-row table:style-name="ro2">
          <table:table-cell office:value-type="float" office:value="0.893720252429385" calcext:value-type="float">
            <text:p>0.893720252429385</text:p>
          </table:table-cell>
          <table:table-cell office:value-type="float" office:value="0.883370130786168" calcext:value-type="float">
            <text:p>0.883370130786168</text:p>
          </table:table-cell>
          <table:table-cell office:value-type="float" office:value="0.814338235294117" calcext:value-type="float">
            <text:p>0.814338235294117</text:p>
          </table:table-cell>
          <table:table-cell office:value-type="float" office:value="0.847037348683717" calcext:value-type="float">
            <text:p>0.847037348683717</text:p>
          </table:table-cell>
          <table:table-cell office:value-type="float" office:value="0.940914442907252" calcext:value-type="float">
            <text:p>0.940914442907252</text:p>
          </table:table-cell>
          <table:table-cell table:number-columns-repeated="17"/>
          <table:table-cell table:style-name="ce2" office:value-type="string" calcext:value-type="string">
            <text:p>20-24</text:p>
          </table:table-cell>
          <table:table-cell table:style-name="ce3" office:value-type="string" calcext:value-type="string">
            <text:p>p</text:p>
          </table:table-cell>
          <table:table-cell table:style-name="ce4" table:formula="of:=LEGACY.TDIST([.Y8];[.Y6] -1;1)" office:value-type="float" office:value="0.0000499619154068773" calcext:value-type="float">
            <text:p>4.99619154068773E-05</text:p>
          </table:table-cell>
          <table:table-cell table:style-name="ce4" table:formula="of:=LEGACY.TDIST([.Z8];[.Z6] -1;1)" office:value-type="float" office:value="0.0000191417686276365" calcext:value-type="float">
            <text:p>1.91417686276365E-05</text:p>
          </table:table-cell>
          <table:table-cell table:style-name="ce4" table:formula="of:=LEGACY.TDIST([.AA8];[.AA6] -1;1)" office:value-type="float" office:value="0.00000238984068954731" calcext:value-type="float">
            <text:p>2.38984068954731E-06</text:p>
          </table:table-cell>
          <table:table-cell table:style-name="ce4" table:formula="of:=LEGACY.TDIST([.AB8];[.AB6] -1;1)" office:value-type="float" office:value="0.000000119493906561642" calcext:value-type="float">
            <text:p>1.19493906561642E-07</text:p>
          </table:table-cell>
          <table:table-cell table:style-name="ce4" table:formula="of:=LEGACY.TDIST([.AC8];[.AC6] -1;1)" office:value-type="float" office:value="0.00000181100816819371" calcext:value-type="float">
            <text:p>1.81100816819371E-06</text:p>
          </table:table-cell>
          <table:table-cell table:number-columns-repeated="995"/>
        </table:table-row>
        <table:table-row table:style-name="ro1">
          <table:table-cell office:value-type="float" office:value="0.906754823356093" calcext:value-type="float">
            <text:p>0.906754823356093</text:p>
          </table:table-cell>
          <table:table-cell office:value-type="float" office:value="0.917584999695038" calcext:value-type="float">
            <text:p>0.917584999695038</text:p>
          </table:table-cell>
          <table:table-cell office:value-type="float" office:value="0.816176470588235" calcext:value-type="float">
            <text:p>0.816176470588235</text:p>
          </table:table-cell>
          <table:table-cell office:value-type="float" office:value="0.863505325840081" calcext:value-type="float">
            <text:p>0.863505325840081</text:p>
          </table:table-cell>
          <table:table-cell office:value-type="float" office:value="0.950481554165899" calcext:value-type="float">
            <text:p>0.950481554165899</text:p>
          </table:table-cell>
          <table:table-cell table:number-columns-repeated="1019"/>
        </table:table-row>
        <table:table-row table:style-name="ro2">
          <table:table-cell office:value-type="float" office:value="0.90968124061535" calcext:value-type="float">
            <text:p>0.90968124061535</text:p>
          </table:table-cell>
          <table:table-cell office:value-type="float" office:value="0.905327701816506" calcext:value-type="float">
            <text:p>0.905327701816506</text:p>
          </table:table-cell>
          <table:table-cell office:value-type="float" office:value="0.838602941176471" calcext:value-type="float">
            <text:p>0.838602941176471</text:p>
          </table:table-cell>
          <table:table-cell office:value-type="float" office:value="0.870323245126192" calcext:value-type="float">
            <text:p>0.870323245126192</text:p>
          </table:table-cell>
          <table:table-cell office:value-type="float" office:value="0.957257972082361" calcext:value-type="float">
            <text:p>0.957257972082361</text:p>
          </table:table-cell>
          <table:table-cell table:number-columns-repeated="17"/>
          <table:table-cell table:style-name="ce2"/>
          <table:table-cell table:style-name="ce3" office:value-type="string" calcext:value-type="string">
            <text:p>mu</text:p>
          </table:table-cell>
          <table:table-cell table:style-name="ce2" table:formula="of:=AVERAGE([.A$70:.A$74])" office:value-type="float" office:value="0.97302320310508" calcext:value-type="float">
            <text:p>0.97302320310508</text:p>
          </table:table-cell>
          <table:table-cell table:style-name="ce2" table:formula="of:=AVERAGEA([.B$70:.B$74])" office:value-type="float" office:value="0.978557440263566" calcext:value-type="float">
            <text:p>0.978557440263566</text:p>
          </table:table-cell>
          <table:table-cell table:style-name="ce2" table:formula="of:=AVERAGEA([.C$70:.C$74])" office:value-type="float" office:value="0.94639705882353" calcext:value-type="float">
            <text:p>0.94639705882353</text:p>
          </table:table-cell>
          <table:table-cell table:style-name="ce2" table:formula="of:=AVERAGEA([.D$70:.D$74])" office:value-type="float" office:value="0.962090830836784" calcext:value-type="float">
            <text:p>0.962090830836784</text:p>
          </table:table-cell>
          <table:table-cell table:style-name="ce2" table:formula="of:=AVERAGEA([.E$70:.E$74])" office:value-type="float" office:value="0.994144217841756" calcext:value-type="float">
            <text:p>0.994144217841756</text:p>
          </table:table-cell>
          <table:table-cell table:number-columns-repeated="995"/>
        </table:table-row>
        <table:table-row table:style-name="ro2">
          <table:table-cell office:value-type="float" office:value="0.921253576791229" calcext:value-type="float">
            <text:p>0.921253576791229</text:p>
          </table:table-cell>
          <table:table-cell office:value-type="float" office:value="0.910390617082504" calcext:value-type="float">
            <text:p>0.910390617082504</text:p>
          </table:table-cell>
          <table:table-cell office:value-type="float" office:value="0.868382352941176" calcext:value-type="float">
            <text:p>0.868382352941176</text:p>
          </table:table-cell>
          <table:table-cell office:value-type="float" office:value="0.888580290601079" calcext:value-type="float">
            <text:p>0.888580290601079</text:p>
          </table:table-cell>
          <table:table-cell office:value-type="float" office:value="0.96625555660025" calcext:value-type="float">
            <text:p>0.96625555660025</text:p>
          </table:table-cell>
          <table:table-cell table:number-columns-repeated="17"/>
          <table:table-cell table:style-name="ce2"/>
          <table:table-cell table:style-name="ce3" office:value-type="string" calcext:value-type="string">
            <text:p>xbar</text:p>
          </table:table-cell>
          <table:table-cell table:style-name="ce2" table:formula="of:=AVERAGE([.A19:.A23])" office:value-type="float" office:value="0.957328314021022" calcext:value-type="float">
            <text:p>0.957328314021022</text:p>
          </table:table-cell>
          <table:table-cell table:style-name="ce2" table:formula="of:=AVERAGE([.J17:.J21])" office:value-type="float" office:value="17.5050246149291" calcext:value-type="float">
            <text:p>17.5050246149291</text:p>
          </table:table-cell>
          <table:table-cell table:style-name="ce2" table:formula="of:=AVERAGE([.K17:.K21])" office:value-type="float" office:value="22.0218184168675" calcext:value-type="float">
            <text:p>22.0218184168675</text:p>
          </table:table-cell>
          <table:table-cell table:style-name="ce2" table:formula="of:=AVERAGE([.L17:.L21])" office:value-type="float" office:value="19.9854564221008" calcext:value-type="float">
            <text:p>19.9854564221008</text:p>
          </table:table-cell>
          <table:table-cell table:style-name="ce2" table:formula="of:=AVERAGE([.M17:.M21])" office:value-type="float" office:value="20.0702728162036" calcext:value-type="float">
            <text:p>20.0702728162036</text:p>
          </table:table-cell>
          <table:table-cell table:number-columns-repeated="995"/>
        </table:table-row>
        <table:table-row table:style-name="ro2">
          <table:table-cell office:value-type="float" office:value="0.931364740629515" calcext:value-type="float">
            <text:p>0.931364740629515</text:p>
          </table:table-cell>
          <table:table-cell office:value-type="float" office:value="0.907645960164751" calcext:value-type="float">
            <text:p>0.907645960164751</text:p>
          </table:table-cell>
          <table:table-cell office:value-type="float" office:value="0.902573529411765" calcext:value-type="float">
            <text:p>0.902573529411765</text:p>
          </table:table-cell>
          <table:table-cell office:value-type="float" office:value="0.904915798228173" calcext:value-type="float">
            <text:p>0.904915798228173</text:p>
          </table:table-cell>
          <table:table-cell office:value-type="float" office:value="0.970943982433788" calcext:value-type="float">
            <text:p>0.970943982433788</text:p>
          </table:table-cell>
          <table:table-cell table:number-columns-repeated="17"/>
          <table:table-cell table:style-name="ce2"/>
          <table:table-cell table:style-name="ce3" office:value-type="string" calcext:value-type="string">
            <text:p>s</text:p>
          </table:table-cell>
          <table:table-cell table:style-name="ce2" table:formula="of:=STDEV([.A19:.A23])" office:value-type="float" office:value="0.0036875057207539" calcext:value-type="float">
            <text:p>0.003687505720754</text:p>
          </table:table-cell>
          <table:table-cell table:style-name="ce2" table:formula="of:=STDEV([.J17:.J21])" office:value-type="float" office:value="23.2162424371878" calcext:value-type="float">
            <text:p>23.2162424371878</text:p>
          </table:table-cell>
          <table:table-cell table:style-name="ce2" table:formula="of:=STDEV([.K17:.K21])" office:value-type="float" office:value="25.7468608702788" calcext:value-type="float">
            <text:p>25.7468608702788</text:p>
          </table:table-cell>
          <table:table-cell table:style-name="ce2" table:formula="of:=STDEV([.L17:.L21])" office:value-type="float" office:value="24.2246700755156" calcext:value-type="float">
            <text:p>24.2246700755156</text:p>
          </table:table-cell>
          <table:table-cell table:style-name="ce2" table:formula="of:=STDEV([.M17:.M21])" office:value-type="float" office:value="24.2773718496021" calcext:value-type="float">
            <text:p>24.2773718496021</text:p>
          </table:table-cell>
          <table:table-cell table:number-columns-repeated="995"/>
        </table:table-row>
        <table:table-row table:style-name="ro2">
          <table:table-cell office:value-type="float" office:value="0.932162790038813" calcext:value-type="float">
            <text:p>0.932162790038813</text:p>
          </table:table-cell>
          <table:table-cell office:value-type="float" office:value="0.910724351463804" calcext:value-type="float">
            <text:p>0.910724351463804</text:p>
          </table:table-cell>
          <table:table-cell office:value-type="float" office:value="0.901102941176471" calcext:value-type="float">
            <text:p>0.901102941176471</text:p>
          </table:table-cell>
          <table:table-cell office:value-type="float" office:value="0.905736671739553" calcext:value-type="float">
            <text:p>0.905736671739553</text:p>
          </table:table-cell>
          <table:table-cell office:value-type="float" office:value="0.971961379149781" calcext:value-type="float">
            <text:p>0.971961379149781</text:p>
          </table:table-cell>
          <table:table-cell table:number-columns-repeated="17"/>
          <table:table-cell table:style-name="ce2"/>
          <table:table-cell table:style-name="ce3" office:value-type="string" calcext:value-type="string">
            <text:p>n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float" office:value="0.936153214154177" calcext:value-type="float">
            <text:p>0.936153214154177</text:p>
          </table:table-cell>
          <table:table-cell office:value-type="float" office:value="0.920044090175994" calcext:value-type="float">
            <text:p>0.920044090175994</text:p>
          </table:table-cell>
          <table:table-cell office:value-type="float" office:value="0.902205882352941" calcext:value-type="float">
            <text:p>0.902205882352941</text:p>
          </table:table-cell>
          <table:table-cell office:value-type="float" office:value="0.910888685279685" calcext:value-type="float">
            <text:p>0.910888685279685</text:p>
          </table:table-cell>
          <table:table-cell office:value-type="float" office:value="0.975125700691289" calcext:value-type="float">
            <text:p>0.975125700691289</text:p>
          </table:table-cell>
          <table:table-cell table:number-columns-repeated="2"/>
          <table:table-cell table:style-name="ce3" office:value-type="string" calcext:value-type="string">
            <text:p>mu</text:p>
          </table:table-cell>
          <table:table-cell table:formula="of:=AVERAGE([.A21:.A25])" office:value-type="float" office:value="0.960892887497521" calcext:value-type="float">
            <text:p>0.960892887497521</text:p>
          </table:table-cell>
          <table:table-cell table:formula="of:=AVERAGE([.B21:.B25])" office:value-type="float" office:value="0.96482567973209" calcext:value-type="float">
            <text:p>0.96482567973209</text:p>
          </table:table-cell>
          <table:table-cell table:formula="of:=AVERAGE([.C21:.C25])" office:value-type="float" office:value="0.926102941176471" calcext:value-type="float">
            <text:p>0.926102941176471</text:p>
          </table:table-cell>
          <table:table-cell table:formula="of:=AVERAGE([.D21:.D25])" office:value-type="float" office:value="0.94480608704603" calcext:value-type="float">
            <text:p>0.94480608704603</text:p>
          </table:table-cell>
          <table:table-cell table:formula="of:=AVERAGE([.E21:.E25])" office:value-type="float" office:value="0.987988649344785" calcext:value-type="float">
            <text:p>0.987988649344785</text:p>
          </table:table-cell>
          <table:table-cell table:number-columns-repeated="2"/>
          <table:table-cell table:style-name="ce3" office:value-type="string" calcext:value-type="string">
            <text:p>mu</text:p>
          </table:table-cell>
          <table:table-cell table:formula="of:=AVERAGEA([.A$70:.A$74])" office:value-type="float" office:value="0.97302320310508" calcext:value-type="float">
            <text:p>0.97302320310508</text:p>
          </table:table-cell>
          <table:table-cell table:style-name="ce2" table:formula="of:=AVERAGEA([.B$70:.B$74])" office:value-type="float" office:value="0.978557440263566" calcext:value-type="float">
            <text:p>0.978557440263566</text:p>
          </table:table-cell>
          <table:table-cell table:style-name="ce2" table:formula="of:=AVERAGEA([.C$70:.C$74])" office:value-type="float" office:value="0.94639705882353" calcext:value-type="float">
            <text:p>0.94639705882353</text:p>
          </table:table-cell>
          <table:table-cell table:style-name="ce2" table:formula="of:=AVERAGEA([.D$70:.D$74])" office:value-type="float" office:value="0.962090830836784" calcext:value-type="float">
            <text:p>0.962090830836784</text:p>
          </table:table-cell>
          <table:table-cell table:style-name="ce2" table:formula="of:=AVERAGEA([.E$70:.E$74])" office:value-type="float" office:value="0.994144217841756" calcext:value-type="float">
            <text:p>0.994144217841756</text:p>
          </table:table-cell>
          <table:table-cell/>
          <table:table-cell table:style-name="ce2"/>
          <table:table-cell table:style-name="ce3"/>
          <table:table-cell table:style-name="ce2" table:number-columns-repeated="5"/>
          <table:table-cell table:number-columns-repeated="995"/>
        </table:table-row>
        <table:table-row table:style-name="ro2">
          <table:table-cell office:value-type="float" office:value="0.942670588151968" calcext:value-type="float">
            <text:p>0.942670588151968</text:p>
          </table:table-cell>
          <table:table-cell office:value-type="float" office:value="0.932145650393004" calcext:value-type="float">
            <text:p>0.932145650393004</text:p>
          </table:table-cell>
          <table:table-cell office:value-type="float" office:value="0.908088235294118" calcext:value-type="float">
            <text:p>0.908088235294118</text:p>
          </table:table-cell>
          <table:table-cell office:value-type="float" office:value="0.919728014031797" calcext:value-type="float">
            <text:p>0.919728014031797</text:p>
          </table:table-cell>
          <table:table-cell office:value-type="float" office:value="0.978085364250737" calcext:value-type="float">
            <text:p>0.978085364250737</text:p>
          </table:table-cell>
          <table:table-cell table:number-columns-repeated="2"/>
          <table:table-cell table:style-name="ce3" office:value-type="string" calcext:value-type="string">
            <text:p>xbar</text:p>
          </table:table-cell>
          <table:table-cell table:formula="of:=AVERAGE([.A26:.A74])" office:value-type="float" office:value="0.971826969164865" calcext:value-type="float">
            <text:p>0.971826969164865</text:p>
          </table:table-cell>
          <table:table-cell table:formula="of:=AVERAGE([.B26:.B74])" office:value-type="float" office:value="0.976200927748792" calcext:value-type="float">
            <text:p>0.976200927748792</text:p>
          </table:table-cell>
          <table:table-cell table:formula="of:=AVERAGE([.C26:.C74])" office:value-type="float" office:value="0.945423169267707" calcext:value-type="float">
            <text:p>0.945423169267707</text:p>
          </table:table-cell>
          <table:table-cell table:formula="of:=AVERAGE([.D26:.D74])" office:value-type="float" office:value="0.960433410619104" calcext:value-type="float">
            <text:p>0.960433410619104</text:p>
          </table:table-cell>
          <table:table-cell table:formula="of:=AVERAGE([.E26:.E74])" office:value-type="float" office:value="0.993054026395919" calcext:value-type="float">
            <text:p>0.993054026395919</text:p>
          </table:table-cell>
          <table:table-cell table:number-columns-repeated="2"/>
          <table:table-cell table:style-name="ce3" office:value-type="string" calcext:value-type="string">
            <text:p>xbar</text:p>
          </table:table-cell>
          <table:table-cell table:formula="of:=AVERAGE([.A21:.A25])" office:value-type="float" office:value="0.960892887497521" calcext:value-type="float">
            <text:p>0.960892887497521</text:p>
          </table:table-cell>
          <table:table-cell table:style-name="ce2" table:formula="of:=AVERAGE([.B21:.B25])" office:value-type="float" office:value="0.96482567973209" calcext:value-type="float">
            <text:p>0.96482567973209</text:p>
          </table:table-cell>
          <table:table-cell table:style-name="ce2" table:formula="of:=AVERAGE([.C21:.C25])" office:value-type="float" office:value="0.926102941176471" calcext:value-type="float">
            <text:p>0.926102941176471</text:p>
          </table:table-cell>
          <table:table-cell table:style-name="ce2" table:formula="of:=AVERAGE([.D21:.D25])" office:value-type="float" office:value="0.94480608704603" calcext:value-type="float">
            <text:p>0.94480608704603</text:p>
          </table:table-cell>
          <table:table-cell table:style-name="ce2" table:formula="of:=AVERAGE([.E21:.E25])" office:value-type="float" office:value="0.987988649344785" calcext:value-type="float">
            <text:p>0.987988649344785</text:p>
          </table:table-cell>
          <table:table-cell/>
          <table:table-cell table:style-name="ce2"/>
          <table:table-cell table:style-name="ce3" office:value-type="string" calcext:value-type="string">
            <text:p>t</text:p>
          </table:table-cell>
          <table:table-cell table:style-name="ce2" table:formula="of:=ABS([.Y12]-[.Y11])/([.Y13]/SQRT([.Y14]))" office:value-type="float" office:value="9.51722968014756" calcext:value-type="float">
            <text:p>9.51722968014756</text:p>
          </table:table-cell>
          <table:table-cell table:style-name="ce2" table:formula="of:=ABS([.Z12]-[.Z11])/([.Z13]/SQRT([.Z14]))" office:value-type="float" office:value="1.59174354465207" calcext:value-type="float">
            <text:p>1.59174354465207</text:p>
          </table:table-cell>
          <table:table-cell table:style-name="ce2" table:formula="of:=ABS([.AA12]-[.AA11])/([.AA13]/SQRT([.AA14]))" office:value-type="float" office:value="1.83036196328842" calcext:value-type="float">
            <text:p>1.83036196328842</text:p>
          </table:table-cell>
          <table:table-cell table:style-name="ce2" table:formula="of:=ABS([.AB12]-[.AB11])/([.AB13]/SQRT([.AB14]))" office:value-type="float" office:value="1.75595946158583" calcext:value-type="float">
            <text:p>1.75595946158583</text:p>
          </table:table-cell>
          <table:table-cell table:style-name="ce2" table:formula="of:=ABS([.AC12]-[.AC11])/([.AC13]/SQRT([.AC14]))" office:value-type="float" office:value="1.75700733002382" calcext:value-type="float">
            <text:p>1.75700733002382</text:p>
          </table:table-cell>
          <table:table-cell table:number-columns-repeated="995"/>
        </table:table-row>
        <table:table-row table:style-name="ro2">
          <table:table-cell office:value-type="float" office:value="0.94267076522084" calcext:value-type="float">
            <text:p>0.94267076522084</text:p>
          </table:table-cell>
          <table:table-cell office:value-type="float" office:value="0.931418650124357" calcext:value-type="float">
            <text:p>0.931418650124357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.919781163557247" calcext:value-type="float">
            <text:p>0.919781163557247</text:p>
          </table:table-cell>
          <table:table-cell office:value-type="float" office:value="0.978125217466945" calcext:value-type="float">
            <text:p>0.978125217466945</text:p>
          </table:table-cell>
          <table:table-cell table:number-columns-repeated="2"/>
          <table:table-cell table:style-name="ce3" office:value-type="string" calcext:value-type="string">
            <text:p>s</text:p>
          </table:table-cell>
          <table:table-cell table:formula="of:=STDEV([.A26:.A$74])" office:value-type="float" office:value="0.00252094039235324" calcext:value-type="float">
            <text:p>0.002520940392353</text:p>
          </table:table-cell>
          <table:table-cell table:formula="of:=STDEV([.B26:.B$74])" office:value-type="float" office:value="0.00378880676159594" calcext:value-type="float">
            <text:p>0.003788806761596</text:p>
          </table:table-cell>
          <table:table-cell table:formula="of:=STDEV([.C26:.C$74])" office:value-type="float" office:value="0.00346029685886147" calcext:value-type="float">
            <text:p>0.003460296858861</text:p>
          </table:table-cell>
          <table:table-cell table:formula="of:=STDEV([.D26:.D$74])" office:value-type="float" office:value="0.00353578899697421" calcext:value-type="float">
            <text:p>0.003535788996974</text:p>
          </table:table-cell>
          <table:table-cell table:formula="of:=STDEV([.E26:.E$74])" office:value-type="float" office:value="0.00113355777811557" calcext:value-type="float">
            <text:p>0.001133557778116</text:p>
          </table:table-cell>
          <table:table-cell table:number-columns-repeated="2"/>
          <table:table-cell table:style-name="ce3" office:value-type="string" calcext:value-type="string">
            <text:p>s</text:p>
          </table:table-cell>
          <table:table-cell table:formula="of:=STDEV([.A21:.A25])" office:value-type="float" office:value="0.00218549446411122" calcext:value-type="float">
            <text:p>0.002185494464111</text:p>
          </table:table-cell>
          <table:table-cell table:style-name="ce2" table:formula="of:=STDEV([.B21:.B25])" office:value-type="float" office:value="0.00284967582868926" calcext:value-type="float">
            <text:p>0.002849675828689</text:p>
          </table:table-cell>
          <table:table-cell table:style-name="ce2" table:formula="of:=STDEV([.C21:.C25])" office:value-type="float" office:value="0.00440409873187906" calcext:value-type="float">
            <text:p>0.004404098731879</text:p>
          </table:table-cell>
          <table:table-cell table:style-name="ce2" table:formula="of:=STDEV([.D21:.D25])" office:value-type="float" office:value="0.00314557911611497" calcext:value-type="float">
            <text:p>0.003145579116115</text:p>
          </table:table-cell>
          <table:table-cell table:style-name="ce2" table:formula="of:=STDEV([.E21:.E25])" office:value-type="float" office:value="0.00141879347398608" calcext:value-type="float">
            <text:p>0.001418793473986</text:p>
          </table:table-cell>
          <table:table-cell/>
          <table:table-cell table:style-name="ce2" office:value-type="string" calcext:value-type="string">
            <text:p>19-23</text:p>
          </table:table-cell>
          <table:table-cell table:style-name="ce3" office:value-type="string" calcext:value-type="string">
            <text:p>p</text:p>
          </table:table-cell>
          <table:table-cell table:style-name="ce4" table:formula="of:=LEGACY.TDIST([.Y16];[.Y14] -1;1)" office:value-type="float" office:value="0.000340229312192" calcext:value-type="float">
            <text:p>0.000340229312192</text:p>
          </table:table-cell>
          <table:table-cell table:style-name="ce4" table:formula="of:=LEGACY.TDIST([.Z16];[.Z14] -1;1)" office:value-type="float" office:value="0.093328019690494" calcext:value-type="float">
            <text:p>0.093328019690494</text:p>
          </table:table-cell>
          <table:table-cell table:style-name="ce4" table:formula="of:=LEGACY.TDIST([.AA16];[.AA14] -1;1)" office:value-type="float" office:value="0.0705841195520224" calcext:value-type="float">
            <text:p>0.070584119552022</text:p>
          </table:table-cell>
          <table:table-cell table:style-name="ce4" table:formula="of:=LEGACY.TDIST([.AB16];[.AB14] -1;1)" office:value-type="float" office:value="0.0769705918190418" calcext:value-type="float">
            <text:p>0.076970591819042</text:p>
          </table:table-cell>
          <table:table-cell table:style-name="ce4" table:formula="of:=LEGACY.TDIST([.AC16];[.AC14] -1;1)" office:value-type="float" office:value="0.0768764890178249" calcext:value-type="float">
            <text:p>0.076876489017825</text:p>
          </table:table-cell>
          <table:table-cell table:number-columns-repeated="995"/>
        </table:table-row>
        <table:table-row table:style-name="ro2">
          <table:table-cell office:value-type="float" office:value="0.947591863331161" calcext:value-type="float">
            <text:p>0.947591863331161</text:p>
          </table:table-cell>
          <table:table-cell office:value-type="float" office:value="0.936640569487846" calcext:value-type="float">
            <text:p>0.936640569487846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0.926773440427011" calcext:value-type="float">
            <text:p>0.926773440427011</text:p>
          </table:table-cell>
          <table:table-cell office:value-type="float" office:value="0.979723506769618" calcext:value-type="float">
            <text:p>0.979723506769618</text:p>
          </table:table-cell>
          <table:table-cell table:number-columns-repeated="2"/>
          <table:table-cell table:style-name="ce3" office:value-type="string" calcext:value-type="string">
            <text:p>n</text:p>
          </table:table-cell>
          <table:table-cell table:formula="of:=COUNT([.A26:.A$74])" office:value-type="float" office:value="49" calcext:value-type="float">
            <text:p>49</text:p>
          </table:table-cell>
          <table:table-cell table:formula="of:=COUNT([.B26:.B$74])" office:value-type="float" office:value="49" calcext:value-type="float">
            <text:p>49</text:p>
          </table:table-cell>
          <table:table-cell table:formula="of:=COUNT([.C26:.C$74])" office:value-type="float" office:value="49" calcext:value-type="float">
            <text:p>49</text:p>
          </table:table-cell>
          <table:table-cell table:formula="of:=COUNT([.D26:.D$74])" office:value-type="float" office:value="49" calcext:value-type="float">
            <text:p>49</text:p>
          </table:table-cell>
          <table:table-cell table:formula="of:=COUNT([.E26:.E$74])" office:value-type="float" office:value="49" calcext:value-type="float">
            <text:p>49</text:p>
          </table:table-cell>
          <table:table-cell table:number-columns-repeated="2"/>
          <table:table-cell table:style-name="ce3" office:value-type="string" calcext:value-type="string">
            <text:p>n</text:p>
          </table:table-cell>
          <table:table-cell table:formula="of:=COUNT([.A21:.A25])" office:value-type="float" office:value="5" calcext:value-type="float">
            <text:p>5</text:p>
          </table:table-cell>
          <table:table-cell table:style-name="ce2" table:formula="of:=COUNT([.B21:.B25])" office:value-type="float" office:value="5" calcext:value-type="float">
            <text:p>5</text:p>
          </table:table-cell>
          <table:table-cell table:style-name="ce2" table:formula="of:=COUNT([.C21:.C25])" office:value-type="float" office:value="5" calcext:value-type="float">
            <text:p>5</text:p>
          </table:table-cell>
          <table:table-cell table:style-name="ce2" table:formula="of:=COUNT([.D21:.D25])" office:value-type="float" office:value="5" calcext:value-type="float">
            <text:p>5</text:p>
          </table:table-cell>
          <table:table-cell table:style-name="ce2" table:formula="of:=COUNT([.E21:.E25]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float" office:value="0.951449485791994" calcext:value-type="float">
            <text:p>0.951449485791994</text:p>
          </table:table-cell>
          <table:table-cell office:value-type="float" office:value="0.946284720685776" calcext:value-type="float">
            <text:p>0.946284720685776</text:p>
          </table:table-cell>
          <table:table-cell office:value-type="float" office:value="0.918382352941176" calcext:value-type="float">
            <text:p>0.918382352941176</text:p>
          </table:table-cell>
          <table:table-cell office:value-type="float" office:value="0.931873499982326" calcext:value-type="float">
            <text:p>0.931873499982326</text:p>
          </table:table-cell>
          <table:table-cell office:value-type="float" office:value="0.981736516729604" calcext:value-type="float">
            <text:p>0.981736516729604</text:p>
          </table:table-cell>
          <table:table-cell table:number-columns-repeated="2"/>
          <table:table-cell table:style-name="ce3"/>
          <table:table-cell table:number-columns-repeated="7"/>
          <table:table-cell table:style-name="ce3"/>
          <table:table-cell/>
          <table:table-cell table:style-name="ce2" table:number-columns-repeated="4"/>
          <table:table-cell/>
          <table:table-cell table:style-name="ce2"/>
          <table:table-cell table:style-name="ce3" office:value-type="string" calcext:value-type="string">
            <text:p>mu</text:p>
          </table:table-cell>
          <table:table-cell table:style-name="ce2" table:formula="of:=AVERAGEA([.A$70:.A$74])" office:value-type="float" office:value="0.97302320310508" calcext:value-type="float">
            <text:p>0.97302320310508</text:p>
          </table:table-cell>
          <table:table-cell table:style-name="ce2" table:formula="of:=AVERAGEA([.B$70:.B$74])" office:value-type="float" office:value="0.978557440263566" calcext:value-type="float">
            <text:p>0.978557440263566</text:p>
          </table:table-cell>
          <table:table-cell table:style-name="ce2" table:formula="of:=AVERAGEA([.C$70:.C$74])" office:value-type="float" office:value="0.94639705882353" calcext:value-type="float">
            <text:p>0.94639705882353</text:p>
          </table:table-cell>
          <table:table-cell table:style-name="ce2" table:formula="of:=AVERAGEA([.D$70:.D$74])" office:value-type="float" office:value="0.962090830836784" calcext:value-type="float">
            <text:p>0.962090830836784</text:p>
          </table:table-cell>
          <table:table-cell table:style-name="ce2" table:formula="of:=AVERAGEA([.E$70:.E$74])" office:value-type="float" office:value="0.994144217841756" calcext:value-type="float">
            <text:p>0.994144217841756</text:p>
          </table:table-cell>
          <table:table-cell table:number-columns-repeated="995"/>
        </table:table-row>
        <table:table-row table:style-name="ro2">
          <table:table-cell office:value-type="float" office:value="0.956237959316656" calcext:value-type="float">
            <text:p>0.956237959316656</text:p>
          </table:table-cell>
          <table:table-cell office:value-type="float" office:value="0.961851970416857" calcext:value-type="float">
            <text:p>0.961851970416857</text:p>
          </table:table-cell>
          <table:table-cell office:value-type="float" office:value="0.915808823529412" calcext:value-type="float">
            <text:p>0.915808823529412</text:p>
          </table:table-cell>
          <table:table-cell office:value-type="float" office:value="0.937981158500307" calcext:value-type="float">
            <text:p>0.937981158500307</text:p>
          </table:table-cell>
          <table:table-cell office:value-type="float" office:value="0.98343569310553" calcext:value-type="float">
            <text:p>0.98343569310553</text:p>
          </table:table-cell>
          <table:table-cell table:number-columns-repeated="2"/>
          <table:table-cell table:style-name="ce3" office:value-type="string" calcext:value-type="string">
            <text:p>t</text:p>
          </table:table-cell>
          <table:table-cell table:formula="of:=ABS([.I16]-[.I15])/([.I17]/SQRT([.I18]))" office:value-type="float" office:value="30.3611191694868" calcext:value-type="float">
            <text:p>30.3611191694868</text:p>
          </table:table-cell>
          <table:table-cell table:formula="of:=ABS([.J16]-[.J15])/([.J17]/SQRT([.J18]))" office:value-type="float" office:value="21.016309652955" calcext:value-type="float">
            <text:p>21.016309652955</text:p>
          </table:table-cell>
          <table:table-cell table:formula="of:=ABS([.K16]-[.K15])/([.K17]/SQRT([.K18]))" office:value-type="float" office:value="39.0838133706111" calcext:value-type="float">
            <text:p>39.0838133706111</text:p>
          </table:table-cell>
          <table:table-cell table:formula="of:=ABS([.L16]-[.L15])/([.L17]/SQRT([.L18]))" office:value-type="float" office:value="30.9382898994061" calcext:value-type="float">
            <text:p>30.9382898994061</text:p>
          </table:table-cell>
          <table:table-cell table:formula="of:=ABS([.M16]-[.M15])/([.M17]/SQRT([.M18]))" office:value-type="float" office:value="31.2799577070361" calcext:value-type="float">
            <text:p>31.2799577070361</text:p>
          </table:table-cell>
          <table:table-cell table:number-columns-repeated="2"/>
          <table:table-cell table:style-name="ce3" office:value-type="string" calcext:value-type="string">
            <text:p>t</text:p>
          </table:table-cell>
          <table:table-cell table:formula="of:=ABS([.Q16]-[.Q15])/([.Q17]/SQRT([.Q18]))" office:value-type="float" office:value="12.4110176129218" calcext:value-type="float">
            <text:p>12.4110176129218</text:p>
          </table:table-cell>
          <table:table-cell table:style-name="ce2" table:formula="of:=ABS([.R16]-[.R15])/([.R17]/SQRT([.R18]))" office:value-type="float" office:value="10.7749624325692" calcext:value-type="float">
            <text:p>10.7749624325692</text:p>
          </table:table-cell>
          <table:table-cell table:style-name="ce2" table:formula="of:=ABS([.S16]-[.S15])/([.S17]/SQRT([.S18]))" office:value-type="float" office:value="10.3038168226625" calcext:value-type="float">
            <text:p>10.3038168226625</text:p>
          </table:table-cell>
          <table:table-cell table:style-name="ce2" table:formula="of:=ABS([.T16]-[.T15])/([.T17]/SQRT([.T18]))" office:value-type="float" office:value="12.2870418015522" calcext:value-type="float">
            <text:p>12.2870418015522</text:p>
          </table:table-cell>
          <table:table-cell table:style-name="ce2" table:formula="of:=ABS([.U16]-[.U15])/([.U17]/SQRT([.U18]))" office:value-type="float" office:value="9.70139054890933" calcext:value-type="float">
            <text:p>9.70139054890933</text:p>
          </table:table-cell>
          <table:table-cell/>
          <table:table-cell table:style-name="ce2"/>
          <table:table-cell table:style-name="ce3" office:value-type="string" calcext:value-type="string">
            <text:p>xbar</text:p>
          </table:table-cell>
          <table:table-cell table:style-name="ce2" table:formula="of:=AVERAGE([.I25:.I29])" office:value-type="float" office:value="19.0850646856434" calcext:value-type="float">
            <text:p>19.0850646856434</text:p>
          </table:table-cell>
          <table:table-cell table:style-name="ce2" table:formula="of:=AVERAGE([.J25:.J29])" office:value-type="float" office:value="17.1519515497284" calcext:value-type="float">
            <text:p>17.1519515497284</text:p>
          </table:table-cell>
          <table:table-cell table:style-name="ce2" table:formula="of:=AVERAGE([.K25:.K29])" office:value-type="float" office:value="20.7711966808099" calcext:value-type="float">
            <text:p>20.7711966808099</text:p>
          </table:table-cell>
          <table:table-cell table:style-name="ce2" table:formula="of:=AVERAGE([.L25:.L29])" office:value-type="float" office:value="19.1975747256513" calcext:value-type="float">
            <text:p>19.1975747256513</text:p>
          </table:table-cell>
          <table:table-cell table:style-name="ce2" table:formula="of:=AVERAGE([.M25:.M29])" office:value-type="float" office:value="18.9699639335692" calcext:value-type="float">
            <text:p>18.9699639335692</text:p>
          </table:table-cell>
          <table:table-cell table:number-columns-repeated="995"/>
        </table:table-row>
        <table:table-row table:style-name="ro2">
          <table:table-cell office:value-type="float" office:value="0.958765086267955" calcext:value-type="float">
            <text:p>0.958765086267955</text:p>
          </table:table-cell>
          <table:table-cell office:value-type="float" office:value="0.963120357796203" calcext:value-type="float">
            <text:p>0.963120357796203</text:p>
          </table:table-cell>
          <table:table-cell office:value-type="float" office:value="0.921691176470588" calcext:value-type="float">
            <text:p>0.921691176470588</text:p>
          </table:table-cell>
          <table:table-cell office:value-type="float" office:value="0.941698599393975" calcext:value-type="float">
            <text:p>0.941698599393975</text:p>
          </table:table-cell>
          <table:table-cell office:value-type="float" office:value="0.986027567293228" calcext:value-type="float">
            <text:p>0.986027567293228</text:p>
          </table:table-cell>
          <table:table-cell/>
          <table:table-cell office:value-type="string" calcext:value-type="string">
            <text:p>21-25</text:p>
          </table:table-cell>
          <table:table-cell table:style-name="ce3" office:value-type="string" calcext:value-type="string">
            <text:p>p</text:p>
          </table:table-cell>
          <table:table-cell table:style-name="ce4" table:formula="of:=LEGACY.TDIST([.I20];[.I18] -1;1)" office:value-type="float" office:value="2.7418449247478E-033" calcext:value-type="float">
            <text:p>2.7418449247478E-33</text:p>
          </table:table-cell>
          <table:table-cell table:style-name="ce4" table:formula="of:=LEGACY.TDIST([.J20];[.J18] -1;1)" office:value-type="float" office:value="3.72624432889191E-026" calcext:value-type="float">
            <text:p>3.72624432889191E-26</text:p>
          </table:table-cell>
          <table:table-cell table:style-name="ce4" table:formula="of:=LEGACY.TDIST([.K20];[.K18] -1;1)" office:value-type="float" office:value="2.37644227255933E-038" calcext:value-type="float">
            <text:p>2.37644227255933E-38</text:p>
          </table:table-cell>
          <table:table-cell table:style-name="ce4" table:formula="of:=LEGACY.TDIST([.L20];[.L18] -1;1)" office:value-type="float" office:value="1.15925458486525E-033" calcext:value-type="float">
            <text:p>1.15925458486525E-33</text:p>
          </table:table-cell>
          <table:table-cell table:style-name="ce4" table:formula="of:=LEGACY.TDIST([.M20];[.M18] -1;1)" office:value-type="float" office:value="7.01179886662684E-034" calcext:value-type="float">
            <text:p>7.01179886662684E-34</text:p>
          </table:table-cell>
          <table:table-cell/>
          <table:table-cell office:value-type="string" calcext:value-type="string">
            <text:p>21-25</text:p>
          </table:table-cell>
          <table:table-cell table:style-name="ce3" office:value-type="string" calcext:value-type="string">
            <text:p>p</text:p>
          </table:table-cell>
          <table:table-cell table:style-name="ce4" table:formula="of:=LEGACY.TDIST([.Q20];[.Q18] -1;1)" office:value-type="float" office:value="0.000121150475461371" calcext:value-type="float">
            <text:p>0.000121150475461</text:p>
          </table:table-cell>
          <table:table-cell table:style-name="ce4" table:formula="of:=LEGACY.TDIST([.R20];[.R18] -1;1)" office:value-type="float" office:value="0.000210340475121403" calcext:value-type="float">
            <text:p>0.000210340475121</text:p>
          </table:table-cell>
          <table:table-cell table:style-name="ce4" table:formula="of:=LEGACY.TDIST([.S20];[.S18] -1;1)" office:value-type="float" office:value="0.000250229507752283" calcext:value-type="float">
            <text:p>0.000250229507752</text:p>
          </table:table-cell>
          <table:table-cell table:style-name="ce4" table:formula="of:=LEGACY.TDIST([.T20];[.T18] -1;1)" office:value-type="float" office:value="0.000126006649498849" calcext:value-type="float">
            <text:p>0.000126006649499</text:p>
          </table:table-cell>
          <table:table-cell table:style-name="ce4" table:formula="of:=LEGACY.TDIST([.U20];[.U18] -1;1)" office:value-type="float" office:value="0.000315960030807255" calcext:value-type="float">
            <text:p>0.000315960030807</text:p>
          </table:table-cell>
          <table:table-cell/>
          <table:table-cell table:style-name="ce2"/>
          <table:table-cell table:style-name="ce3" office:value-type="string" calcext:value-type="string">
            <text:p>s</text:p>
          </table:table-cell>
          <table:table-cell table:style-name="ce2" table:formula="of:=STDEV([.I25:.I29])" office:value-type="float" office:value="23.4526257599037" calcext:value-type="float">
            <text:p>23.4526257599037</text:p>
          </table:table-cell>
          <table:table-cell table:style-name="ce2" table:formula="of:=STDEV([.J25:.J29])" office:value-type="float" office:value="22.7433178350606" calcext:value-type="float">
            <text:p>22.7433178350606</text:p>
          </table:table-cell>
          <table:table-cell table:style-name="ce2" table:formula="of:=STDEV([.K25:.K29])" office:value-type="float" office:value="24.5556740067498" calcext:value-type="float">
            <text:p>24.5556740067498</text:p>
          </table:table-cell>
          <table:table-cell table:style-name="ce2" table:formula="of:=STDEV([.L25:.L29])" office:value-type="float" office:value="23.512423608082" calcext:value-type="float">
            <text:p>23.512423608082</text:p>
          </table:table-cell>
          <table:table-cell table:style-name="ce2" table:formula="of:=STDEV([.M25:.M29])" office:value-type="float" office:value="23.3936515484474" calcext:value-type="float">
            <text:p>23.3936515484474</text:p>
          </table:table-cell>
          <table:table-cell table:number-columns-repeated="995"/>
        </table:table-row>
        <table:table-row table:style-name="ro2">
          <table:table-cell office:value-type="float" office:value="0.959296647023826" calcext:value-type="float">
            <text:p>0.959296647023826</text:p>
          </table:table-cell>
          <table:table-cell office:value-type="float" office:value="0.960793662736612" calcext:value-type="float">
            <text:p>0.960793662736612</text:p>
          </table:table-cell>
          <table:table-cell office:value-type="float" office:value="0.925735294117647" calcext:value-type="float">
            <text:p>0.925735294117647</text:p>
          </table:table-cell>
          <table:table-cell office:value-type="float" office:value="0.942671480918704" calcext:value-type="float">
            <text:p>0.942671480918704</text:p>
          </table:table-cell>
          <table:table-cell office:value-type="float" office:value="0.987720944817123" calcext:value-type="float">
            <text:p>0.987720944817123</text:p>
          </table:table-cell>
          <table:table-cell table:number-columns-repeated="17"/>
          <table:table-cell table:style-name="ce2"/>
          <table:table-cell table:style-name="ce3" office:value-type="string" calcext:value-type="string">
            <text:p>n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float" office:value="0.960892391704678" calcext:value-type="float">
            <text:p>0.960892391704678</text:p>
          </table:table-cell>
          <table:table-cell office:value-type="float" office:value="0.965488719363698" calcext:value-type="float">
            <text:p>0.965488719363698</text:p>
          </table:table-cell>
          <table:table-cell office:value-type="float" office:value="0.925367647058824" calcext:value-type="float">
            <text:p>0.925367647058824</text:p>
          </table:table-cell>
          <table:table-cell office:value-type="float" office:value="0.944752199928305" calcext:value-type="float">
            <text:p>0.944752199928305</text:p>
          </table:table-cell>
          <table:table-cell office:value-type="float" office:value="0.988019128776249" calcext:value-type="float">
            <text:p>0.988019128776249</text:p>
          </table:table-cell>
          <table:table-cell table:number-columns-repeated="2"/>
          <table:table-cell table:style-name="ce3" office:value-type="string" calcext:value-type="string">
            <text:p>mu</text:p>
          </table:table-cell>
          <table:table-cell table:formula="of:=AVERAGE([.A22:.A26])" office:value-type="float" office:value="0.962249341303794" calcext:value-type="float">
            <text:p>0.962249341303794</text:p>
          </table:table-cell>
          <table:table-cell table:formula="of:=AVERAGE([.B22:.B26])" office:value-type="float" office:value="0.965675761124265" calcext:value-type="float">
            <text:p>0.965675761124265</text:p>
          </table:table-cell>
          <table:table-cell table:formula="of:=AVERAGE([.C22:.C26])" office:value-type="float" office:value="0.929117647058824" calcext:value-type="float">
            <text:p>0.929117647058824</text:p>
          </table:table-cell>
          <table:table-cell table:formula="of:=AVERAGE([.D22:.D26])" office:value-type="float" office:value="0.94678840845368" calcext:value-type="float">
            <text:p>0.94678840845368</text:p>
          </table:table-cell>
          <table:table-cell table:formula="of:=AVERAGE([.E22:.E26])" office:value-type="float" office:value="0.98882430813531" calcext:value-type="float">
            <text:p>0.98882430813531</text:p>
          </table:table-cell>
          <table:table-cell table:number-columns-repeated="2"/>
          <table:table-cell table:style-name="ce3" office:value-type="string" calcext:value-type="string">
            <text:p>mu</text:p>
          </table:table-cell>
          <table:table-cell table:formula="of:=AVERAGEA([.A$70:.A$74])" office:value-type="float" office:value="0.97302320310508" calcext:value-type="float">
            <text:p>0.97302320310508</text:p>
          </table:table-cell>
          <table:table-cell table:style-name="ce2" table:formula="of:=AVERAGEA([.B$70:.B$74])" office:value-type="float" office:value="0.978557440263566" calcext:value-type="float">
            <text:p>0.978557440263566</text:p>
          </table:table-cell>
          <table:table-cell table:style-name="ce2" table:formula="of:=AVERAGEA([.C$70:.C$74])" office:value-type="float" office:value="0.94639705882353" calcext:value-type="float">
            <text:p>0.94639705882353</text:p>
          </table:table-cell>
          <table:table-cell table:style-name="ce2" table:formula="of:=AVERAGEA([.D$70:.D$74])" office:value-type="float" office:value="0.962090830836784" calcext:value-type="float">
            <text:p>0.962090830836784</text:p>
          </table:table-cell>
          <table:table-cell table:style-name="ce2" table:formula="of:=AVERAGEA([.E$70:.E$74])" office:value-type="float" office:value="0.994144217841756" calcext:value-type="float">
            <text:p>0.994144217841756</text:p>
          </table:table-cell>
          <table:table-cell/>
          <table:table-cell table:style-name="ce2"/>
          <table:table-cell table:style-name="ce3"/>
          <table:table-cell table:style-name="ce2" table:number-columns-repeated="5"/>
          <table:table-cell table:number-columns-repeated="995"/>
        </table:table-row>
        <table:table-row table:style-name="ro2">
          <table:table-cell office:value-type="float" office:value="0.961159234495849" calcext:value-type="float">
            <text:p>0.961159234495849</text:p>
          </table:table-cell>
          <table:table-cell office:value-type="float" office:value="0.967321313645341" calcext:value-type="float">
            <text:p>0.967321313645341</text:p>
          </table:table-cell>
          <table:table-cell office:value-type="float" office:value="0.924264705882353" calcext:value-type="float">
            <text:p>0.924264705882353</text:p>
          </table:table-cell>
          <table:table-cell office:value-type="float" office:value="0.94507300227278" calcext:value-type="float">
            <text:p>0.94507300227278</text:p>
          </table:table-cell>
          <table:table-cell office:value-type="float" office:value="0.988161200251238" calcext:value-type="float">
            <text:p>0.988161200251238</text:p>
          </table:table-cell>
          <table:table-cell table:number-columns-repeated="2"/>
          <table:table-cell table:style-name="ce3" office:value-type="string" calcext:value-type="string">
            <text:p>xbar</text:p>
          </table:table-cell>
          <table:table-cell table:formula="of:=AVERAGE([.A27:.A$74])" office:value-type="float" office:value="0.971957794453731" calcext:value-type="float">
            <text:p>0.971957794453731</text:p>
          </table:table-cell>
          <table:table-cell table:formula="of:=AVERAGE([.B27:.B$74])" office:value-type="float" office:value="0.976384889477786" calcext:value-type="float">
            <text:p>0.976384889477786</text:p>
          </table:table-cell>
          <table:table-cell table:formula="of:=AVERAGE([.C27:.C$74])" office:value-type="float" office:value="0.945603553921568" calcext:value-type="float">
            <text:p>0.945603553921568</text:p>
          </table:table-cell>
          <table:table-cell table:formula="of:=AVERAGE([.D27:.D$74])" office:value-type="float" office:value="0.960617227372997" calcext:value-type="float">
            <text:p>0.960617227372997</text:p>
          </table:table-cell>
          <table:table-cell table:formula="of:=AVERAGE([.E27:.E$74])" office:value-type="float" office:value="0.993113363169878" calcext:value-type="float">
            <text:p>0.993113363169878</text:p>
          </table:table-cell>
          <table:table-cell table:number-columns-repeated="2"/>
          <table:table-cell table:style-name="ce3" office:value-type="string" calcext:value-type="string">
            <text:p>xbar</text:p>
          </table:table-cell>
          <table:table-cell table:formula="of:=AVERAGE([.A22:.A26])" office:value-type="float" office:value="0.962249341303794" calcext:value-type="float">
            <text:p>0.962249341303794</text:p>
          </table:table-cell>
          <table:table-cell table:style-name="ce2" table:formula="of:=AVERAGE([.B22:.B26])" office:value-type="float" office:value="0.965675761124265" calcext:value-type="float">
            <text:p>0.965675761124265</text:p>
          </table:table-cell>
          <table:table-cell table:style-name="ce2" table:formula="of:=AVERAGE([.C22:.C26])" office:value-type="float" office:value="0.929117647058824" calcext:value-type="float">
            <text:p>0.929117647058824</text:p>
          </table:table-cell>
          <table:table-cell table:style-name="ce2" table:formula="of:=AVERAGE([.D22:.D26])" office:value-type="float" office:value="0.94678840845368" calcext:value-type="float">
            <text:p>0.94678840845368</text:p>
          </table:table-cell>
          <table:table-cell table:style-name="ce2" table:formula="of:=AVERAGE([.E22:.E26])" office:value-type="float" office:value="0.98882430813531" calcext:value-type="float">
            <text:p>0.98882430813531</text:p>
          </table:table-cell>
          <table:table-cell/>
          <table:table-cell table:style-name="ce2"/>
          <table:table-cell table:style-name="ce3" office:value-type="string" calcext:value-type="string">
            <text:p>t</text:p>
          </table:table-cell>
          <table:table-cell table:style-name="ce2" table:formula="of:=ABS([.Y20]-[.Y19])/([.Y21]/SQRT([.Y22]))" office:value-type="float" office:value="1.72687512182508" calcext:value-type="float">
            <text:p>1.72687512182508</text:p>
          </table:table-cell>
          <table:table-cell table:style-name="ce2" table:formula="of:=ABS([.Z20]-[.Z19])/([.Z21]/SQRT([.Z22]))" office:value-type="float" office:value="1.5901289740544" calcext:value-type="float">
            <text:p>1.5901289740544</text:p>
          </table:table-cell>
          <table:table-cell table:style-name="ce2" table:formula="of:=ABS([.AA20]-[.AA19])/([.AA21]/SQRT([.AA22]))" office:value-type="float" office:value="1.80526910329924" calcext:value-type="float">
            <text:p>1.80526910329924</text:p>
          </table:table-cell>
          <table:table-cell table:style-name="ce2" table:formula="of:=ABS([.AB20]-[.AB19])/([.AB21]/SQRT([.AB22]))" office:value-type="float" office:value="1.73422282071305" calcext:value-type="float">
            <text:p>1.73422282071305</text:p>
          </table:table-cell>
          <table:table-cell table:style-name="ce2" table:formula="of:=ABS([.AC20]-[.AC19])/([.AC21]/SQRT([.AC22]))" office:value-type="float" office:value="1.71820781173921" calcext:value-type="float">
            <text:p>1.71820781173921</text:p>
          </table:table-cell>
          <table:table-cell table:number-columns-repeated="995"/>
        </table:table-row>
        <table:table-row table:style-name="ro2">
          <table:table-cell office:value-type="float" office:value="0.964351077995297" calcext:value-type="float">
            <text:p>0.964351077995297</text:p>
          </table:table-cell>
          <table:table-cell office:value-type="float" office:value="0.967404345118598" calcext:value-type="float">
            <text:p>0.967404345118598</text:p>
          </table:table-cell>
          <table:table-cell office:value-type="float" office:value="0.933455882352941" calcext:value-type="float">
            <text:p>0.933455882352941</text:p>
          </table:table-cell>
          <table:table-cell office:value-type="float" office:value="0.949835152716384" calcext:value-type="float">
            <text:p>0.949835152716384</text:p>
          </table:table-cell>
          <table:table-cell office:value-type="float" office:value="0.990014405586086" calcext:value-type="float">
            <text:p>0.990014405586086</text:p>
          </table:table-cell>
          <table:table-cell table:number-columns-repeated="2"/>
          <table:table-cell table:style-name="ce3" office:value-type="string" calcext:value-type="string">
            <text:p>s</text:p>
          </table:table-cell>
          <table:table-cell table:formula="of:=STDEV([.A27:.A$74])" office:value-type="float" office:value="0.00237357643592777" calcext:value-type="float">
            <text:p>0.002373576435928</text:p>
          </table:table-cell>
          <table:table-cell table:formula="of:=STDEV([.B27:.B$74])" office:value-type="float" office:value="0.00360096479380009" calcext:value-type="float">
            <text:p>0.0036009647938</text:p>
          </table:table-cell>
          <table:table-cell table:formula="of:=STDEV([.C27:.C$74])" office:value-type="float" office:value="0.00325577904117604" calcext:value-type="float">
            <text:p>0.003255779041176</text:p>
          </table:table-cell>
          <table:table-cell table:formula="of:=STDEV([.D27:.D$74])" office:value-type="float" office:value="0.00332820250195219" calcext:value-type="float">
            <text:p>0.003328202501952</text:p>
          </table:table-cell>
          <table:table-cell table:formula="of:=STDEV([.E27:.E$74])" office:value-type="float" office:value="0.00106588001490247" calcext:value-type="float">
            <text:p>0.001065880014902</text:p>
          </table:table-cell>
          <table:table-cell table:number-columns-repeated="2"/>
          <table:table-cell table:style-name="ce3" office:value-type="string" calcext:value-type="string">
            <text:p>s</text:p>
          </table:table-cell>
          <table:table-cell table:formula="of:=STDEV([.A22:.A26])" office:value-type="float" office:value="0.00260010778686678" calcext:value-type="float">
            <text:p>0.002600107786867</text:p>
          </table:table-cell>
          <table:table-cell table:style-name="ce2" table:formula="of:=STDEV([.B22:.B26])" office:value-type="float" office:value="0.00284775140800804" calcext:value-type="float">
            <text:p>0.002847751408008</text:p>
          </table:table-cell>
          <table:table-cell table:style-name="ce2" table:formula="of:=STDEV([.C22:.C26])" office:value-type="float" office:value="0.00562031234894055" calcext:value-type="float">
            <text:p>0.005620312348941</text:p>
          </table:table-cell>
          <table:table-cell table:style-name="ce2" table:formula="of:=STDEV([.D22:.D26])" office:value-type="float" office:value="0.00376065958977791" calcext:value-type="float">
            <text:p>0.003760659589778</text:p>
          </table:table-cell>
          <table:table-cell table:style-name="ce2" table:formula="of:=STDEV([.E22:.E26])" office:value-type="float" office:value="0.0011864292454353" calcext:value-type="float">
            <text:p>0.001186429245435</text:p>
          </table:table-cell>
          <table:table-cell/>
          <table:table-cell table:style-name="ce2" office:value-type="string" calcext:value-type="string">
            <text:p>18-22</text:p>
          </table:table-cell>
          <table:table-cell table:style-name="ce3" office:value-type="string" calcext:value-type="string">
            <text:p>p</text:p>
          </table:table-cell>
          <table:table-cell table:style-name="ce4" table:formula="of:=LEGACY.TDIST([.Y24];[.Y22] -1;1)" office:value-type="float" office:value="0.0796318241588762" calcext:value-type="float">
            <text:p>0.079631824158876</text:p>
          </table:table-cell>
          <table:table-cell table:style-name="ce4" table:formula="of:=LEGACY.TDIST([.Z24];[.Z22] -1;1)" office:value-type="float" office:value="0.093505755992879" calcext:value-type="float">
            <text:p>0.093505755992879</text:p>
          </table:table-cell>
          <table:table-cell table:style-name="ce4" table:formula="of:=LEGACY.TDIST([.AA24];[.AA22] -1;1)" office:value-type="float" office:value="0.0726723528375205" calcext:value-type="float">
            <text:p>0.072672352837521</text:p>
          </table:table-cell>
          <table:table-cell table:style-name="ce4" table:formula="of:=LEGACY.TDIST([.AB24];[.AB22] -1;1)" office:value-type="float" office:value="0.0789504341242267" calcext:value-type="float">
            <text:p>0.078950434124227</text:p>
          </table:table-cell>
          <table:table-cell table:style-name="ce4" table:formula="of:=LEGACY.TDIST([.AC24];[.AC22] -1;1)" office:value-type="float" office:value="0.0804435880901192" calcext:value-type="float">
            <text:p>0.080443588090119</text:p>
          </table:table-cell>
          <table:table-cell table:number-columns-repeated="995"/>
        </table:table-row>
        <table:table-row table:style-name="ro2">
          <table:table-cell office:value-type="float" office:value="0.965547355299317" calcext:value-type="float">
            <text:p>0.965547355299317</text:p>
          </table:table-cell>
          <table:table-cell office:value-type="float" office:value="0.967370764757077" calcext:value-type="float">
            <text:p>0.967370764757077</text:p>
          </table:table-cell>
          <table:table-cell office:value-type="float" office:value="0.936764705882353" calcext:value-type="float">
            <text:p>0.936764705882353</text:p>
          </table:table-cell>
          <table:table-cell office:value-type="float" office:value="0.951610206432226" calcext:value-type="float">
            <text:p>0.951610206432226</text:p>
          </table:table-cell>
          <table:table-cell office:value-type="float" office:value="0.990205861245855" calcext:value-type="float">
            <text:p>0.990205861245855</text:p>
          </table:table-cell>
          <table:table-cell table:number-columns-repeated="2"/>
          <table:table-cell table:style-name="ce3" office:value-type="string" calcext:value-type="string">
            <text:p>n</text:p>
          </table:table-cell>
          <table:table-cell table:formula="of:=COUNT([.A27:.A$74])" office:value-type="float" office:value="48" calcext:value-type="float">
            <text:p>48</text:p>
          </table:table-cell>
          <table:table-cell table:formula="of:=COUNT([.B27:.B$74])" office:value-type="float" office:value="48" calcext:value-type="float">
            <text:p>48</text:p>
          </table:table-cell>
          <table:table-cell table:formula="of:=COUNT([.C27:.C$74])" office:value-type="float" office:value="48" calcext:value-type="float">
            <text:p>48</text:p>
          </table:table-cell>
          <table:table-cell table:formula="of:=COUNT([.D27:.D$74])" office:value-type="float" office:value="48" calcext:value-type="float">
            <text:p>48</text:p>
          </table:table-cell>
          <table:table-cell table:formula="of:=COUNT([.E27:.E$74])" office:value-type="float" office:value="48" calcext:value-type="float">
            <text:p>48</text:p>
          </table:table-cell>
          <table:table-cell table:number-columns-repeated="2"/>
          <table:table-cell table:style-name="ce3" office:value-type="string" calcext:value-type="string">
            <text:p>n</text:p>
          </table:table-cell>
          <table:table-cell table:formula="of:=COUNT([.A22:.A26])" office:value-type="float" office:value="5" calcext:value-type="float">
            <text:p>5</text:p>
          </table:table-cell>
          <table:table-cell table:style-name="ce2" table:formula="of:=COUNT([.B22:.B26])" office:value-type="float" office:value="5" calcext:value-type="float">
            <text:p>5</text:p>
          </table:table-cell>
          <table:table-cell table:style-name="ce2" table:formula="of:=COUNT([.C22:.C26])" office:value-type="float" office:value="5" calcext:value-type="float">
            <text:p>5</text:p>
          </table:table-cell>
          <table:table-cell table:style-name="ce2" table:formula="of:=COUNT([.D22:.D26])" office:value-type="float" office:value="5" calcext:value-type="float">
            <text:p>5</text:p>
          </table:table-cell>
          <table:table-cell table:style-name="ce2" table:formula="of:=COUNT([.E22:.E26]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float" office:value="0.964749660027764" calcext:value-type="float">
            <text:p>0.964749660027764</text:p>
          </table:table-cell>
          <table:table-cell office:value-type="float" office:value="0.967247091650565" calcext:value-type="float">
            <text:p>0.967247091650565</text:p>
          </table:table-cell>
          <table:table-cell office:value-type="float" office:value="0.934558823529412" calcext:value-type="float">
            <text:p>0.934558823529412</text:p>
          </table:table-cell>
          <table:table-cell office:value-type="float" office:value="0.950414401473153" calcext:value-type="float">
            <text:p>0.950414401473153</text:p>
          </table:table-cell>
          <table:table-cell office:value-type="float" office:value="0.990416087820828" calcext:value-type="float">
            <text:p>0.990416087820828</text:p>
          </table:table-cell>
          <table:table-cell table:number-columns-repeated="2"/>
          <table:table-cell table:style-name="ce3"/>
          <table:table-cell table:number-columns-repeated="7"/>
          <table:table-cell table:style-name="ce3"/>
          <table:table-cell/>
          <table:table-cell table:style-name="ce2" table:number-columns-repeated="4"/>
          <table:table-cell table:number-columns-repeated="1003"/>
        </table:table-row>
        <table:table-row table:style-name="ro2">
          <table:table-cell office:value-type="float" office:value="0.96714451653115" calcext:value-type="float">
            <text:p>0.96714451653115</text:p>
          </table:table-cell>
          <table:table-cell office:value-type="float" office:value="0.969964544874249" calcext:value-type="float">
            <text:p>0.969964544874249</text:p>
          </table:table-cell>
          <table:table-cell office:value-type="float" office:value="0.93860294117647" calcext:value-type="float">
            <text:p>0.93860294117647</text:p>
          </table:table-cell>
          <table:table-cell office:value-type="float" office:value="0.95385045017771" calcext:value-type="float">
            <text:p>0.95385045017771</text:p>
          </table:table-cell>
          <table:table-cell office:value-type="float" office:value="0.990527136676696" calcext:value-type="float">
            <text:p>0.990527136676696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t</text:p>
          </table:table-cell>
          <table:table-cell table:formula="of:=ABS([.I24]-[.I23])/([.I25]/SQRT([.I26]))" office:value-type="float" office:value="28.3378851661378" calcext:value-type="float">
            <text:p>28.3378851661378</text:p>
          </table:table-cell>
          <table:table-cell table:formula="of:=ABS([.J24]-[.J23])/([.J25]/SQRT([.J26]))" office:value-type="float" office:value="20.6042052341198" calcext:value-type="float">
            <text:p>20.6042052341198</text:p>
          </table:table-cell>
          <table:table-cell table:formula="of:=ABS([.K24]-[.K23])/([.K25]/SQRT([.K26]))" office:value-type="float" office:value="35.0815309441985" calcext:value-type="float">
            <text:p>35.0815309441985</text:p>
          </table:table-cell>
          <table:table-cell table:formula="of:=ABS([.L24]-[.L23])/([.L25]/SQRT([.L26]))" office:value-type="float" office:value="28.7869707001034" calcext:value-type="float">
            <text:p>28.7869707001034</text:p>
          </table:table-cell>
          <table:table-cell table:formula="of:=ABS([.M24]-[.M23])/([.M25]/SQRT([.M26]))" office:value-type="float" office:value="27.8787898542618" calcext:value-type="float">
            <text:p>27.8787898542618</text:p>
          </table:table-cell>
          <table:table-cell table:number-columns-repeated="2"/>
          <table:table-cell table:style-name="ce3" office:value-type="string" calcext:value-type="string">
            <text:p>t</text:p>
          </table:table-cell>
          <table:table-cell table:formula="of:=ABS([.Q24]-[.Q23])/([.Q25]/SQRT([.Q26]))" office:value-type="float" office:value="9.26541872208084" calcext:value-type="float">
            <text:p>9.26541872208084</text:p>
          </table:table-cell>
          <table:table-cell table:style-name="ce2" table:formula="of:=ABS([.R24]-[.R23])/([.R25]/SQRT([.R26]))" office:value-type="float" office:value="10.1147558522199" calcext:value-type="float">
            <text:p>10.1147558522199</text:p>
          </table:table-cell>
          <table:table-cell table:style-name="ce2" table:formula="of:=ABS([.S24]-[.S23])/([.S25]/SQRT([.S26]))" office:value-type="float" office:value="6.87469608773179" calcext:value-type="float">
            <text:p>6.87469608773179</text:p>
          </table:table-cell>
          <table:table-cell table:style-name="ce2" table:formula="of:=ABS([.T24]-[.T23])/([.T25]/SQRT([.T26]))" office:value-type="float" office:value="9.09873809425444" calcext:value-type="float">
            <text:p>9.09873809425444</text:p>
          </table:table-cell>
          <table:table-cell table:style-name="ce2" table:formula="of:=ABS([.U24]-[.U23])/([.U25]/SQRT([.U26]))" office:value-type="float" office:value="10.0264552509478" calcext:value-type="float">
            <text:p>10.0264552509478</text:p>
          </table:table-cell>
          <table:table-cell table:number-columns-repeated="1003"/>
        </table:table-row>
        <table:table-row table:style-name="ro2">
          <table:table-cell office:value-type="float" office:value="0.965415084851404" calcext:value-type="float">
            <text:p>0.965415084851404</text:p>
          </table:table-cell>
          <table:table-cell office:value-type="float" office:value="0.966603632017878" calcext:value-type="float">
            <text:p>0.966603632017878</text:p>
          </table:table-cell>
          <table:table-cell office:value-type="float" office:value="0.937132352941176" calcext:value-type="float">
            <text:p>0.937132352941176</text:p>
          </table:table-cell>
          <table:table-cell office:value-type="float" office:value="0.951453318086508" calcext:value-type="float">
            <text:p>0.951453318086508</text:p>
          </table:table-cell>
          <table:table-cell office:value-type="float" office:value="0.990613545408377" calcext:value-type="float">
            <text:p>0.990613545408377</text:p>
          </table:table-cell>
          <table:table-cell/>
          <table:table-cell office:value-type="string" calcext:value-type="string">
            <text:p>22-26</text:p>
          </table:table-cell>
          <table:table-cell table:style-name="ce3" office:value-type="string" calcext:value-type="string">
            <text:p>p</text:p>
          </table:table-cell>
          <table:table-cell table:style-name="ce4" table:formula="of:=LEGACY.TDIST([.I28];[.I26] -1;1)" office:value-type="float" office:value="1.68620726225919E-031" calcext:value-type="float">
            <text:p>1.68620726225919E-31</text:p>
          </table:table-cell>
          <table:table-cell table:style-name="ce4" table:formula="of:=LEGACY.TDIST([.J28];[.J26] -1;1)" office:value-type="float" office:value="1.78293336521994E-025" calcext:value-type="float">
            <text:p>1.78293336521994E-25</text:p>
          </table:table-cell>
          <table:table-cell table:style-name="ce4" table:formula="of:=LEGACY.TDIST([.K28];[.K26] -1;1)" office:value-type="float" office:value="1.1573425961528E-035" calcext:value-type="float">
            <text:p>1.1573425961528E-35</text:p>
          </table:table-cell>
          <table:table-cell table:style-name="ce4" table:formula="of:=LEGACY.TDIST([.L28];[.L26] -1;1)" office:value-type="float" office:value="8.37718826340563E-032" calcext:value-type="float">
            <text:p>8.37718826340563E-32</text:p>
          </table:table-cell>
          <table:table-cell table:style-name="ce4" table:formula="of:=LEGACY.TDIST([.M28];[.M26] -1;1)" office:value-type="float" office:value="3.48310245780184E-031" calcext:value-type="float">
            <text:p>3.48310245780184E-31</text:p>
          </table:table-cell>
          <table:table-cell/>
          <table:table-cell office:value-type="string" calcext:value-type="string">
            <text:p>22-26</text:p>
          </table:table-cell>
          <table:table-cell table:style-name="ce3" office:value-type="string" calcext:value-type="string">
            <text:p>p</text:p>
          </table:table-cell>
          <table:table-cell table:style-name="ce4" table:formula="of:=LEGACY.TDIST([.Q28];[.Q26] -1;1)" office:value-type="float" office:value="0.000377281915000123" calcext:value-type="float">
            <text:p>0.000377281915</text:p>
          </table:table-cell>
          <table:table-cell table:style-name="ce4" table:formula="of:=LEGACY.TDIST([.R28];[.R26] -1;1)" office:value-type="float" office:value="0.000268854250527703" calcext:value-type="float">
            <text:p>0.000268854250528</text:p>
          </table:table-cell>
          <table:table-cell table:style-name="ce4" table:formula="of:=LEGACY.TDIST([.S28];[.S26] -1;1)" office:value-type="float" office:value="0.00117273784716115" calcext:value-type="float">
            <text:p>0.001172737847161</text:p>
          </table:table-cell>
          <table:table-cell table:style-name="ce4" table:formula="of:=LEGACY.TDIST([.T28];[.T26] -1;1)" office:value-type="float" office:value="0.000404584042618528" calcext:value-type="float">
            <text:p>0.000404584042619</text:p>
          </table:table-cell>
          <table:table-cell table:style-name="ce4" table:formula="of:=LEGACY.TDIST([.U28];[.U26] -1;1)" office:value-type="float" office:value="0.000278141896649117" calcext:value-type="float">
            <text:p>0.000278141896649</text:p>
          </table:table-cell>
          <table:table-cell table:number-columns-repeated="1003"/>
        </table:table-row>
        <table:table-row table:style-name="ro2">
          <table:table-cell office:value-type="float" office:value="0.96794203473383" calcext:value-type="float">
            <text:p>0.96794203473383</text:p>
          </table:table-cell>
          <table:table-cell office:value-type="float" office:value="0.97069423433255" calcext:value-type="float">
            <text:p>0.97069423433255</text:p>
          </table:table-cell>
          <table:table-cell office:value-type="float" office:value="0.940073529411765" calcext:value-type="float">
            <text:p>0.940073529411765</text:p>
          </table:table-cell>
          <table:table-cell office:value-type="float" office:value="0.954952957274907" calcext:value-type="float">
            <text:p>0.954952957274907</text:p>
          </table:table-cell>
          <table:table-cell office:value-type="float" office:value="0.9916758698358" calcext:value-type="float">
            <text:p>0.9916758698358</text:p>
          </table:table-cell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office:value-type="float" office:value="0.968209762869365" calcext:value-type="float">
            <text:p>0.968209762869365</text:p>
          </table:table-cell>
          <table:table-cell office:value-type="float" office:value="0.970359250659553" calcext:value-type="float">
            <text:p>0.970359250659553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55379812423683" calcext:value-type="float">
            <text:p>0.955379812423683</text:p>
          </table:table-cell>
          <table:table-cell office:value-type="float" office:value="0.991257254761247" calcext:value-type="float">
            <text:p>0.991257254761247</text:p>
          </table:table-cell>
          <table:table-cell table:number-columns-repeated="2"/>
          <table:table-cell table:style-name="ce3" office:value-type="string" calcext:value-type="string">
            <text:p>mu</text:p>
          </table:table-cell>
          <table:table-cell table:formula="of:=AVERAGE([.A23:.A27])" office:value-type="float" office:value="0.963339943904581" calcext:value-type="float">
            <text:p>0.963339943904581</text:p>
          </table:table-cell>
          <table:table-cell table:formula="of:=AVERAGE([.B23:.B27])" office:value-type="float" office:value="0.966966446907056" calcext:value-type="float">
            <text:p>0.966966446907056</text:p>
          </table:table-cell>
          <table:table-cell table:formula="of:=AVERAGE([.C23:.C27])" office:value-type="float" office:value="0.930882352941176" calcext:value-type="float">
            <text:p>0.930882352941176</text:p>
          </table:table-cell>
          <table:table-cell table:formula="of:=AVERAGE([.D23:.D27])" office:value-type="float" office:value="0.94833699256457" calcext:value-type="float">
            <text:p>0.94833699256457</text:p>
          </table:table-cell>
          <table:table-cell table:formula="of:=AVERAGE([.E23:.E27])" office:value-type="float" office:value="0.989363336736051" calcext:value-type="float">
            <text:p>0.989363336736051</text:p>
          </table:table-cell>
          <table:table-cell table:number-columns-repeated="2"/>
          <table:table-cell table:style-name="ce3" office:value-type="string" calcext:value-type="string">
            <text:p>mu</text:p>
          </table:table-cell>
          <table:table-cell table:formula="of:=AVERAGEA([.A$70:.A$74])" office:value-type="float" office:value="0.97302320310508" calcext:value-type="float">
            <text:p>0.97302320310508</text:p>
          </table:table-cell>
          <table:table-cell table:style-name="ce2" table:formula="of:=AVERAGEA([.B$70:.B$74])" office:value-type="float" office:value="0.978557440263566" calcext:value-type="float">
            <text:p>0.978557440263566</text:p>
          </table:table-cell>
          <table:table-cell table:style-name="ce2" table:formula="of:=AVERAGEA([.C$70:.C$74])" office:value-type="float" office:value="0.94639705882353" calcext:value-type="float">
            <text:p>0.94639705882353</text:p>
          </table:table-cell>
          <table:table-cell table:style-name="ce2" table:formula="of:=AVERAGEA([.D$70:.D$74])" office:value-type="float" office:value="0.962090830836784" calcext:value-type="float">
            <text:p>0.962090830836784</text:p>
          </table:table-cell>
          <table:table-cell table:style-name="ce2" table:formula="of:=AVERAGEA([.E$70:.E$74])" office:value-type="float" office:value="0.994144217841756" calcext:value-type="float">
            <text:p>0.994144217841756</text:p>
          </table:table-cell>
          <table:table-cell table:number-columns-repeated="1003"/>
        </table:table-row>
        <table:table-row table:style-name="ro2">
          <table:table-cell office:value-type="float" office:value="0.968475012040683" calcext:value-type="float">
            <text:p>0.968475012040683</text:p>
          </table:table-cell>
          <table:table-cell office:value-type="float" office:value="0.971147236736455" calcext:value-type="float">
            <text:p>0.971147236736455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55755152447583" calcext:value-type="float">
            <text:p>0.955755152447583</text:p>
          </table:table-cell>
          <table:table-cell office:value-type="float" office:value="0.991626035526424" calcext:value-type="float">
            <text:p>0.991626035526424</text:p>
          </table:table-cell>
          <table:table-cell table:number-columns-repeated="2"/>
          <table:table-cell table:style-name="ce3" office:value-type="string" calcext:value-type="string">
            <text:p>xbar</text:p>
          </table:table-cell>
          <table:table-cell table:formula="of:=AVERAGE([.A28:.A$74])" office:value-type="float" office:value="0.972111159015986" calcext:value-type="float">
            <text:p>0.972111159015986</text:p>
          </table:table-cell>
          <table:table-cell table:formula="of:=AVERAGE([.B28:.B$74])" office:value-type="float" office:value="0.976579310708152" calcext:value-type="float">
            <text:p>0.976579310708152</text:p>
          </table:table-cell>
          <table:table-cell table:formula="of:=AVERAGE([.C28:.C$74])" office:value-type="float" office:value="0.945838548185231" calcext:value-type="float">
            <text:p>0.945838548185231</text:p>
          </table:table-cell>
          <table:table-cell table:formula="of:=AVERAGE([.D28:.D$74])" office:value-type="float" office:value="0.960834308775121" calcext:value-type="float">
            <text:p>0.960834308775121</text:p>
          </table:table-cell>
          <table:table-cell table:formula="of:=AVERAGE([.E28:.E$74])" office:value-type="float" office:value="0.993170752007092" calcext:value-type="float">
            <text:p>0.993170752007092</text:p>
          </table:table-cell>
          <table:table-cell table:number-columns-repeated="2"/>
          <table:table-cell table:style-name="ce3" office:value-type="string" calcext:value-type="string">
            <text:p>xbar</text:p>
          </table:table-cell>
          <table:table-cell table:formula="of:=AVERAGE([.A23:.A27])" office:value-type="float" office:value="0.963339943904581" calcext:value-type="float">
            <text:p>0.963339943904581</text:p>
          </table:table-cell>
          <table:table-cell table:style-name="ce2" table:formula="of:=AVERAGE([.B37:.B41])" office:value-type="float" office:value="0.974257707509716" calcext:value-type="float">
            <text:p>0.974257707509716</text:p>
          </table:table-cell>
          <table:table-cell table:style-name="ce2" table:formula="of:=AVERAGE([.C37:.C41])" office:value-type="float" office:value="0.945882352941177" calcext:value-type="float">
            <text:p>0.945882352941177</text:p>
          </table:table-cell>
          <table:table-cell table:style-name="ce2" table:formula="of:=AVERAGE([.D37:.D41])" office:value-type="float" office:value="0.959706383240078" calcext:value-type="float">
            <text:p>0.959706383240078</text:p>
          </table:table-cell>
          <table:table-cell table:style-name="ce2" table:formula="of:=AVERAGE([.E37:.E41])" office:value-type="float" office:value="0.992446196279268" calcext:value-type="float">
            <text:p>0.992446196279268</text:p>
          </table:table-cell>
          <table:table-cell table:number-columns-repeated="1003"/>
        </table:table-row>
        <table:table-row table:style-name="ro2">
          <table:table-cell office:value-type="float" office:value="0.969140436864323" calcext:value-type="float">
            <text:p>0.969140436864323</text:p>
          </table:table-cell>
          <table:table-cell office:value-type="float" office:value="0.971632865900225" calcext:value-type="float">
            <text:p>0.971632865900225</text:p>
          </table:table-cell>
          <table:table-cell office:value-type="float" office:value="0.942647058823529" calcext:value-type="float">
            <text:p>0.942647058823529</text:p>
          </table:table-cell>
          <table:table-cell office:value-type="float" office:value="0.95673199547625" calcext:value-type="float">
            <text:p>0.95673199547625</text:p>
          </table:table-cell>
          <table:table-cell office:value-type="float" office:value="0.991753081794435" calcext:value-type="float">
            <text:p>0.991753081794435</text:p>
          </table:table-cell>
          <table:table-cell table:number-columns-repeated="2"/>
          <table:table-cell table:style-name="ce3" office:value-type="string" calcext:value-type="string">
            <text:p>s</text:p>
          </table:table-cell>
          <table:table-cell table:formula="of:=STDEV([.A28:.A$74])" office:value-type="float" office:value="0.00214541465174437" calcext:value-type="float">
            <text:p>0.002145414651744</text:p>
          </table:table-cell>
          <table:table-cell table:formula="of:=STDEV([.B28:.B$74])" office:value-type="float" office:value="0.00337565001451652" calcext:value-type="float">
            <text:p>0.003375650014517</text:p>
          </table:table-cell>
          <table:table-cell table:formula="of:=STDEV([.C28:.C$74])" office:value-type="float" office:value="0.00284995442004697" calcext:value-type="float">
            <text:p>0.002849954420047</text:p>
          </table:table-cell>
          <table:table-cell table:formula="of:=STDEV([.D28:.D$74])" office:value-type="float" office:value="0.00300109870795008" calcext:value-type="float">
            <text:p>0.00300109870795</text:p>
          </table:table-cell>
          <table:table-cell table:formula="of:=STDEV([.E28:.E$74])" office:value-type="float" office:value="0.000999637128568638" calcext:value-type="float">
            <text:p>0.000999637128569</text:p>
          </table:table-cell>
          <table:table-cell table:number-columns-repeated="2"/>
          <table:table-cell table:style-name="ce3" office:value-type="string" calcext:value-type="string">
            <text:p>s</text:p>
          </table:table-cell>
          <table:table-cell table:formula="of:=STDEV([.A23:.A27])" office:value-type="float" office:value="0.00215802931279708" calcext:value-type="float">
            <text:p>0.002158029312797</text:p>
          </table:table-cell>
          <table:table-cell table:style-name="ce2" table:formula="of:=STDEV([.B37:.B41])" office:value-type="float" office:value="0.00148150670223299" calcext:value-type="float">
            <text:p>0.001481506702233</text:p>
          </table:table-cell>
          <table:table-cell table:style-name="ce2" table:formula="of:=STDEV([.C37:.C41])" office:value-type="float" office:value="0.00070718323756138" calcext:value-type="float">
            <text:p>0.000707183237561</text:p>
          </table:table-cell>
          <table:table-cell table:style-name="ce2" table:formula="of:=STDEV([.D37:.D41])" office:value-type="float" office:value="0.000386909447460023" calcext:value-type="float">
            <text:p>0.00038690944746</text:p>
          </table:table-cell>
          <table:table-cell table:style-name="ce2" table:formula="of:=STDEV([.E37:.E41])" office:value-type="float" office:value="0.000169739418875031" calcext:value-type="float">
            <text:p>0.000169739418875</text:p>
          </table:table-cell>
          <table:table-cell table:number-columns-repeated="1003"/>
        </table:table-row>
        <table:table-row table:style-name="ro2">
          <table:table-cell office:value-type="float" office:value="0.969804622205853" calcext:value-type="float">
            <text:p>0.969804622205853</text:p>
          </table:table-cell>
          <table:table-cell office:value-type="float" office:value="0.97299960216958" calcext:value-type="float">
            <text:p>0.97299960216958</text:p>
          </table:table-cell>
          <table:table-cell office:value-type="float" office:value="0.943014705882353" calcext:value-type="float">
            <text:p>0.943014705882353</text:p>
          </table:table-cell>
          <table:table-cell office:value-type="float" office:value="0.957625475491379" calcext:value-type="float">
            <text:p>0.957625475491379</text:p>
          </table:table-cell>
          <table:table-cell office:value-type="float" office:value="0.99215511581394" calcext:value-type="float">
            <text:p>0.99215511581394</text:p>
          </table:table-cell>
          <table:table-cell table:number-columns-repeated="2"/>
          <table:table-cell table:style-name="ce3" office:value-type="string" calcext:value-type="string">
            <text:p>n</text:p>
          </table:table-cell>
          <table:table-cell table:formula="of:=COUNT([.A28:.A$74])" office:value-type="float" office:value="47" calcext:value-type="float">
            <text:p>47</text:p>
          </table:table-cell>
          <table:table-cell table:formula="of:=COUNT([.B28:.B$74])" office:value-type="float" office:value="47" calcext:value-type="float">
            <text:p>47</text:p>
          </table:table-cell>
          <table:table-cell table:formula="of:=COUNT([.C28:.C$74])" office:value-type="float" office:value="47" calcext:value-type="float">
            <text:p>47</text:p>
          </table:table-cell>
          <table:table-cell table:formula="of:=COUNT([.D28:.D$74])" office:value-type="float" office:value="47" calcext:value-type="float">
            <text:p>47</text:p>
          </table:table-cell>
          <table:table-cell table:formula="of:=COUNT([.E28:.E$74])" office:value-type="float" office:value="47" calcext:value-type="float">
            <text:p>47</text:p>
          </table:table-cell>
          <table:table-cell table:number-columns-repeated="2"/>
          <table:table-cell table:style-name="ce3" office:value-type="string" calcext:value-type="string">
            <text:p>n</text:p>
          </table:table-cell>
          <table:table-cell table:formula="of:=COUNT([.A37:.A41])" office:value-type="float" office:value="5" calcext:value-type="float">
            <text:p>5</text:p>
          </table:table-cell>
          <table:table-cell table:style-name="ce2" table:formula="of:=COUNT([.B37:.B41])" office:value-type="float" office:value="5" calcext:value-type="float">
            <text:p>5</text:p>
          </table:table-cell>
          <table:table-cell table:style-name="ce2" table:formula="of:=COUNT([.C37:.C41])" office:value-type="float" office:value="5" calcext:value-type="float">
            <text:p>5</text:p>
          </table:table-cell>
          <table:table-cell table:style-name="ce2" table:formula="of:=COUNT([.D37:.D41])" office:value-type="float" office:value="5" calcext:value-type="float">
            <text:p>5</text:p>
          </table:table-cell>
          <table:table-cell table:style-name="ce2" table:formula="of:=COUNT([.E37:.E41]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float" office:value="0.968607990764088" calcext:value-type="float">
            <text:p>0.968607990764088</text:p>
          </table:table-cell>
          <table:table-cell office:value-type="float" office:value="0.971505348062034" calcext:value-type="float">
            <text:p>0.97150534806203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55916030884185" calcext:value-type="float">
            <text:p>0.955916030884185</text:p>
          </table:table-cell>
          <table:table-cell office:value-type="float" office:value="0.99204130065061" calcext:value-type="float">
            <text:p>0.99204130065061</text:p>
          </table:table-cell>
          <table:table-cell table:number-columns-repeated="2"/>
          <table:table-cell table:style-name="ce3"/>
          <table:table-cell table:number-columns-repeated="7"/>
          <table:table-cell table:style-name="ce3"/>
          <table:table-cell/>
          <table:table-cell table:style-name="ce2" table:number-columns-repeated="4"/>
          <table:table-cell/>
          <table:table-cell office:value-type="string" calcext:value-type="string">
            <text:p>mu</text:p>
          </table:table-cell>
          <table:table-cell table:style-name="Default" office:value-type="float" office:value="0.97302320310508" calcext:value-type="float">
            <text:p>0.97302320310508</text:p>
          </table:table-cell>
          <table:table-cell table:number-columns-repeated="1000"/>
        </table:table-row>
        <table:table-row table:style-name="ro2">
          <table:table-cell office:value-type="float" office:value="0.970070756721534" calcext:value-type="float">
            <text:p>0.970070756721534</text:p>
          </table:table-cell>
          <table:table-cell office:value-type="float" office:value="0.97479365723243" calcext:value-type="float">
            <text:p>0.97479365723243</text:p>
          </table:table-cell>
          <table:table-cell office:value-type="float" office:value="0.941911764705882" calcext:value-type="float">
            <text:p>0.941911764705882</text:p>
          </table:table-cell>
          <table:table-cell office:value-type="float" office:value="0.957913679163444" calcext:value-type="float">
            <text:p>0.957913679163444</text:p>
          </table:table-cell>
          <table:table-cell office:value-type="float" office:value="0.992081566414405" calcext:value-type="float">
            <text:p>0.992081566414405</text:p>
          </table:table-cell>
          <table:table-cell table:number-columns-repeated="2"/>
          <table:table-cell table:style-name="ce3" office:value-type="string" calcext:value-type="string">
            <text:p>t</text:p>
          </table:table-cell>
          <table:table-cell table:formula="of:=ABS([.I32]-[.I31])/([.I33]/SQRT([.I34]))" office:value-type="float" office:value="28.0283446282588" calcext:value-type="float">
            <text:p>28.0283446282588</text:p>
          </table:table-cell>
          <table:table-cell table:formula="of:=ABS([.J32]-[.J31])/([.J33]/SQRT([.J34]))" office:value-type="float" office:value="19.5228988958012" calcext:value-type="float">
            <text:p>19.5228988958012</text:p>
          </table:table-cell>
          <table:table-cell table:formula="of:=ABS([.K32]-[.K31])/([.K33]/SQRT([.K34]))" office:value-type="float" office:value="35.977595995276" calcext:value-type="float">
            <text:p>35.977595995276</text:p>
          </table:table-cell>
          <table:table-cell table:formula="of:=ABS([.L32]-[.L31])/([.L33]/SQRT([.L34]))" office:value-type="float" office:value="28.5486389183312" calcext:value-type="float">
            <text:p>28.5486389183312</text:p>
          </table:table-cell>
          <table:table-cell table:formula="of:=ABS([.M32]-[.M31])/([.M33]/SQRT([.M34]))" office:value-type="float" office:value="26.111799244516" calcext:value-type="float">
            <text:p>26.111799244516</text:p>
          </table:table-cell>
          <table:table-cell table:number-columns-repeated="2"/>
          <table:table-cell table:style-name="ce3" office:value-type="string" calcext:value-type="string">
            <text:p>t</text:p>
          </table:table-cell>
          <table:table-cell table:formula="of:=ABS([.Q32]-[.Q31])/([.Q33]/SQRT([.Q34]))" office:value-type="float" office:value="10.0334252587146" calcext:value-type="float">
            <text:p>10.0334252587146</text:p>
          </table:table-cell>
          <table:table-cell table:style-name="ce2" table:formula="of:=ABS([.R32]-[.R31])/([.R33]/SQRT([.R34]))" office:value-type="float" office:value="6.48967345756795" calcext:value-type="float">
            <text:p>6.48967345756795</text:p>
          </table:table-cell>
          <table:table-cell table:style-name="ce2" table:formula="of:=ABS([.S32]-[.S31])/([.S33]/SQRT([.S34]))" office:value-type="float" office:value="1.6274669424139" calcext:value-type="float">
            <text:p>1.6274669424139</text:p>
          </table:table-cell>
          <table:table-cell table:style-name="ce2" table:formula="of:=ABS([.T32]-[.T31])/([.T33]/SQRT([.T34]))" office:value-type="float" office:value="13.7804516018479" calcext:value-type="float">
            <text:p>13.7804516018479</text:p>
          </table:table-cell>
          <table:table-cell table:style-name="ce2" table:formula="of:=ABS([.U32]-[.U31])/([.U33]/SQRT([.U34]))" office:value-type="float" office:value="22.368944504149" calcext:value-type="float">
            <text:p>22.368944504149</text:p>
          </table:table-cell>
          <table:table-cell/>
          <table:table-cell office:value-type="string" calcext:value-type="string">
            <text:p>xbar</text:p>
          </table:table-cell>
          <table:table-cell office:value-type="float" office:value="0.9729" calcext:value-type="float">
            <text:p>0.9729</text:p>
          </table:table-cell>
          <table:table-cell table:number-columns-repeated="1000"/>
        </table:table-row>
        <table:table-row table:style-name="ro2">
          <table:table-cell office:value-type="float" office:value="0.971533876816726" calcext:value-type="float">
            <text:p>0.971533876816726</text:p>
          </table:table-cell>
          <table:table-cell office:value-type="float" office:value="0.97596144442604" calcext:value-type="float">
            <text:p>0.97596144442604</text:p>
          </table:table-cell>
          <table:table-cell office:value-type="float" office:value="0.944852941176471" calcext:value-type="float">
            <text:p>0.944852941176471</text:p>
          </table:table-cell>
          <table:table-cell office:value-type="float" office:value="0.960013269308291" calcext:value-type="float">
            <text:p>0.960013269308291</text:p>
          </table:table-cell>
          <table:table-cell office:value-type="float" office:value="0.992535507075351" calcext:value-type="float">
            <text:p>0.992535507075351</text:p>
          </table:table-cell>
          <table:table-cell/>
          <table:table-cell office:value-type="string" calcext:value-type="string">
            <text:p>23-27</text:p>
          </table:table-cell>
          <table:table-cell table:style-name="ce3" office:value-type="string" calcext:value-type="string">
            <text:p>p</text:p>
          </table:table-cell>
          <table:table-cell table:style-name="ce4" table:formula="of:=LEGACY.TDIST([.I36];[.I34] -1;1)" office:value-type="float" office:value="7.32047803436068E-031" calcext:value-type="float">
            <text:p>7.32047803436068E-31</text:p>
          </table:table-cell>
          <table:table-cell table:style-name="ce4" table:formula="of:=LEGACY.TDIST([.J36];[.J34] -1;1)" office:value-type="float" office:value="3.3967137363491E-024" calcext:value-type="float">
            <text:p>3.3967137363491E-24</text:p>
          </table:table-cell>
          <table:table-cell table:style-name="ce4" table:formula="of:=LEGACY.TDIST([.K36];[.K34] -1;1)" office:value-type="float" office:value="1.23471116801521E-035" calcext:value-type="float">
            <text:p>1.23471116801521E-35</text:p>
          </table:table-cell>
          <table:table-cell table:style-name="ce4" table:formula="of:=LEGACY.TDIST([.L36];[.L34] -1;1)" office:value-type="float" office:value="3.2858999972826E-031" calcext:value-type="float">
            <text:p>3.2858999972826E-31</text:p>
          </table:table-cell>
          <table:table-cell table:style-name="ce4" table:formula="of:=LEGACY.TDIST([.M36];[.M34] -1;1)" office:value-type="float" office:value="1.57592283806223E-029" calcext:value-type="float">
            <text:p>1.57592283806223E-29</text:p>
          </table:table-cell>
          <table:table-cell/>
          <table:table-cell office:value-type="string" calcext:value-type="string">
            <text:p>23-27</text:p>
          </table:table-cell>
          <table:table-cell table:style-name="ce3" office:value-type="string" calcext:value-type="string">
            <text:p>p</text:p>
          </table:table-cell>
          <table:table-cell table:style-name="ce4" table:formula="of:=LEGACY.TDIST([.Q36];[.Q34] -1;1)" office:value-type="float" office:value="0.000277394435479902" calcext:value-type="float">
            <text:p>0.00027739443548</text:p>
          </table:table-cell>
          <table:table-cell table:style-name="ce4" table:formula="of:=LEGACY.TDIST([.R36];[.R34] -1;1)" office:value-type="float" office:value="0.00145355293043244" calcext:value-type="float">
            <text:p>0.001453552930432</text:p>
          </table:table-cell>
          <table:table-cell table:style-name="ce4" table:formula="of:=LEGACY.TDIST([.S36];[.S34] -1;1)" office:value-type="float" office:value="0.0894837435660021" calcext:value-type="float">
            <text:p>0.089483743566002</text:p>
          </table:table-cell>
          <table:table-cell table:style-name="ce4" table:formula="of:=LEGACY.TDIST([.T36];[.T34] -1;1)" office:value-type="float" office:value="0.000080347596236973" calcext:value-type="float">
            <text:p>8.0347596236973E-05</text:p>
          </table:table-cell>
          <table:table-cell table:style-name="ce4" table:formula="of:=LEGACY.TDIST([.U36];[.U34] -1;1)" office:value-type="float" office:value="0.0000118242885899544" calcext:value-type="float">
            <text:p>1.18242885899544E-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001070027" calcext:value-type="float">
            <text:p>0.001070027</text:p>
          </table:table-cell>
          <table:table-cell table:number-columns-repeated="1000"/>
        </table:table-row>
        <table:table-row table:style-name="ro1">
          <table:table-cell office:value-type="float" office:value="0.971001607785364" calcext:value-type="float">
            <text:p>0.971001607785364</text:p>
          </table:table-cell>
          <table:table-cell office:value-type="float" office:value="0.973101729673029" calcext:value-type="float">
            <text:p>0.973101729673029</text:p>
          </table:table-cell>
          <table:table-cell office:value-type="float" office:value="0.946323529411765" calcext:value-type="float">
            <text:p>0.946323529411765</text:p>
          </table:table-cell>
          <table:table-cell office:value-type="float" office:value="0.959369870117087" calcext:value-type="float">
            <text:p>0.959369870117087</text:p>
          </table:table-cell>
          <table:table-cell office:value-type="float" office:value="0.992443207547894" calcext:value-type="float">
            <text:p>0.992443207547894</text:p>
          </table:table-cell>
          <table:table-cell table:number-columns-repeated="17"/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2">
          <table:table-cell office:value-type="float" office:value="0.971533699747854" calcext:value-type="float">
            <text:p>0.971533699747854</text:p>
          </table:table-cell>
          <table:table-cell office:value-type="float" office:value="0.975308757580315" calcext:value-type="float">
            <text:p>0.975308757580315</text:p>
          </table:table-cell>
          <table:table-cell office:value-type="float" office:value="0.945588235294118" calcext:value-type="float">
            <text:p>0.945588235294118</text:p>
          </table:table-cell>
          <table:table-cell office:value-type="float" office:value="0.96006113199996" calcext:value-type="float">
            <text:p>0.96006113199996</text:p>
          </table:table-cell>
          <table:table-cell office:value-type="float" office:value="0.992154097237146" calcext:value-type="float">
            <text:p>0.992154097237146</text:p>
          </table:table-cell>
          <table:table-cell table:number-columns-repeated="2"/>
          <table:table-cell table:style-name="ce3" office:value-type="string" calcext:value-type="string">
            <text:p>mu</text:p>
          </table:table-cell>
          <table:table-cell table:formula="of:=AVERAGE([.A24:.A28])" office:value-type="float" office:value="0.964590368869876" calcext:value-type="float">
            <text:p>0.964590368869876</text:p>
          </table:table-cell>
          <table:table-cell table:formula="of:=AVERAGE([.B24:.B28])" office:value-type="float" office:value="0.967861612009166" calcext:value-type="float">
            <text:p>0.967861612009166</text:p>
          </table:table-cell>
          <table:table-cell table:formula="of:=AVERAGE([.C24:.C28])" office:value-type="float" office:value="0.933529411764706" calcext:value-type="float">
            <text:p>0.933529411764706</text:p>
          </table:table-cell>
          <table:table-cell table:formula="of:=AVERAGE([.D24:.D28])" office:value-type="float" office:value="0.950156642614451" calcext:value-type="float">
            <text:p>0.950156642614451</text:p>
          </table:table-cell>
          <table:table-cell table:formula="of:=AVERAGE([.E24:.E28])" office:value-type="float" office:value="0.989864938316141" calcext:value-type="float">
            <text:p>0.989864938316141</text:p>
          </table:table-cell>
          <table:table-cell table:number-columns-repeated="2"/>
          <table:table-cell table:style-name="ce3" office:value-type="string" calcext:value-type="string">
            <text:p>mu</text:p>
          </table:table-cell>
          <table:table-cell table:formula="of:=AVERAGEA([.A$70:.A$74])" office:value-type="float" office:value="0.97302320310508" calcext:value-type="float">
            <text:p>0.97302320310508</text:p>
          </table:table-cell>
          <table:table-cell table:style-name="ce2" table:formula="of:=AVERAGEA([.B$70:.B$74])" office:value-type="float" office:value="0.978557440263566" calcext:value-type="float">
            <text:p>0.978557440263566</text:p>
          </table:table-cell>
          <table:table-cell table:style-name="ce2" table:formula="of:=AVERAGEA([.C$70:.C$74])" office:value-type="float" office:value="0.94639705882353" calcext:value-type="float">
            <text:p>0.94639705882353</text:p>
          </table:table-cell>
          <table:table-cell table:style-name="ce2" table:formula="of:=AVERAGEA([.D$70:.D$74])" office:value-type="float" office:value="0.962090830836784" calcext:value-type="float">
            <text:p>0.962090830836784</text:p>
          </table:table-cell>
          <table:table-cell table:style-name="ce2" table:formula="of:=AVERAGEA([.E$70:.E$74])" office:value-type="float" office:value="0.994144217841756" calcext:value-type="float">
            <text:p>0.994144217841756</text:p>
          </table:table-cell>
          <table:table-cell table:number-columns-repeated="1003"/>
        </table:table-row>
        <table:table-row table:style-name="ro2">
          <table:table-cell office:value-type="float" office:value="0.970868451993087" calcext:value-type="float">
            <text:p>0.970868451993087</text:p>
          </table:table-cell>
          <table:table-cell office:value-type="float" office:value="0.9724196397082" calcext:value-type="float">
            <text:p>0.9724196397082</text:p>
          </table:table-cell>
          <table:table-cell office:value-type="float" office:value="0.946691176470588" calcext:value-type="float">
            <text:p>0.946691176470588</text:p>
          </table:table-cell>
          <table:table-cell office:value-type="float" office:value="0.959217726698254" calcext:value-type="float">
            <text:p>0.959217726698254</text:p>
          </table:table-cell>
          <table:table-cell office:value-type="float" office:value="0.992568662789359" calcext:value-type="float">
            <text:p>0.992568662789359</text:p>
          </table:table-cell>
          <table:table-cell table:number-columns-repeated="2"/>
          <table:table-cell table:style-name="ce3" office:value-type="string" calcext:value-type="string">
            <text:p>xbar</text:p>
          </table:table-cell>
          <table:table-cell table:formula="of:=AVERAGE([.A29:.A$74])" office:value-type="float" office:value="0.972219129504786" calcext:value-type="float">
            <text:p>0.972219129504786</text:p>
          </table:table-cell>
          <table:table-cell table:formula="of:=AVERAGE([.B29:.B$74])" office:value-type="float" office:value="0.976723109965411" calcext:value-type="float">
            <text:p>0.976723109965411</text:p>
          </table:table-cell>
          <table:table-cell table:formula="of:=AVERAGE([.C29:.C$74])" office:value-type="float" office:value="0.94599584398977" calcext:value-type="float">
            <text:p>0.94599584398977</text:p>
          </table:table-cell>
          <table:table-cell table:formula="of:=AVERAGE([.D29:.D$74])" office:value-type="float" office:value="0.960986131788109" calcext:value-type="float">
            <text:p>0.960986131788109</text:p>
          </table:table-cell>
          <table:table-cell table:formula="of:=AVERAGE([.E29:.E$74])" office:value-type="float" office:value="0.993228221905579" calcext:value-type="float">
            <text:p>0.993228221905579</text:p>
          </table:table-cell>
          <table:table-cell table:number-columns-repeated="2"/>
          <table:table-cell table:style-name="ce3" office:value-type="string" calcext:value-type="string">
            <text:p>xbar</text:p>
          </table:table-cell>
          <table:table-cell table:formula="of:=AVERAGE([.A24:.A28])" office:value-type="float" office:value="0.964590368869876" calcext:value-type="float">
            <text:p>0.964590368869876</text:p>
          </table:table-cell>
          <table:table-cell table:style-name="ce2" table:formula="of:=AVERAGE([.B45:.B49])" office:value-type="float" office:value="0.979115041646863" calcext:value-type="float">
            <text:p>0.979115041646863</text:p>
          </table:table-cell>
          <table:table-cell table:style-name="ce2" table:formula="of:=AVERAGE([.C45:.C49])" office:value-type="float" office:value="0.946838235294118" calcext:value-type="float">
            <text:p>0.946838235294118</text:p>
          </table:table-cell>
          <table:table-cell table:style-name="ce2" table:formula="of:=AVERAGE([.D45:.D49])" office:value-type="float" office:value="0.96260438288357" calcext:value-type="float">
            <text:p>0.96260438288357</text:p>
          </table:table-cell>
          <table:table-cell table:style-name="ce2" table:formula="of:=AVERAGE([.E45:.E49])" office:value-type="float" office:value="0.993342532984619" calcext:value-type="float">
            <text:p>0.993342532984619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257461277142398" calcext:value-type="float">
            <text:p>0.257461277142398</text:p>
          </table:table-cell>
          <table:table-cell table:number-columns-repeated="1000"/>
        </table:table-row>
        <table:table-row table:style-name="ro2">
          <table:table-cell office:value-type="float" office:value="0.97140072102445" calcext:value-type="float">
            <text:p>0.97140072102445</text:p>
          </table:table-cell>
          <table:table-cell office:value-type="float" office:value="0.974496966160996" calcext:value-type="float">
            <text:p>0.974496966160996</text:p>
          </table:table-cell>
          <table:table-cell office:value-type="float" office:value="0.945955882352941" calcext:value-type="float">
            <text:p>0.945955882352941</text:p>
          </table:table-cell>
          <table:table-cell office:value-type="float" office:value="0.959869918076798" calcext:value-type="float">
            <text:p>0.959869918076798</text:p>
          </table:table-cell>
          <table:table-cell office:value-type="float" office:value="0.992529506746592" calcext:value-type="float">
            <text:p>0.992529506746592</text:p>
          </table:table-cell>
          <table:table-cell table:number-columns-repeated="2"/>
          <table:table-cell table:style-name="ce3" office:value-type="string" calcext:value-type="string">
            <text:p>s</text:p>
          </table:table-cell>
          <table:table-cell table:formula="of:=STDEV([.A29:.A$74])" office:value-type="float" office:value="0.0020359283817099" calcext:value-type="float">
            <text:p>0.00203592838171</text:p>
          </table:table-cell>
          <table:table-cell table:formula="of:=STDEV([.B29:.B$74])" office:value-type="float" office:value="0.00326416323629134" calcext:value-type="float">
            <text:p>0.003264163236291</text:p>
          </table:table-cell>
          <table:table-cell table:formula="of:=STDEV([.C29:.C$74])" office:value-type="float" office:value="0.00266721206764618" calcext:value-type="float">
            <text:p>0.002667212067646</text:p>
          </table:table-cell>
          <table:table-cell table:formula="of:=STDEV([.D29:.D$74])" office:value-type="float" office:value="0.0028459277243902" calcext:value-type="float">
            <text:p>0.00284592772439</text:p>
          </table:table-cell>
          <table:table-cell table:formula="of:=STDEV([.E29:.E$74])" office:value-type="float" office:value="0.000928870180686851" calcext:value-type="float">
            <text:p>0.000928870180687</text:p>
          </table:table-cell>
          <table:table-cell table:number-columns-repeated="2"/>
          <table:table-cell table:style-name="ce3" office:value-type="string" calcext:value-type="string">
            <text:p>s</text:p>
          </table:table-cell>
          <table:table-cell table:formula="of:=STDEV([.A24:.A28])" office:value-type="float" office:value="0.00219629291022344" calcext:value-type="float">
            <text:p>0.002196292910223</text:p>
          </table:table-cell>
          <table:table-cell table:style-name="ce2" table:formula="of:=STDEV([.B45:.B49])" office:value-type="float" office:value="0.00168391144148337" calcext:value-type="float">
            <text:p>0.001683911441483</text:p>
          </table:table-cell>
          <table:table-cell table:style-name="ce2" table:formula="of:=STDEV([.C45:.C49])" office:value-type="float" office:value="0.00123586296426266" calcext:value-type="float">
            <text:p>0.001235862964263</text:p>
          </table:table-cell>
          <table:table-cell table:style-name="ce2" table:formula="of:=STDEV([.D45:.D49])" office:value-type="float" office:value="0.00142933047997991" calcext:value-type="float">
            <text:p>0.00142933047998</text:p>
          </table:table-cell>
          <table:table-cell table:style-name="ce2" table:formula="of:=STDEV([.E45:.E49])" office:value-type="float" office:value="0.000348288037125023" calcext:value-type="float">
            <text:p>0.000348288037125</text:p>
          </table:table-cell>
          <table:table-cell/>
          <table:table-cell office:value-type="string" calcext:value-type="string">
            <text:p>mu</text:p>
          </table:table-cell>
          <table:table-cell office:value-type="float" office:value="0.404762519875459" calcext:value-type="float">
            <text:p>0.404762519875459</text:p>
          </table:table-cell>
          <table:table-cell table:number-columns-repeated="1000"/>
        </table:table-row>
        <table:table-row table:style-name="ro2">
          <table:table-cell office:value-type="float" office:value="0.972332103294898" calcext:value-type="float">
            <text:p>0.972332103294898</text:p>
          </table:table-cell>
          <table:table-cell office:value-type="float" office:value="0.975168025165272" calcext:value-type="float">
            <text:p>0.975168025165272</text:p>
          </table:table-cell>
          <table:table-cell office:value-type="float" office:value="0.947794117647059" calcext:value-type="float">
            <text:p>0.947794117647059</text:p>
          </table:table-cell>
          <table:table-cell office:value-type="float" office:value="0.961197775431533" calcext:value-type="float">
            <text:p>0.961197775431533</text:p>
          </table:table-cell>
          <table:table-cell office:value-type="float" office:value="0.992796287519444" calcext:value-type="float">
            <text:p>0.992796287519444</text:p>
          </table:table-cell>
          <table:table-cell table:number-columns-repeated="2"/>
          <table:table-cell table:style-name="ce3" office:value-type="string" calcext:value-type="string">
            <text:p>n</text:p>
          </table:table-cell>
          <table:table-cell table:formula="of:=COUNT([.A29:.A$74])" office:value-type="float" office:value="46" calcext:value-type="float">
            <text:p>46</text:p>
          </table:table-cell>
          <table:table-cell table:formula="of:=COUNT([.B29:.B$74])" office:value-type="float" office:value="46" calcext:value-type="float">
            <text:p>46</text:p>
          </table:table-cell>
          <table:table-cell table:formula="of:=COUNT([.C29:.C$74])" office:value-type="float" office:value="46" calcext:value-type="float">
            <text:p>46</text:p>
          </table:table-cell>
          <table:table-cell table:formula="of:=COUNT([.D29:.D$74])" office:value-type="float" office:value="46" calcext:value-type="float">
            <text:p>46</text:p>
          </table:table-cell>
          <table:table-cell table:formula="of:=COUNT([.E29:.E$74])" office:value-type="float" office:value="46" calcext:value-type="float">
            <text:p>46</text:p>
          </table:table-cell>
          <table:table-cell table:number-columns-repeated="2"/>
          <table:table-cell table:style-name="ce3" office:value-type="string" calcext:value-type="string">
            <text:p>n</text:p>
          </table:table-cell>
          <table:table-cell table:formula="of:=COUNT([.A45:.A49])" office:value-type="float" office:value="5" calcext:value-type="float">
            <text:p>5</text:p>
          </table:table-cell>
          <table:table-cell table:style-name="ce2" table:formula="of:=COUNT([.B45:.B49])" office:value-type="float" office:value="5" calcext:value-type="float">
            <text:p>5</text:p>
          </table:table-cell>
          <table:table-cell table:style-name="ce2" table:formula="of:=COUNT([.C45:.C49])" office:value-type="float" office:value="5" calcext:value-type="float">
            <text:p>5</text:p>
          </table:table-cell>
          <table:table-cell table:style-name="ce2" table:formula="of:=COUNT([.D45:.D49])" office:value-type="float" office:value="5" calcext:value-type="float">
            <text:p>5</text:p>
          </table:table-cell>
          <table:table-cell table:style-name="ce2" table:formula="of:=COUNT([.E45:.E49]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float" office:value="0.971800188401281" calcext:value-type="float">
            <text:p>0.971800188401281</text:p>
          </table:table-cell>
          <table:table-cell office:value-type="float" office:value="0.976300752050102" calcext:value-type="float">
            <text:p>0.976300752050102</text:p>
          </table:table-cell>
          <table:table-cell office:value-type="float" office:value="0.945220588235294" calcext:value-type="float">
            <text:p>0.945220588235294</text:p>
          </table:table-cell>
          <table:table-cell office:value-type="float" office:value="0.960383639948362" calcext:value-type="float">
            <text:p>0.960383639948362</text:p>
          </table:table-cell>
          <table:table-cell office:value-type="float" office:value="0.99285018014578" calcext:value-type="float">
            <text:p>0.99285018014578</text:p>
          </table:table-cell>
          <table:table-cell table:number-columns-repeated="2"/>
          <table:table-cell table:style-name="ce3"/>
          <table:table-cell table:number-columns-repeated="7"/>
          <table:table-cell table:style-name="ce3"/>
          <table:table-cell/>
          <table:table-cell table:style-name="ce2" table:number-columns-repeated="4"/>
          <table:table-cell table:number-columns-repeated="1003"/>
        </table:table-row>
        <table:table-row table:style-name="ro2">
          <table:table-cell office:value-type="float" office:value="0.971932812986939" calcext:value-type="float">
            <text:p>0.971932812986939</text:p>
          </table:table-cell>
          <table:table-cell office:value-type="float" office:value="0.975960859163109" calcext:value-type="float">
            <text:p>0.975960859163109</text:p>
          </table:table-cell>
          <table:table-cell office:value-type="float" office:value="0.945955882352941" calcext:value-type="float">
            <text:p>0.945955882352941</text:p>
          </table:table-cell>
          <table:table-cell office:value-type="float" office:value="0.960602083767244" calcext:value-type="float">
            <text:p>0.960602083767244</text:p>
          </table:table-cell>
          <table:table-cell office:value-type="float" office:value="0.992771612216781" calcext:value-type="float">
            <text:p>0.992771612216781</text:p>
          </table:table-cell>
          <table:table-cell table:number-columns-repeated="2"/>
          <table:table-cell table:style-name="ce3" office:value-type="string" calcext:value-type="string">
            <text:p>t</text:p>
          </table:table-cell>
          <table:table-cell table:formula="of:=ABS([.I40]-[.I39])/([.I41]/SQRT([.I42]))" office:value-type="float" office:value="25.4138467998481" calcext:value-type="float">
            <text:p>25.4138467998481</text:p>
          </table:table-cell>
          <table:table-cell table:formula="of:=ABS([.J40]-[.J39])/([.J41]/SQRT([.J42]))" office:value-type="float" office:value="18.4125605655461" calcext:value-type="float">
            <text:p>18.4125605655461</text:p>
          </table:table-cell>
          <table:table-cell table:formula="of:=ABS([.K40]-[.K39])/([.K41]/SQRT([.K42]))" office:value-type="float" office:value="31.7003128803579" calcext:value-type="float">
            <text:p>31.7003128803579</text:p>
          </table:table-cell>
          <table:table-cell table:formula="of:=ABS([.L40]-[.L39])/([.L41]/SQRT([.L42]))" office:value-type="float" office:value="25.8085152672555" calcext:value-type="float">
            <text:p>25.8085152672555</text:p>
          </table:table-cell>
          <table:table-cell table:formula="of:=ABS([.M40]-[.M39])/([.M41]/SQRT([.M42]))" office:value-type="float" office:value="24.5576826608145" calcext:value-type="float">
            <text:p>24.5576826608145</text:p>
          </table:table-cell>
          <table:table-cell table:number-columns-repeated="2"/>
          <table:table-cell table:style-name="ce3" office:value-type="string" calcext:value-type="string">
            <text:p>t</text:p>
          </table:table-cell>
          <table:table-cell table:formula="of:=ABS([.Q40]-[.Q39])/([.Q41]/SQRT([.Q42]))" office:value-type="float" office:value="8.58555364137883" calcext:value-type="float">
            <text:p>8.58555364137883</text:p>
          </table:table-cell>
          <table:table-cell table:style-name="ce2" table:formula="of:=ABS([.R40]-[.R39])/([.R41]/SQRT([.R42]))" office:value-type="float" office:value="0.740439530657021" calcext:value-type="float">
            <text:p>0.740439530657021</text:p>
          </table:table-cell>
          <table:table-cell table:style-name="ce2" table:formula="of:=ABS([.S40]-[.S39])/([.S41]/SQRT([.S42]))" office:value-type="float" office:value="0.79822812628514" calcext:value-type="float">
            <text:p>0.79822812628514</text:p>
          </table:table-cell>
          <table:table-cell table:style-name="ce2" table:formula="of:=ABS([.T40]-[.T39])/([.T41]/SQRT([.T42]))" office:value-type="float" office:value="0.803409220388201" calcext:value-type="float">
            <text:p>0.803409220388201</text:p>
          </table:table-cell>
          <table:table-cell table:style-name="ce2" table:formula="of:=ABS([.U40]-[.U39])/([.U41]/SQRT([.U42]))" office:value-type="float" office:value="5.14695207991575" calcext:value-type="float">
            <text:p>5.14695207991575</text:p>
          </table:table-cell>
          <table:table-cell table:number-columns-repeated="1003"/>
        </table:table-row>
        <table:table-row table:style-name="ro2">
          <table:table-cell office:value-type="float" office:value="0.972997528118537" calcext:value-type="float">
            <text:p>0.972997528118537</text:p>
          </table:table-cell>
          <table:table-cell office:value-type="float" office:value="0.978167101005289" calcext:value-type="float">
            <text:p>0.978167101005289</text:p>
          </table:table-cell>
          <table:table-cell office:value-type="float" office:value="0.946691176470588" calcext:value-type="float">
            <text:p>0.946691176470588</text:p>
          </table:table-cell>
          <table:table-cell office:value-type="float" office:value="0.962064012349108" calcext:value-type="float">
            <text:p>0.962064012349108</text:p>
          </table:table-cell>
          <table:table-cell office:value-type="float" office:value="0.99298566285204" calcext:value-type="float">
            <text:p>0.99298566285204</text:p>
          </table:table-cell>
          <table:table-cell/>
          <table:table-cell office:value-type="string" calcext:value-type="string">
            <text:p>24-28</text:p>
          </table:table-cell>
          <table:table-cell table:style-name="ce3" office:value-type="string" calcext:value-type="string">
            <text:p>p</text:p>
          </table:table-cell>
          <table:table-cell table:style-name="ce4" table:formula="of:=LEGACY.TDIST([.I44];[.I42] -1;1)" office:value-type="float" office:value="1.24976938097747E-028" calcext:value-type="float">
            <text:p>1.24976938097747E-28</text:p>
          </table:table-cell>
          <table:table-cell table:style-name="ce4" table:formula="of:=LEGACY.TDIST([.J44];[.J42] -1;1)" office:value-type="float" office:value="7.03066370766059E-023" calcext:value-type="float">
            <text:p>7.03066370766059E-23</text:p>
          </table:table-cell>
          <table:table-cell table:style-name="ce4" table:formula="of:=LEGACY.TDIST([.K44];[.K42] -1;1)" office:value-type="float" office:value="1.00543111090535E-032" calcext:value-type="float">
            <text:p>1.00543111090535E-32</text:p>
          </table:table-cell>
          <table:table-cell table:style-name="ce4" table:formula="of:=LEGACY.TDIST([.L44];[.L42] -1;1)" office:value-type="float" office:value="6.52512292813582E-029" calcext:value-type="float">
            <text:p>6.52512292813582E-29</text:p>
          </table:table-cell>
          <table:table-cell table:style-name="ce4" table:formula="of:=LEGACY.TDIST([.M44];[.M42] -1;1)" office:value-type="float" office:value="5.27803412023495E-028" calcext:value-type="float">
            <text:p>5.27803412023495E-28</text:p>
          </table:table-cell>
          <table:table-cell/>
          <table:table-cell office:value-type="string" calcext:value-type="string">
            <text:p>24-28</text:p>
          </table:table-cell>
          <table:table-cell table:style-name="ce3" office:value-type="string" calcext:value-type="string">
            <text:p>p</text:p>
          </table:table-cell>
          <table:table-cell table:style-name="ce4" table:formula="of:=LEGACY.TDIST([.Q44];[.Q42] -1;1)" office:value-type="float" office:value="0.000505540401173322" calcext:value-type="float">
            <text:p>0.000505540401173</text:p>
          </table:table-cell>
          <table:table-cell table:style-name="ce4" table:formula="of:=LEGACY.TDIST([.R44];[.R42] -1;1)" office:value-type="float" office:value="0.250070047415061" calcext:value-type="float">
            <text:p>0.250070047415061</text:p>
          </table:table-cell>
          <table:table-cell table:style-name="ce4" table:formula="of:=LEGACY.TDIST([.S44];[.S42] -1;1)" office:value-type="float" office:value="0.234722396520222" calcext:value-type="float">
            <text:p>0.234722396520222</text:p>
          </table:table-cell>
          <table:table-cell table:style-name="ce4" table:formula="of:=LEGACY.TDIST([.T44];[.T42] -1;1)" office:value-type="float" office:value="0.233382716316983" calcext:value-type="float">
            <text:p>0.233382716316983</text:p>
          </table:table-cell>
          <table:table-cell table:style-name="ce4" table:formula="of:=LEGACY.TDIST([.U44];[.U42] -1;1)" office:value-type="float" office:value="0.00337934332110135" calcext:value-type="float">
            <text:p>0.003379343321101</text:p>
          </table:table-cell>
          <table:table-cell table:number-columns-repeated="1003"/>
        </table:table-row>
        <table:table-row table:style-name="ro1">
          <table:table-cell office:value-type="float" office:value="0.971933698331303" calcext:value-type="float">
            <text:p>0.971933698331303</text:p>
          </table:table-cell>
          <table:table-cell office:value-type="float" office:value="0.976685513850235" calcext:value-type="float">
            <text:p>0.976685513850235</text:p>
          </table:table-cell>
          <table:table-cell office:value-type="float" office:value="0.945220588235294" calcext:value-type="float">
            <text:p>0.945220588235294</text:p>
          </table:table-cell>
          <table:table-cell office:value-type="float" office:value="0.960561132405105" calcext:value-type="float">
            <text:p>0.960561132405105</text:p>
          </table:table-cell>
          <table:table-cell office:value-type="float" office:value="0.993126183276024" calcext:value-type="float">
            <text:p>0.993126183276024</text:p>
          </table:table-cell>
          <table:table-cell table:number-columns-repeated="1019"/>
        </table:table-row>
        <table:table-row table:style-name="ro2">
          <table:table-cell office:value-type="float" office:value="0.973396641357622" calcext:value-type="float">
            <text:p>0.973396641357622</text:p>
          </table:table-cell>
          <table:table-cell office:value-type="float" office:value="0.979583211255581" calcext:value-type="float">
            <text:p>0.979583211255581</text:p>
          </table:table-cell>
          <table:table-cell office:value-type="float" office:value="0.946323529411765" calcext:value-type="float">
            <text:p>0.946323529411765</text:p>
          </table:table-cell>
          <table:table-cell office:value-type="float" office:value="0.962570902288681" calcext:value-type="float">
            <text:p>0.962570902288681</text:p>
          </table:table-cell>
          <table:table-cell office:value-type="float" office:value="0.993168296709341" calcext:value-type="float">
            <text:p>0.993168296709341</text:p>
          </table:table-cell>
          <table:table-cell table:number-columns-repeated="2"/>
          <table:table-cell table:style-name="ce3" office:value-type="string" calcext:value-type="string">
            <text:p>mu</text:p>
          </table:table-cell>
          <table:table-cell table:formula="of:=AVERAGE([.A25:.A29])" office:value-type="float" office:value="0.965441538940987" calcext:value-type="float">
            <text:p>0.965441538940987</text:p>
          </table:table-cell>
          <table:table-cell table:formula="of:=AVERAGE([.B25:.B29])" office:value-type="float" office:value="0.967718075683674" calcext:value-type="float">
            <text:p>0.967718075683674</text:p>
          </table:table-cell>
          <table:table-cell table:formula="of:=AVERAGE([.C25:.C29])" office:value-type="float" office:value="0.93610294117647" calcext:value-type="float">
            <text:p>0.93610294117647</text:p>
          </table:table-cell>
          <table:table-cell table:formula="of:=AVERAGE([.D25:.D29])" office:value-type="float" office:value="0.951432705777196" calcext:value-type="float">
            <text:p>0.951432705777196</text:p>
          </table:table-cell>
          <table:table-cell table:formula="of:=AVERAGE([.E25:.E29])" office:value-type="float" office:value="0.990355407347568" calcext:value-type="float">
            <text:p>0.990355407347568</text:p>
          </table:table-cell>
          <table:table-cell table:number-columns-repeated="2"/>
          <table:table-cell table:style-name="ce3" office:value-type="string" calcext:value-type="string">
            <text:p>mu</text:p>
          </table:table-cell>
          <table:table-cell table:formula="of:=AVERAGEA([.A$70:.A$74])" office:value-type="float" office:value="0.97302320310508" calcext:value-type="float">
            <text:p>0.97302320310508</text:p>
          </table:table-cell>
          <table:table-cell table:style-name="ce2" table:formula="of:=AVERAGEA([.B$70:.B$74])" office:value-type="float" office:value="0.978557440263566" calcext:value-type="float">
            <text:p>0.978557440263566</text:p>
          </table:table-cell>
          <table:table-cell table:style-name="ce2" table:formula="of:=AVERAGEA([.C$70:.C$74])" office:value-type="float" office:value="0.94639705882353" calcext:value-type="float">
            <text:p>0.94639705882353</text:p>
          </table:table-cell>
          <table:table-cell table:style-name="ce2" table:formula="of:=AVERAGEA([.D$70:.D$74])" office:value-type="float" office:value="0.962090830836784" calcext:value-type="float">
            <text:p>0.962090830836784</text:p>
          </table:table-cell>
          <table:table-cell table:style-name="ce2" table:formula="of:=AVERAGEA([.E$70:.E$74])" office:value-type="float" office:value="0.994144217841756" calcext:value-type="float">
            <text:p>0.994144217841756</text:p>
          </table:table-cell>
          <table:table-cell table:number-columns-repeated="1003"/>
        </table:table-row>
        <table:table-row table:style-name="ro2">
          <table:table-cell office:value-type="float" office:value="0.974061180836898" calcext:value-type="float">
            <text:p>0.974061180836898</text:p>
          </table:table-cell>
          <table:table-cell office:value-type="float" office:value="0.980357745815893" calcext:value-type="float">
            <text:p>0.980357745815893</text:p>
          </table:table-cell>
          <table:table-cell office:value-type="float" office:value="0.947426470588235" calcext:value-type="float">
            <text:p>0.947426470588235</text:p>
          </table:table-cell>
          <table:table-cell office:value-type="float" office:value="0.963539210334791" calcext:value-type="float">
            <text:p>0.963539210334791</text:p>
          </table:table-cell>
          <table:table-cell office:value-type="float" office:value="0.993742252740084" calcext:value-type="float">
            <text:p>0.993742252740084</text:p>
          </table:table-cell>
          <table:table-cell table:number-columns-repeated="2"/>
          <table:table-cell table:style-name="ce3" office:value-type="string" calcext:value-type="string">
            <text:p>xbar</text:p>
          </table:table-cell>
          <table:table-cell table:formula="of:=AVERAGE([.A30:.A$74])" office:value-type="float" office:value="0.972370330497084" calcext:value-type="float">
            <text:p>0.972370330497084</text:p>
          </table:table-cell>
          <table:table-cell table:formula="of:=AVERAGE([.B30:.B$74])" office:value-type="float" office:value="0.976947987253134" calcext:value-type="float">
            <text:p>0.976947987253134</text:p>
          </table:table-cell>
          <table:table-cell table:formula="of:=AVERAGE([.C30:.C$74])" office:value-type="float" office:value="0.946192810457516" calcext:value-type="float">
            <text:p>0.946192810457516</text:p>
          </table:table-cell>
          <table:table-cell table:formula="of:=AVERAGE([.D30:.D$74])" office:value-type="float" office:value="0.961197972092589" calcext:value-type="float">
            <text:p>0.961197972092589</text:p>
          </table:table-cell>
          <table:table-cell table:formula="of:=AVERAGE([.E30:.E$74])" office:value-type="float" office:value="0.993286325827739" calcext:value-type="float">
            <text:p>0.993286325827739</text:p>
          </table:table-cell>
          <table:table-cell table:number-columns-repeated="2"/>
          <table:table-cell table:style-name="ce3" office:value-type="string" calcext:value-type="string">
            <text:p>xbar</text:p>
          </table:table-cell>
          <table:table-cell table:formula="of:=AVERAGE([.A25:.A29])" office:value-type="float" office:value="0.965441538940987" calcext:value-type="float">
            <text:p>0.965441538940987</text:p>
          </table:table-cell>
          <table:table-cell table:style-name="ce2" table:formula="of:=AVERAGE([.B25:.B29])" office:value-type="float" office:value="0.967718075683674" calcext:value-type="float">
            <text:p>0.967718075683674</text:p>
          </table:table-cell>
          <table:table-cell table:style-name="ce2" table:formula="of:=AVERAGE([.C25:.C29])" office:value-type="float" office:value="0.93610294117647" calcext:value-type="float">
            <text:p>0.93610294117647</text:p>
          </table:table-cell>
          <table:table-cell table:style-name="ce2" table:formula="of:=AVERAGE([.D25:.D29])" office:value-type="float" office:value="0.951432705777196" calcext:value-type="float">
            <text:p>0.951432705777196</text:p>
          </table:table-cell>
          <table:table-cell table:style-name="ce2" table:formula="of:=AVERAGE([.E25:.E29])" office:value-type="float" office:value="0.990355407347568" calcext:value-type="float">
            <text:p>0.990355407347568</text:p>
          </table:table-cell>
          <table:table-cell table:number-columns-repeated="1003"/>
        </table:table-row>
        <table:table-row table:style-name="ro2">
          <table:table-cell office:value-type="float" office:value="0.974593626937133" calcext:value-type="float">
            <text:p>0.974593626937133</text:p>
          </table:table-cell>
          <table:table-cell office:value-type="float" office:value="0.980781636307315" calcext:value-type="float">
            <text:p>0.980781636307315</text:p>
          </table:table-cell>
          <table:table-cell office:value-type="float" office:value="0.948529411764706" calcext:value-type="float">
            <text:p>0.948529411764706</text:p>
          </table:table-cell>
          <table:table-cell office:value-type="float" office:value="0.964286657040165" calcext:value-type="float">
            <text:p>0.964286657040165</text:p>
          </table:table-cell>
          <table:table-cell office:value-type="float" office:value="0.993690269345604" calcext:value-type="float">
            <text:p>0.993690269345604</text:p>
          </table:table-cell>
          <table:table-cell table:number-columns-repeated="2"/>
          <table:table-cell table:style-name="ce3" office:value-type="string" calcext:value-type="string">
            <text:p>s</text:p>
          </table:table-cell>
          <table:table-cell table:formula="of:=STDEV([.A30:.A$74])" office:value-type="float" office:value="0.0017786703086786" calcext:value-type="float">
            <text:p>0.001778670308679</text:p>
          </table:table-cell>
          <table:table-cell table:formula="of:=STDEV([.B30:.B$74])" office:value-type="float" office:value="0.00291853325088678" calcext:value-type="float">
            <text:p>0.002918533250887</text:p>
          </table:table-cell>
          <table:table-cell table:formula="of:=STDEV([.C30:.C$74])" office:value-type="float" office:value="0.00233463850388723" calcext:value-type="float">
            <text:p>0.002334638503887</text:p>
          </table:table-cell>
          <table:table-cell table:formula="of:=STDEV([.D30:.D$74])" office:value-type="float" office:value="0.00248438183427924" calcext:value-type="float">
            <text:p>0.002484381834279</text:p>
          </table:table-cell>
          <table:table-cell table:formula="of:=STDEV([.E30:.E$74])" office:value-type="float" office:value="0.000850635262892207" calcext:value-type="float">
            <text:p>0.000850635262892</text:p>
          </table:table-cell>
          <table:table-cell table:number-columns-repeated="2"/>
          <table:table-cell table:style-name="ce3" office:value-type="string" calcext:value-type="string">
            <text:p>s</text:p>
          </table:table-cell>
          <table:table-cell table:formula="of:=STDEV([.A25:.A29])" office:value-type="float" office:value="0.00107002699706363" calcext:value-type="float">
            <text:p>0.001070026997064</text:p>
          </table:table-cell>
          <table:table-cell table:style-name="ce2" table:formula="of:=STDEV([.B25:.B29])" office:value-type="float" office:value="0.00129706266377889" calcext:value-type="float">
            <text:p>0.001297062663779</text:p>
          </table:table-cell>
          <table:table-cell table:style-name="ce2" table:formula="of:=STDEV([.C25:.C29])" office:value-type="float" office:value="0.00206995415592038" calcext:value-type="float">
            <text:p>0.00206995415592</text:p>
          </table:table-cell>
          <table:table-cell table:style-name="ce2" table:formula="of:=STDEV([.D25:.D29])" office:value-type="float" office:value="0.00153838704279766" calcext:value-type="float">
            <text:p>0.001538387042798</text:p>
          </table:table-cell>
          <table:table-cell table:style-name="ce2" table:formula="of:=STDEV([.E25:.E29])" office:value-type="float" office:value="0.000244159056061547" calcext:value-type="float">
            <text:p>0.000244159056062</text:p>
          </table:table-cell>
          <table:table-cell table:number-columns-repeated="1003"/>
        </table:table-row>
        <table:table-row table:style-name="ro2">
          <table:table-cell office:value-type="float" office:value="0.973795046321217" calcext:value-type="float">
            <text:p>0.973795046321217</text:p>
          </table:table-cell>
          <table:table-cell office:value-type="float" office:value="0.977870579091381" calcext:value-type="float">
            <text:p>0.977870579091381</text:p>
          </table:table-cell>
          <table:table-cell office:value-type="float" office:value="0.949264705882353" calcext:value-type="float">
            <text:p>0.949264705882353</text:p>
          </table:table-cell>
          <table:table-cell office:value-type="float" office:value="0.963237426918328" calcext:value-type="float">
            <text:p>0.963237426918328</text:p>
          </table:table-cell>
          <table:table-cell office:value-type="float" office:value="0.993804004557851" calcext:value-type="float">
            <text:p>0.993804004557851</text:p>
          </table:table-cell>
          <table:table-cell table:number-columns-repeated="2"/>
          <table:table-cell table:style-name="ce3" office:value-type="string" calcext:value-type="string">
            <text:p>n</text:p>
          </table:table-cell>
          <table:table-cell table:formula="of:=COUNT([.A30:.A$74])" office:value-type="float" office:value="45" calcext:value-type="float">
            <text:p>45</text:p>
          </table:table-cell>
          <table:table-cell table:formula="of:=COUNT([.B30:.B$74])" office:value-type="float" office:value="45" calcext:value-type="float">
            <text:p>45</text:p>
          </table:table-cell>
          <table:table-cell table:formula="of:=COUNT([.C30:.C$74])" office:value-type="float" office:value="45" calcext:value-type="float">
            <text:p>45</text:p>
          </table:table-cell>
          <table:table-cell table:formula="of:=COUNT([.D30:.D$74])" office:value-type="float" office:value="45" calcext:value-type="float">
            <text:p>45</text:p>
          </table:table-cell>
          <table:table-cell table:formula="of:=COUNT([.E30:.E$74])" office:value-type="float" office:value="45" calcext:value-type="float">
            <text:p>45</text:p>
          </table:table-cell>
          <table:table-cell table:number-columns-repeated="2"/>
          <table:table-cell table:style-name="ce3" office:value-type="string" calcext:value-type="string">
            <text:p>n</text:p>
          </table:table-cell>
          <table:table-cell table:formula="of:=COUNT([.A25:.A29])" office:value-type="float" office:value="5" calcext:value-type="float">
            <text:p>5</text:p>
          </table:table-cell>
          <table:table-cell table:style-name="ce2" table:formula="of:=COUNT([.B25:.B29])" office:value-type="float" office:value="5" calcext:value-type="float">
            <text:p>5</text:p>
          </table:table-cell>
          <table:table-cell table:style-name="ce2" table:formula="of:=COUNT([.C25:.C29])" office:value-type="float" office:value="5" calcext:value-type="float">
            <text:p>5</text:p>
          </table:table-cell>
          <table:table-cell table:style-name="ce2" table:formula="of:=COUNT([.D25:.D29])" office:value-type="float" office:value="5" calcext:value-type="float">
            <text:p>5</text:p>
          </table:table-cell>
          <table:table-cell table:style-name="ce2" table:formula="of:=COUNT([.E25:.E29]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float" office:value="0.974459762869365" calcext:value-type="float">
            <text:p>0.974459762869365</text:p>
          </table:table-cell>
          <table:table-cell office:value-type="float" office:value="0.979680484221643" calcext:value-type="float">
            <text:p>0.979680484221643</text:p>
          </table:table-cell>
          <table:table-cell office:value-type="float" office:value="0.949264705882353" calcext:value-type="float">
            <text:p>0.949264705882353</text:p>
          </table:table-cell>
          <table:table-cell office:value-type="float" office:value="0.964134567809512" calcext:value-type="float">
            <text:p>0.964134567809512</text:p>
          </table:table-cell>
          <table:table-cell office:value-type="float" office:value="0.993966409991711" calcext:value-type="float">
            <text:p>0.993966409991711</text:p>
          </table:table-cell>
          <table:table-cell table:number-columns-repeated="2"/>
          <table:table-cell table:style-name="ce3"/>
          <table:table-cell table:number-columns-repeated="7"/>
          <table:table-cell table:style-name="ce3"/>
          <table:table-cell/>
          <table:table-cell table:style-name="ce2" table:number-columns-repeated="4"/>
          <table:table-cell table:number-columns-repeated="1003"/>
        </table:table-row>
        <table:table-row table:style-name="ro2">
          <table:table-cell office:value-type="float" office:value="0.973395756013259" calcext:value-type="float">
            <text:p>0.973395756013259</text:p>
          </table:table-cell>
          <table:table-cell office:value-type="float" office:value="0.978889299472526" calcext:value-type="float">
            <text:p>0.978889299472526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.962614970253699" calcext:value-type="float">
            <text:p>0.962614970253699</text:p>
          </table:table-cell>
          <table:table-cell office:value-type="float" office:value="0.993659046049265" calcext:value-type="float">
            <text:p>0.993659046049265</text:p>
          </table:table-cell>
          <table:table-cell table:number-columns-repeated="2"/>
          <table:table-cell table:style-name="ce3" office:value-type="string" calcext:value-type="string">
            <text:p>t</text:p>
          </table:table-cell>
          <table:table-cell table:formula="of:=ABS([.I48]-[.I47])/([.I49]/SQRT([.I50]))" office:value-type="float" office:value="26.1317381514111" calcext:value-type="float">
            <text:p>26.1317381514111</text:p>
          </table:table-cell>
          <table:table-cell table:formula="of:=ABS([.J48]-[.J47])/([.J49]/SQRT([.J50]))" office:value-type="float" office:value="21.2148102366358" calcext:value-type="float">
            <text:p>21.2148102366358</text:p>
          </table:table-cell>
          <table:table-cell table:formula="of:=ABS([.K48]-[.K47])/([.K49]/SQRT([.K50]))" office:value-type="float" office:value="28.9915979184008" calcext:value-type="float">
            <text:p>28.9915979184008</text:p>
          </table:table-cell>
          <table:table-cell table:formula="of:=ABS([.L48]-[.L47])/([.L49]/SQRT([.L50]))" office:value-type="float" office:value="26.3676851098145" calcext:value-type="float">
            <text:p>26.3676851098145</text:p>
          </table:table-cell>
          <table:table-cell table:formula="of:=ABS([.M48]-[.M47])/([.M49]/SQRT([.M50]))" office:value-type="float" office:value="23.1135478767553" calcext:value-type="float">
            <text:p>23.1135478767553</text:p>
          </table:table-cell>
          <table:table-cell table:number-columns-repeated="2"/>
          <table:table-cell table:style-name="ce3" office:value-type="string" calcext:value-type="string">
            <text:p>t</text:p>
          </table:table-cell>
          <table:table-cell table:formula="of:=ABS([.Q48]-[.Q47])/([.Q49]/SQRT([.Q50]))" office:value-type="float" office:value="15.8436343195161" calcext:value-type="float">
            <text:p>15.8436343195161</text:p>
          </table:table-cell>
          <table:table-cell table:style-name="ce2" table:formula="of:=ABS([.R48]-[.R47])/([.R49]/SQRT([.R50]))" office:value-type="float" office:value="18.6864958111802" calcext:value-type="float">
            <text:p>18.6864958111802</text:p>
          </table:table-cell>
          <table:table-cell table:style-name="ce2" table:formula="of:=ABS([.S48]-[.S47])/([.S49]/SQRT([.S50]))" office:value-type="float" office:value="11.1202205910544" calcext:value-type="float">
            <text:p>11.1202205910544</text:p>
          </table:table-cell>
          <table:table-cell table:style-name="ce2" table:formula="of:=ABS([.T48]-[.T47])/([.T49]/SQRT([.T50]))" office:value-type="float" office:value="15.4917400387043" calcext:value-type="float">
            <text:p>15.4917400387043</text:p>
          </table:table-cell>
          <table:table-cell table:style-name="ce2" table:formula="of:=ABS([.U48]-[.U47])/([.U49]/SQRT([.U50]))" office:value-type="float" office:value="34.6988473642018" calcext:value-type="float">
            <text:p>34.6988473642018</text:p>
          </table:table-cell>
          <table:table-cell table:number-columns-repeated="1003"/>
        </table:table-row>
        <table:table-row table:style-name="ro2">
          <table:table-cell office:value-type="float" office:value="0.972730331189619" calcext:value-type="float">
            <text:p>0.972730331189619</text:p>
          </table:table-cell>
          <table:table-cell office:value-type="float" office:value="0.975978443866109" calcext:value-type="float">
            <text:p>0.975978443866109</text:p>
          </table:table-cell>
          <table:table-cell office:value-type="float" office:value="0.948161764705882" calcext:value-type="float">
            <text:p>0.948161764705882</text:p>
          </table:table-cell>
          <table:table-cell office:value-type="float" office:value="0.961761942687698" calcext:value-type="float">
            <text:p>0.961761942687698</text:p>
          </table:table-cell>
          <table:table-cell office:value-type="float" office:value="0.993804386724027" calcext:value-type="float">
            <text:p>0.993804386724027</text:p>
          </table:table-cell>
          <table:table-cell/>
          <table:table-cell office:value-type="string" calcext:value-type="string">
            <text:p>25-29</text:p>
          </table:table-cell>
          <table:table-cell table:style-name="ce3" office:value-type="string" calcext:value-type="string">
            <text:p>p</text:p>
          </table:table-cell>
          <table:table-cell table:style-name="ce4" table:formula="of:=LEGACY.TDIST([.I52];[.I50] -1;1)" office:value-type="float" office:value="9.85393415760353E-029" calcext:value-type="float">
            <text:p>9.85393415760353E-29</text:p>
          </table:table-cell>
          <table:table-cell table:style-name="ce4" table:formula="of:=LEGACY.TDIST([.J52];[.J50] -1;1)" office:value-type="float" office:value="4.88314718678526E-025" calcext:value-type="float">
            <text:p>4.88314718678526E-25</text:p>
          </table:table-cell>
          <table:table-cell table:style-name="ce4" table:formula="of:=LEGACY.TDIST([.K52];[.K50] -1;1)" office:value-type="float" office:value="1.3054855966937E-030" calcext:value-type="float">
            <text:p>1.3054855966937E-30</text:p>
          </table:table-cell>
          <table:table-cell table:style-name="ce4" table:formula="of:=LEGACY.TDIST([.L52];[.L50] -1;1)" office:value-type="float" office:value="6.79099110104492E-029" calcext:value-type="float">
            <text:p>6.79099110104492E-29</text:p>
          </table:table-cell>
          <table:table-cell table:style-name="ce4" table:formula="of:=LEGACY.TDIST([.M52];[.M50] -1;1)" office:value-type="float" office:value="1.52325482161658E-026" calcext:value-type="float">
            <text:p>1.52325482161658E-26</text:p>
          </table:table-cell>
          <table:table-cell/>
          <table:table-cell office:value-type="string" calcext:value-type="string">
            <text:p>25-29</text:p>
          </table:table-cell>
          <table:table-cell table:style-name="ce3" office:value-type="string" calcext:value-type="string">
            <text:p>p</text:p>
          </table:table-cell>
          <table:table-cell table:style-name="ce4" table:formula="of:=LEGACY.TDIST([.Q52];[.Q50] -1;1)" office:value-type="float" office:value="0.0000463719205490014" calcext:value-type="float">
            <text:p>4.63719205490014E-05</text:p>
          </table:table-cell>
          <table:table-cell table:style-name="ce4" table:formula="of:=LEGACY.TDIST([.R52];[.R50] -1;1)" office:value-type="float" office:value="0.000024141451420179" calcext:value-type="float">
            <text:p>2.4141451420179E-05</text:p>
          </table:table-cell>
          <table:table-cell table:style-name="ce4" table:formula="of:=LEGACY.TDIST([.S52];[.S50] -1;1)" office:value-type="float" office:value="0.000186041379281693" calcext:value-type="float">
            <text:p>0.000186041379282</text:p>
          </table:table-cell>
          <table:table-cell table:style-name="ce4" table:formula="of:=LEGACY.TDIST([.T52];[.T50] -1;1)" office:value-type="float" office:value="0.0000506700957563885" calcext:value-type="float">
            <text:p>5.06700957563885E-05</text:p>
          </table:table-cell>
          <table:table-cell table:style-name="ce4" table:formula="of:=LEGACY.TDIST([.U52];[.U50] -1;1)" office:value-type="float" office:value="0.00000205807012775867" calcext:value-type="float">
            <text:p>2.05807012775867E-06</text:p>
          </table:table-cell>
          <table:table-cell table:number-columns-repeated="1003"/>
        </table:table-row>
        <table:table-row table:style-name="ro1">
          <table:table-cell office:value-type="float" office:value="0.972864195257387" calcext:value-type="float">
            <text:p>0.972864195257387</text:p>
          </table:table-cell>
          <table:table-cell office:value-type="float" office:value="0.977896236027676" calcext:value-type="float">
            <text:p>0.977896236027676</text:p>
          </table:table-cell>
          <table:table-cell office:value-type="float" office:value="0.946691176470588" calcext:value-type="float">
            <text:p>0.946691176470588</text:p>
          </table:table-cell>
          <table:table-cell office:value-type="float" office:value="0.961889662077704" calcext:value-type="float">
            <text:p>0.961889662077704</text:p>
          </table:table-cell>
          <table:table-cell office:value-type="float" office:value="0.993771844234823" calcext:value-type="float">
            <text:p>0.993771844234823</text:p>
          </table:table-cell>
          <table:table-cell table:number-columns-repeated="1019"/>
        </table:table-row>
        <table:table-row table:style-name="ro2">
          <table:table-cell office:value-type="float" office:value="0.973395933082132" calcext:value-type="float">
            <text:p>0.973395933082132</text:p>
          </table:table-cell>
          <table:table-cell office:value-type="float" office:value="0.978560741693934" calcext:value-type="float">
            <text:p>0.978560741693934</text:p>
          </table:table-cell>
          <table:table-cell office:value-type="float" office:value="0.947426470588235" calcext:value-type="float">
            <text:p>0.947426470588235</text:p>
          </table:table-cell>
          <table:table-cell office:value-type="float" office:value="0.962620756740799" calcext:value-type="float">
            <text:p>0.962620756740799</text:p>
          </table:table-cell>
          <table:table-cell office:value-type="float" office:value="0.993849562283812" calcext:value-type="float">
            <text:p>0.993849562283812</text:p>
          </table:table-cell>
          <table:table-cell table:number-columns-repeated="2"/>
          <table:table-cell table:style-name="ce3" office:value-type="string" calcext:value-type="string">
            <text:p>mu</text:p>
          </table:table-cell>
          <table:table-cell table:formula="of:=AVERAGE([.A26:.A30])" office:value-type="float" office:value="0.966159730288693" calcext:value-type="float">
            <text:p>0.966159730288693</text:p>
          </table:table-cell>
          <table:table-cell table:formula="of:=AVERAGE([.B26:.B30])" office:value-type="float" office:value="0.968376053526464" calcext:value-type="float">
            <text:p>0.968376053526464</text:p>
          </table:table-cell>
          <table:table-cell table:formula="of:=AVERAGE([.C26:.C30])" office:value-type="float" office:value="0.937426470588235" calcext:value-type="float">
            <text:p>0.937426470588235</text:p>
          </table:table-cell>
          <table:table-cell table:formula="of:=AVERAGE([.D26:.D30])" office:value-type="float" office:value="0.952456266688901" calcext:value-type="float">
            <text:p>0.952456266688901</text:p>
          </table:table-cell>
          <table:table-cell table:formula="of:=AVERAGE([.E26:.E30])" office:value-type="float" office:value="0.990687700197511" calcext:value-type="float">
            <text:p>0.990687700197511</text:p>
          </table:table-cell>
          <table:table-cell table:number-columns-repeated="2"/>
          <table:table-cell table:style-name="ce3" office:value-type="string" calcext:value-type="string">
            <text:p>mu</text:p>
          </table:table-cell>
          <table:table-cell table:formula="of:=AVERAGEA([.A$70:.A$74])" office:value-type="float" office:value="0.97302320310508" calcext:value-type="float">
            <text:p>0.97302320310508</text:p>
          </table:table-cell>
          <table:table-cell table:style-name="ce2" table:formula="of:=AVERAGEA([.B$70:.B$74])" office:value-type="float" office:value="0.978557440263566" calcext:value-type="float">
            <text:p>0.978557440263566</text:p>
          </table:table-cell>
          <table:table-cell table:style-name="ce2" table:formula="of:=AVERAGEA([.C$70:.C$74])" office:value-type="float" office:value="0.94639705882353" calcext:value-type="float">
            <text:p>0.94639705882353</text:p>
          </table:table-cell>
          <table:table-cell table:style-name="ce2" table:formula="of:=AVERAGEA([.D$70:.D$74])" office:value-type="float" office:value="0.962090830836784" calcext:value-type="float">
            <text:p>0.962090830836784</text:p>
          </table:table-cell>
          <table:table-cell table:style-name="ce2" table:formula="of:=AVERAGEA([.E$70:.E$74])" office:value-type="float" office:value="0.994144217841756" calcext:value-type="float">
            <text:p>0.994144217841756</text:p>
          </table:table-cell>
          <table:table-cell table:number-columns-repeated="1003"/>
        </table:table-row>
        <table:table-row table:style-name="ro2">
          <table:table-cell office:value-type="float" office:value="0.973795046321217" calcext:value-type="float">
            <text:p>0.973795046321217</text:p>
          </table:table-cell>
          <table:table-cell office:value-type="float" office:value="0.979696614882517" calcext:value-type="float">
            <text:p>0.979696614882517</text:p>
          </table:table-cell>
          <table:table-cell office:value-type="float" office:value="0.947426470588235" calcext:value-type="float">
            <text:p>0.947426470588235</text:p>
          </table:table-cell>
          <table:table-cell office:value-type="float" office:value="0.963170262548609" calcext:value-type="float">
            <text:p>0.963170262548609</text:p>
          </table:table-cell>
          <table:table-cell office:value-type="float" office:value="0.993650210655113" calcext:value-type="float">
            <text:p>0.993650210655113</text:p>
          </table:table-cell>
          <table:table-cell table:number-columns-repeated="2"/>
          <table:table-cell table:style-name="ce3" office:value-type="string" calcext:value-type="string">
            <text:p>xbar</text:p>
          </table:table-cell>
          <table:table-cell table:formula="of:=AVERAGE([.A31:.A$74])" office:value-type="float" office:value="0.972470973582612" calcext:value-type="float">
            <text:p>0.972470973582612</text:p>
          </table:table-cell>
          <table:table-cell table:formula="of:=AVERAGE([.B31:.B$74])" office:value-type="float" office:value="0.977090118001329" calcext:value-type="float">
            <text:p>0.977090118001329</text:p>
          </table:table-cell>
          <table:table-cell table:formula="of:=AVERAGE([.C31:.C$74])" office:value-type="float" office:value="0.946331885026738" calcext:value-type="float">
            <text:p>0.946331885026738</text:p>
          </table:table-cell>
          <table:table-cell table:formula="of:=AVERAGE([.D31:.D$74])" office:value-type="float" office:value="0.961339904247536" calcext:value-type="float">
            <text:p>0.961339904247536</text:p>
          </table:table-cell>
          <table:table-cell table:formula="of:=AVERAGE([.E31:.E$74])" office:value-type="float" office:value="0.993322927100283" calcext:value-type="float">
            <text:p>0.993322927100283</text:p>
          </table:table-cell>
          <table:table-cell table:number-columns-repeated="2"/>
          <table:table-cell table:style-name="ce3" office:value-type="string" calcext:value-type="string">
            <text:p>xbar</text:p>
          </table:table-cell>
          <table:table-cell table:formula="of:=AVERAGE([.A26:.A30])" office:value-type="float" office:value="0.966159730288693" calcext:value-type="float">
            <text:p>0.966159730288693</text:p>
          </table:table-cell>
          <table:table-cell table:style-name="ce2" table:formula="of:=AVERAGE([.B33:.B37])" office:value-type="float" office:value="0.973378583558062" calcext:value-type="float">
            <text:p>0.973378583558062</text:p>
          </table:table-cell>
          <table:table-cell table:style-name="ce2" table:formula="of:=AVERAGE([.C33:.C37])" office:value-type="float" office:value="0.942720588235294" calcext:value-type="float">
            <text:p>0.942720588235294</text:p>
          </table:table-cell>
          <table:table-cell table:style-name="ce2" table:formula="of:=AVERAGE([.D33:.D37])" office:value-type="float" office:value="0.95764009006471" calcext:value-type="float">
            <text:p>0.95764009006471</text:p>
          </table:table-cell>
          <table:table-cell table:style-name="ce2" table:formula="of:=AVERAGE([.E33:.E37])" office:value-type="float" office:value="0.992113314349748" calcext:value-type="float">
            <text:p>0.992113314349748</text:p>
          </table:table-cell>
          <table:table-cell table:number-columns-repeated="1003"/>
        </table:table-row>
        <table:table-row table:style-name="ro2">
          <table:table-cell office:value-type="float" office:value="0.973262246083236" calcext:value-type="float">
            <text:p>0.973262246083236</text:p>
          </table:table-cell>
          <table:table-cell office:value-type="float" office:value="0.978193128676574" calcext:value-type="float">
            <text:p>0.978193128676574</text:p>
          </table:table-cell>
          <table:table-cell office:value-type="float" office:value="0.947426470588235" calcext:value-type="float">
            <text:p>0.947426470588235</text:p>
          </table:table-cell>
          <table:table-cell office:value-type="float" office:value="0.96245527920193" calcext:value-type="float">
            <text:p>0.96245527920193</text:p>
          </table:table-cell>
          <table:table-cell office:value-type="float" office:value="0.993901959824901" calcext:value-type="float">
            <text:p>0.993901959824901</text:p>
          </table:table-cell>
          <table:table-cell table:number-columns-repeated="2"/>
          <table:table-cell table:style-name="ce3" office:value-type="string" calcext:value-type="string">
            <text:p>s</text:p>
          </table:table-cell>
          <table:table-cell table:formula="of:=STDEV([.A31:.A$74])" office:value-type="float" office:value="0.00166458259472749" calcext:value-type="float">
            <text:p>0.001664582594727</text:p>
          </table:table-cell>
          <table:table-cell table:formula="of:=STDEV([.B31:.B$74])" office:value-type="float" office:value="0.00279029265212683" calcext:value-type="float">
            <text:p>0.002790292652127</text:p>
          </table:table-cell>
          <table:table-cell table:formula="of:=STDEV([.C31:.C$74])" office:value-type="float" office:value="0.00216487278017302" calcext:value-type="float">
            <text:p>0.002164872780173</text:p>
          </table:table-cell>
          <table:table-cell table:formula="of:=STDEV([.D31:.D$74])" office:value-type="float" office:value="0.00232122741113122" calcext:value-type="float">
            <text:p>0.002321227411131</text:p>
          </table:table-cell>
          <table:table-cell table:formula="of:=STDEV([.E31:.E$74])" office:value-type="float" office:value="0.000823845523173449" calcext:value-type="float">
            <text:p>0.000823845523173</text:p>
          </table:table-cell>
          <table:table-cell table:number-columns-repeated="2"/>
          <table:table-cell table:style-name="ce3" office:value-type="string" calcext:value-type="string">
            <text:p>s</text:p>
          </table:table-cell>
          <table:table-cell table:formula="of:=STDEV([.A26:.A30])" office:value-type="float" office:value="0.0013289291905639" calcext:value-type="float">
            <text:p>0.001328929190564</text:p>
          </table:table-cell>
          <table:table-cell table:style-name="ce2" table:formula="of:=STDEV([.B33:.B37])" office:value-type="float" office:value="0.00196047009824828" calcext:value-type="float">
            <text:p>0.001960470098248</text:p>
          </table:table-cell>
          <table:table-cell table:style-name="ce2" table:formula="of:=STDEV([.C33:.C37])" office:value-type="float" office:value="0.00138540027069253" calcext:value-type="float">
            <text:p>0.001385400270693</text:p>
          </table:table-cell>
          <table:table-cell table:style-name="ce2" table:formula="of:=STDEV([.D33:.D37])" office:value-type="float" office:value="0.00154143278659891" calcext:value-type="float">
            <text:p>0.001541432786599</text:p>
          </table:table-cell>
          <table:table-cell table:style-name="ce2" table:formula="of:=STDEV([.E33:.E37])" office:value-type="float" office:value="0.0002810495766454" calcext:value-type="float">
            <text:p>0.000281049576645</text:p>
          </table:table-cell>
          <table:table-cell table:number-columns-repeated="1003"/>
        </table:table-row>
        <table:table-row table:style-name="ro2">
          <table:table-cell office:value-type="float" office:value="0.97312979856645" calcext:value-type="float">
            <text:p>0.97312979856645</text:p>
          </table:table-cell>
          <table:table-cell office:value-type="float" office:value="0.979253884594531" calcext:value-type="float">
            <text:p>0.979253884594531</text:p>
          </table:table-cell>
          <table:table-cell office:value-type="float" office:value="0.945955882352941" calcext:value-type="float">
            <text:p>0.945955882352941</text:p>
          </table:table-cell>
          <table:table-cell office:value-type="float" office:value="0.96219584297193" calcext:value-type="float">
            <text:p>0.96219584297193</text:p>
          </table:table-cell>
          <table:table-cell office:value-type="float" office:value="0.99369289413965" calcext:value-type="float">
            <text:p>0.99369289413965</text:p>
          </table:table-cell>
          <table:table-cell table:number-columns-repeated="2"/>
          <table:table-cell table:style-name="ce3" office:value-type="string" calcext:value-type="string">
            <text:p>n</text:p>
          </table:table-cell>
          <table:table-cell table:formula="of:=COUNT([.A31:.A$74])" office:value-type="float" office:value="44" calcext:value-type="float">
            <text:p>44</text:p>
          </table:table-cell>
          <table:table-cell table:formula="of:=COUNT([.B31:.B$74])" office:value-type="float" office:value="44" calcext:value-type="float">
            <text:p>44</text:p>
          </table:table-cell>
          <table:table-cell table:formula="of:=COUNT([.C31:.C$74])" office:value-type="float" office:value="44" calcext:value-type="float">
            <text:p>44</text:p>
          </table:table-cell>
          <table:table-cell table:formula="of:=COUNT([.D31:.D$74])" office:value-type="float" office:value="44" calcext:value-type="float">
            <text:p>44</text:p>
          </table:table-cell>
          <table:table-cell table:formula="of:=COUNT([.E31:.E$74])" office:value-type="float" office:value="44" calcext:value-type="float">
            <text:p>44</text:p>
          </table:table-cell>
          <table:table-cell table:number-columns-repeated="2"/>
          <table:table-cell table:style-name="ce3" office:value-type="string" calcext:value-type="string">
            <text:p>n</text:p>
          </table:table-cell>
          <table:table-cell table:formula="of:=COUNT([.A33:.A37])" office:value-type="float" office:value="5" calcext:value-type="float">
            <text:p>5</text:p>
          </table:table-cell>
          <table:table-cell table:style-name="ce2" table:formula="of:=COUNT([.B33:.B37])" office:value-type="float" office:value="5" calcext:value-type="float">
            <text:p>5</text:p>
          </table:table-cell>
          <table:table-cell table:style-name="ce2" table:formula="of:=COUNT([.C33:.C37])" office:value-type="float" office:value="5" calcext:value-type="float">
            <text:p>5</text:p>
          </table:table-cell>
          <table:table-cell table:style-name="ce2" table:formula="of:=COUNT([.D33:.D37])" office:value-type="float" office:value="5" calcext:value-type="float">
            <text:p>5</text:p>
          </table:table-cell>
          <table:table-cell table:style-name="ce2" table:formula="of:=COUNT([.E33:.E37]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float" office:value="0.973927847975749" calcext:value-type="float">
            <text:p>0.973927847975749</text:p>
          </table:table-cell>
          <table:table-cell office:value-type="float" office:value="0.979756286084043" calcext:value-type="float">
            <text:p>0.979756286084043</text:p>
          </table:table-cell>
          <table:table-cell office:value-type="float" office:value="0.947794117647059" calcext:value-type="float">
            <text:p>0.947794117647059</text:p>
          </table:table-cell>
          <table:table-cell office:value-type="float" office:value="0.963374594033763" calcext:value-type="float">
            <text:p>0.963374594033763</text:p>
          </table:table-cell>
          <table:table-cell office:value-type="float" office:value="0.993852635603432" calcext:value-type="float">
            <text:p>0.993852635603432</text:p>
          </table:table-cell>
          <table:table-cell table:number-columns-repeated="2"/>
          <table:table-cell table:style-name="ce3"/>
          <table:table-cell table:number-columns-repeated="7"/>
          <table:table-cell table:style-name="ce3"/>
          <table:table-cell/>
          <table:table-cell table:style-name="ce2" table:number-columns-repeated="4"/>
          <table:table-cell table:number-columns-repeated="1003"/>
        </table:table-row>
        <table:table-row table:style-name="ro2">
          <table:table-cell office:value-type="float" office:value="0.973661713460067" calcext:value-type="float">
            <text:p>0.973661713460067</text:p>
          </table:table-cell>
          <table:table-cell office:value-type="float" office:value="0.97927114003227" calcext:value-type="float">
            <text:p>0.97927114003227</text:p>
          </table:table-cell>
          <table:table-cell office:value-type="float" office:value="0.947426470588235" calcext:value-type="float">
            <text:p>0.947426470588235</text:p>
          </table:table-cell>
          <table:table-cell office:value-type="float" office:value="0.962977381927788" calcext:value-type="float">
            <text:p>0.962977381927788</text:p>
          </table:table-cell>
          <table:table-cell office:value-type="float" office:value="0.993817316413126" calcext:value-type="float">
            <text:p>0.993817316413126</text:p>
          </table:table-cell>
          <table:table-cell table:number-columns-repeated="2"/>
          <table:table-cell table:style-name="ce3" office:value-type="string" calcext:value-type="string">
            <text:p>t</text:p>
          </table:table-cell>
          <table:table-cell table:formula="of:=ABS([.I56]-[.I55])/([.I57]/SQRT([.I58]))" office:value-type="float" office:value="25.1498796549691" calcext:value-type="float">
            <text:p>25.1498796549691</text:p>
          </table:table-cell>
          <table:table-cell table:formula="of:=ABS([.J56]-[.J55])/([.J57]/SQRT([.J58]))" office:value-type="float" office:value="20.715592136949" calcext:value-type="float">
            <text:p>20.715592136949</text:p>
          </table:table-cell>
          <table:table-cell table:formula="of:=ABS([.K56]-[.K55])/([.K57]/SQRT([.K58]))" office:value-type="float" office:value="27.2865163862108" calcext:value-type="float">
            <text:p>27.2865163862108</text:p>
          </table:table-cell>
          <table:table-cell table:formula="of:=ABS([.L56]-[.L55])/([.L57]/SQRT([.L58]))" office:value-type="float" office:value="25.3863041718456" calcext:value-type="float">
            <text:p>25.3863041718456</text:p>
          </table:table-cell>
          <table:table-cell table:formula="of:=ABS([.M56]-[.M55])/([.M57]/SQRT([.M58]))" office:value-type="float" office:value="21.2177128553856" calcext:value-type="float">
            <text:p>21.2177128553856</text:p>
          </table:table-cell>
          <table:table-cell table:number-columns-repeated="2"/>
          <table:table-cell table:style-name="ce3" office:value-type="string" calcext:value-type="string">
            <text:p>t</text:p>
          </table:table-cell>
          <table:table-cell table:formula="of:=ABS([.Q56]-[.Q55])/([.Q57]/SQRT([.Q58]))" office:value-type="float" office:value="11.5485398982395" calcext:value-type="float">
            <text:p>11.5485398982395</text:p>
          </table:table-cell>
          <table:table-cell table:style-name="ce2" table:formula="of:=ABS([.R56]-[.R55])/([.R57]/SQRT([.R58]))" office:value-type="float" office:value="5.90688715404752" calcext:value-type="float">
            <text:p>5.90688715404752</text:p>
          </table:table-cell>
          <table:table-cell table:style-name="ce2" table:formula="of:=ABS([.S56]-[.S55])/([.S57]/SQRT([.S58]))" office:value-type="float" office:value="5.93390829096908" calcext:value-type="float">
            <text:p>5.93390829096908</text:p>
          </table:table-cell>
          <table:table-cell table:style-name="ce2" table:formula="of:=ABS([.T56]-[.T55])/([.T57]/SQRT([.T58]))" office:value-type="float" office:value="6.4564339120794" calcext:value-type="float">
            <text:p>6.4564339120794</text:p>
          </table:table-cell>
          <table:table-cell table:style-name="ce2" table:formula="of:=ABS([.U56]-[.U55])/([.U57]/SQRT([.U58]))" office:value-type="float" office:value="16.1581394929468" calcext:value-type="float">
            <text:p>16.1581394929468</text:p>
          </table:table-cell>
          <table:table-cell table:number-columns-repeated="1003"/>
        </table:table-row>
        <table:table-row table:style-name="ro2">
          <table:table-cell office:value-type="float" office:value="0.973262423152109" calcext:value-type="float">
            <text:p>0.973262423152109</text:p>
          </table:table-cell>
          <table:table-cell office:value-type="float" office:value="0.977811533315088" calcext:value-type="float">
            <text:p>0.977811533315088</text:p>
          </table:table-cell>
          <table:table-cell office:value-type="float" office:value="0.947794117647059" calcext:value-type="float">
            <text:p>0.947794117647059</text:p>
          </table:table-cell>
          <table:table-cell office:value-type="float" office:value="0.962465280304743" calcext:value-type="float">
            <text:p>0.962465280304743</text:p>
          </table:table-cell>
          <table:table-cell office:value-type="float" office:value="0.993630761754728" calcext:value-type="float">
            <text:p>0.993630761754728</text:p>
          </table:table-cell>
          <table:table-cell/>
          <table:table-cell office:value-type="string" calcext:value-type="string">
            <text:p>26-30</text:p>
          </table:table-cell>
          <table:table-cell table:style-name="ce3" office:value-type="string" calcext:value-type="string">
            <text:p>p</text:p>
          </table:table-cell>
          <table:table-cell table:style-name="ce4" table:formula="of:=LEGACY.TDIST([.I60];[.I58] -1;1)" office:value-type="float" office:value="1.1958556199886E-027" calcext:value-type="float">
            <text:p>1.1958556199886E-27</text:p>
          </table:table-cell>
          <table:table-cell table:style-name="ce4" table:formula="of:=LEGACY.TDIST([.J60];[.J58] -1;1)" office:value-type="float" office:value="2.68261776690448E-024" calcext:value-type="float">
            <text:p>2.68261776690448E-24</text:p>
          </table:table-cell>
          <table:table-cell table:style-name="ce4" table:formula="of:=LEGACY.TDIST([.K60];[.K58] -1;1)" office:value-type="float" office:value="4.3937183442354E-029" calcext:value-type="float">
            <text:p>4.3937183442354E-29</text:p>
          </table:table-cell>
          <table:table-cell table:style-name="ce4" table:formula="of:=LEGACY.TDIST([.L60];[.L58] -1;1)" office:value-type="float" office:value="8.19835508939691E-028" calcext:value-type="float">
            <text:p>8.19835508939691E-28</text:p>
          </table:table-cell>
          <table:table-cell table:style-name="ce4" table:formula="of:=LEGACY.TDIST([.M60];[.M58] -1;1)" office:value-type="float" office:value="1.04781074020724E-024" calcext:value-type="float">
            <text:p>1.04781074020724E-24</text:p>
          </table:table-cell>
          <table:table-cell/>
          <table:table-cell office:value-type="string" calcext:value-type="string">
            <text:p>26-30</text:p>
          </table:table-cell>
          <table:table-cell table:style-name="ce3" office:value-type="string" calcext:value-type="string">
            <text:p>p</text:p>
          </table:table-cell>
          <table:table-cell table:style-name="ce4" table:formula="of:=LEGACY.TDIST([.Q60];[.Q58] -1;1)" office:value-type="float" office:value="0.000160549878182177" calcext:value-type="float">
            <text:p>0.000160549878182</text:p>
          </table:table-cell>
          <table:table-cell table:style-name="ce4" table:formula="of:=LEGACY.TDIST([.R60];[.R58] -1;1)" office:value-type="float" office:value="0.00205565052917283" calcext:value-type="float">
            <text:p>0.002055650529173</text:p>
          </table:table-cell>
          <table:table-cell table:style-name="ce4" table:formula="of:=LEGACY.TDIST([.S60];[.S58] -1;1)" office:value-type="float" office:value="0.0020216245707906" calcext:value-type="float">
            <text:p>0.002021624570791</text:p>
          </table:table-cell>
          <table:table-cell table:style-name="ce4" table:formula="of:=LEGACY.TDIST([.T60];[.T58] -1;1)" office:value-type="float" office:value="0.00148149807226295" calcext:value-type="float">
            <text:p>0.001481498072263</text:p>
          </table:table-cell>
          <table:table-cell table:style-name="ce4" table:formula="of:=LEGACY.TDIST([.U60];[.U58] -1;1)" office:value-type="float" office:value="0.0000429088609965117" calcext:value-type="float">
            <text:p>4.29088609965117E-05</text:p>
          </table:table-cell>
          <table:table-cell table:number-columns-repeated="1003"/>
        </table:table-row>
        <table:table-row table:style-name="ro2">
          <table:table-cell office:value-type="float" office:value="0.974326961214834" calcext:value-type="float">
            <text:p>0.974326961214834</text:p>
          </table:table-cell>
          <table:table-cell office:value-type="float" office:value="0.980068925760346" calcext:value-type="float">
            <text:p>0.980068925760346</text:p>
          </table:table-cell>
          <table:table-cell office:value-type="float" office:value="0.948529411764706" calcext:value-type="float">
            <text:p>0.948529411764706</text:p>
          </table:table-cell>
          <table:table-cell office:value-type="float" office:value="0.963930091048609" calcext:value-type="float">
            <text:p>0.963930091048609</text:p>
          </table:table-cell>
          <table:table-cell office:value-type="float" office:value="0.994140871249335" calcext:value-type="float">
            <text:p>0.994140871249335</text:p>
          </table:table-cell>
          <table:table-cell table:number-columns-repeated="10"/>
          <table:table-cell table:style-name="ce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2">
          <table:table-cell office:value-type="float" office:value="0.973262954358727" calcext:value-type="float">
            <text:p>0.973262954358727</text:p>
          </table:table-cell>
          <table:table-cell office:value-type="float" office:value="0.978503832956766" calcext:value-type="float">
            <text:p>0.978503832956766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.962426448771629" calcext:value-type="float">
            <text:p>0.962426448771629</text:p>
          </table:table-cell>
          <table:table-cell office:value-type="float" office:value="0.99376532742207" calcext:value-type="float">
            <text:p>0.99376532742207</text:p>
          </table:table-cell>
          <table:table-cell table:number-columns-repeated="10"/>
          <table:table-cell table:style-name="ce3" office:value-type="string" calcext:value-type="string">
            <text:p>mu</text:p>
          </table:table-cell>
          <table:table-cell table:formula="of:=AVERAGEA([.A$70:.A$74])" office:value-type="float" office:value="0.97302320310508" calcext:value-type="float">
            <text:p>0.97302320310508</text:p>
          </table:table-cell>
          <table:table-cell table:style-name="ce2" table:formula="of:=AVERAGEA([.B$70:.B$74])" office:value-type="float" office:value="0.978557440263566" calcext:value-type="float">
            <text:p>0.978557440263566</text:p>
          </table:table-cell>
          <table:table-cell table:style-name="ce2" table:formula="of:=AVERAGEA([.C$70:.C$74])" office:value-type="float" office:value="0.94639705882353" calcext:value-type="float">
            <text:p>0.94639705882353</text:p>
          </table:table-cell>
          <table:table-cell table:style-name="ce2" table:formula="of:=AVERAGEA([.D$70:.D$74])" office:value-type="float" office:value="0.962090830836784" calcext:value-type="float">
            <text:p>0.962090830836784</text:p>
          </table:table-cell>
          <table:table-cell table:style-name="ce2" table:formula="of:=AVERAGEA([.E$70:.E$74])" office:value-type="float" office:value="0.994144217841756" calcext:value-type="float">
            <text:p>0.994144217841756</text:p>
          </table:table-cell>
          <table:table-cell table:number-columns-repeated="1003"/>
        </table:table-row>
        <table:table-row table:style-name="ro2">
          <table:table-cell office:value-type="float" office:value="0.972997351049664" calcext:value-type="float">
            <text:p>0.972997351049664</text:p>
          </table:table-cell>
          <table:table-cell office:value-type="float" office:value="0.977488754643139" calcext:value-type="float">
            <text:p>0.977488754643139</text:p>
          </table:table-cell>
          <table:table-cell office:value-type="float" office:value="0.947426470588235" calcext:value-type="float">
            <text:p>0.947426470588235</text:p>
          </table:table-cell>
          <table:table-cell office:value-type="float" office:value="0.962098111166533" calcext:value-type="float">
            <text:p>0.962098111166533</text:p>
          </table:table-cell>
          <table:table-cell office:value-type="float" office:value="0.993780578890611" calcext:value-type="float">
            <text:p>0.993780578890611</text:p>
          </table:table-cell>
          <table:table-cell table:number-columns-repeated="10"/>
          <table:table-cell table:style-name="ce3" office:value-type="string" calcext:value-type="string">
            <text:p>xbar</text:p>
          </table:table-cell>
          <table:table-cell table:formula="of:=AVERAGE([.A27:.A31])" office:value-type="float" office:value="0.966692211802703" calcext:value-type="float">
            <text:p>0.966692211802703</text:p>
          </table:table-cell>
          <table:table-cell table:style-name="ce2" table:formula="of:=AVERAGE([.B41:.B45])" office:value-type="float" office:value="0.976018740708954" calcext:value-type="float">
            <text:p>0.976018740708954</text:p>
          </table:table-cell>
          <table:table-cell table:style-name="ce2" table:formula="of:=AVERAGE([.C41:.C45])" office:value-type="float" office:value="0.946323529411765" calcext:value-type="float">
            <text:p>0.946323529411765</text:p>
          </table:table-cell>
          <table:table-cell table:style-name="ce2" table:formula="of:=AVERAGE([.D41:.D45])" office:value-type="float" office:value="0.960823485914609" calcext:value-type="float">
            <text:p>0.960823485914609</text:p>
          </table:table-cell>
          <table:table-cell table:style-name="ce2" table:formula="of:=AVERAGE([.E41:.E45])" office:value-type="float" office:value="0.992786649896127" calcext:value-type="float">
            <text:p>0.992786649896127</text:p>
          </table:table-cell>
          <table:table-cell table:number-columns-repeated="1003"/>
        </table:table-row>
        <table:table-row table:style-name="ro2">
          <table:table-cell office:value-type="float" office:value="0.973395756013259" calcext:value-type="float">
            <text:p>0.973395756013259</text:p>
          </table:table-cell>
          <table:table-cell office:value-type="float" office:value="0.978580823911587" calcext:value-type="float">
            <text:p>0.978580823911587</text:p>
          </table:table-cell>
          <table:table-cell office:value-type="float" office:value="0.947426470588235" calcext:value-type="float">
            <text:p>0.947426470588235</text:p>
          </table:table-cell>
          <table:table-cell office:value-type="float" office:value="0.962637021567901" calcext:value-type="float">
            <text:p>0.962637021567901</text:p>
          </table:table-cell>
          <table:table-cell office:value-type="float" office:value="0.993668022157323" calcext:value-type="float">
            <text:p>0.993668022157323</text:p>
          </table:table-cell>
          <table:table-cell table:number-columns-repeated="10"/>
          <table:table-cell table:style-name="ce3" office:value-type="string" calcext:value-type="string">
            <text:p>s</text:p>
          </table:table-cell>
          <table:table-cell table:formula="of:=STDEV([.A27:.A31])" office:value-type="float" office:value="0.00153900607654149" calcext:value-type="float">
            <text:p>0.001539006076542</text:p>
          </table:table-cell>
          <table:table-cell table:style-name="ce2" table:formula="of:=STDEV([.B41:.B45])" office:value-type="float" office:value="0.00139084932180217" calcext:value-type="float">
            <text:p>0.001390849321802</text:p>
          </table:table-cell>
          <table:table-cell table:style-name="ce2" table:formula="of:=STDEV([.C41:.C45])" office:value-type="float" office:value="0.00097270268789139" calcext:value-type="float">
            <text:p>0.000972702687891</text:p>
          </table:table-cell>
          <table:table-cell table:style-name="ce2" table:formula="of:=STDEV([.D41:.D45])" office:value-type="float" office:value="0.000841245131242963" calcext:value-type="float">
            <text:p>0.000841245131243</text:p>
          </table:table-cell>
          <table:table-cell table:style-name="ce2" table:formula="of:=STDEV([.E41:.E45])" office:value-type="float" office:value="0.000165894442476577" calcext:value-type="float">
            <text:p>0.000165894442477</text:p>
          </table:table-cell>
          <table:table-cell table:number-columns-repeated="1003"/>
        </table:table-row>
        <table:table-row table:style-name="ro2">
          <table:table-cell office:value-type="float" office:value="0.973130683910814" calcext:value-type="float">
            <text:p>0.973130683910814</text:p>
          </table:table-cell>
          <table:table-cell office:value-type="float" office:value="0.97854759562834" calcext:value-type="float">
            <text:p>0.97854759562834</text:p>
          </table:table-cell>
          <table:table-cell office:value-type="float" office:value="0.946691176470588" calcext:value-type="float">
            <text:p>0.946691176470588</text:p>
          </table:table-cell>
          <table:table-cell office:value-type="float" office:value="0.962249358476799" calcext:value-type="float">
            <text:p>0.962249358476799</text:p>
          </table:table-cell>
          <table:table-cell office:value-type="float" office:value="0.994046287519444" calcext:value-type="float">
            <text:p>0.994046287519444</text:p>
          </table:table-cell>
          <table:table-cell table:number-columns-repeated="10"/>
          <table:table-cell table:style-name="ce3" office:value-type="string" calcext:value-type="string">
            <text:p>n</text:p>
          </table:table-cell>
          <table:table-cell table:formula="of:=COUNT([.A41:.A45])" office:value-type="float" office:value="5" calcext:value-type="float">
            <text:p>5</text:p>
          </table:table-cell>
          <table:table-cell table:style-name="ce2" table:formula="of:=COUNT([.B41:.B45])" office:value-type="float" office:value="5" calcext:value-type="float">
            <text:p>5</text:p>
          </table:table-cell>
          <table:table-cell table:style-name="ce2" table:formula="of:=COUNT([.C41:.C45])" office:value-type="float" office:value="5" calcext:value-type="float">
            <text:p>5</text:p>
          </table:table-cell>
          <table:table-cell table:style-name="ce2" table:formula="of:=COUNT([.D41:.D45])" office:value-type="float" office:value="5" calcext:value-type="float">
            <text:p>5</text:p>
          </table:table-cell>
          <table:table-cell table:style-name="ce2" table:formula="of:=COUNT([.E41:.E45]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float" office:value="0.974060826699153" calcext:value-type="float">
            <text:p>0.974060826699153</text:p>
          </table:table-cell>
          <table:table-cell office:value-type="float" office:value="0.978185178684366" calcext:value-type="float">
            <text:p>0.978185178684366</text:p>
          </table:table-cell>
          <table:table-cell office:value-type="float" office:value="0.949632352941176" calcext:value-type="float">
            <text:p>0.949632352941176</text:p>
          </table:table-cell>
          <table:table-cell office:value-type="float" office:value="0.963604561531805" calcext:value-type="float">
            <text:p>0.963604561531805</text:p>
          </table:table-cell>
          <table:table-cell office:value-type="float" office:value="0.994140984779872" calcext:value-type="float">
            <text:p>0.994140984779872</text:p>
          </table:table-cell>
          <table:table-cell table:number-columns-repeated="10"/>
          <table:table-cell table:style-name="ce3"/>
          <table:table-cell/>
          <table:table-cell table:style-name="ce2" table:number-columns-repeated="4"/>
          <table:table-cell table:number-columns-repeated="1003"/>
        </table:table-row>
        <table:table-row table:style-name="ro2">
          <table:table-cell office:value-type="float" office:value="0.973794338045726" calcext:value-type="float">
            <text:p>0.973794338045726</text:p>
          </table:table-cell>
          <table:table-cell office:value-type="float" office:value="0.979289997052982" calcext:value-type="float">
            <text:p>0.979289997052982</text:p>
          </table:table-cell>
          <table:table-cell office:value-type="float" office:value="0.947794117647059" calcext:value-type="float">
            <text:p>0.947794117647059</text:p>
          </table:table-cell>
          <table:table-cell office:value-type="float" office:value="0.963185922388958" calcext:value-type="float">
            <text:p>0.963185922388958</text:p>
          </table:table-cell>
          <table:table-cell office:value-type="float" office:value="0.994098481185272" calcext:value-type="float">
            <text:p>0.994098481185272</text:p>
          </table:table-cell>
          <table:table-cell table:number-columns-repeated="10"/>
          <table:table-cell table:style-name="ce3" office:value-type="string" calcext:value-type="string">
            <text:p>t</text:p>
          </table:table-cell>
          <table:table-cell table:formula="of:=ABS([.Q64]-[.Q63])/([.Q65]/SQRT([.Q66]))" office:value-type="float" office:value="9.19848669401454" calcext:value-type="float">
            <text:p>9.19848669401454</text:p>
          </table:table-cell>
          <table:table-cell table:style-name="ce2" table:formula="of:=ABS([.R64]-[.R63])/([.R65]/SQRT([.R66]))" office:value-type="float" office:value="4.08146640299305" calcext:value-type="float">
            <text:p>4.08146640299305</text:p>
          </table:table-cell>
          <table:table-cell table:style-name="ce2" table:formula="of:=ABS([.S64]-[.S63])/([.S65]/SQRT([.S66]))" office:value-type="float" office:value="0.169030850946061" calcext:value-type="float">
            <text:p>0.169030850946061</text:p>
          </table:table-cell>
          <table:table-cell table:style-name="ce2" table:formula="of:=ABS([.T64]-[.T63])/([.T65]/SQRT([.T66]))" office:value-type="float" office:value="3.36866068126362" calcext:value-type="float">
            <text:p>3.36866068126362</text:p>
          </table:table-cell>
          <table:table-cell table:style-name="ce2" table:formula="of:=ABS([.U64]-[.U63])/([.U65]/SQRT([.U66]))" office:value-type="float" office:value="18.2984683825551" calcext:value-type="float">
            <text:p>18.2984683825551</text:p>
          </table:table-cell>
          <table:table-cell table:number-columns-repeated="1003"/>
        </table:table-row>
        <table:table-row table:style-name="ro2">
          <table:table-cell office:value-type="float" office:value="0.9732631314276" calcext:value-type="float">
            <text:p>0.9732631314276</text:p>
          </table:table-cell>
          <table:table-cell office:value-type="float" office:value="0.978923167223183" calcext:value-type="float">
            <text:p>0.978923167223183</text:p>
          </table:table-cell>
          <table:table-cell office:value-type="float" office:value="0.946691176470588" calcext:value-type="float">
            <text:p>0.946691176470588</text:p>
          </table:table-cell>
          <table:table-cell office:value-type="float" office:value="0.962412674627016" calcext:value-type="float">
            <text:p>0.962412674627016</text:p>
          </table:table-cell>
          <table:table-cell office:value-type="float" office:value="0.994170036604804" calcext:value-type="float">
            <text:p>0.994170036604804</text:p>
          </table:table-cell>
          <table:table-cell table:number-columns-repeated="9"/>
          <table:table-cell office:value-type="string" calcext:value-type="string">
            <text:p>27-31</text:p>
          </table:table-cell>
          <table:table-cell table:style-name="ce3" office:value-type="string" calcext:value-type="string">
            <text:p>p</text:p>
          </table:table-cell>
          <table:table-cell table:style-name="ce4" table:formula="of:=LEGACY.TDIST([.Q68];[.Q66] -1;1)" office:value-type="float" office:value="0.00038796204637311" calcext:value-type="float">
            <text:p>0.000387962046373</text:p>
          </table:table-cell>
          <table:table-cell table:style-name="ce4" table:formula="of:=LEGACY.TDIST([.R68];[.R66] -1;1)" office:value-type="float" office:value="0.00754013465780797" calcext:value-type="float">
            <text:p>0.007540134657808</text:p>
          </table:table-cell>
          <table:table-cell table:style-name="ce4" table:formula="of:=LEGACY.TDIST([.S68];[.S66] -1;1)" office:value-type="float" office:value="0.436987923636381" calcext:value-type="float">
            <text:p>0.436987923636381</text:p>
          </table:table-cell>
          <table:table-cell table:style-name="ce4" table:formula="of:=LEGACY.TDIST([.T68];[.T66] -1;1)" office:value-type="float" office:value="0.01403926571292" calcext:value-type="float">
            <text:p>0.01403926571292</text:p>
          </table:table-cell>
          <table:table-cell table:style-name="ce4" table:formula="of:=LEGACY.TDIST([.U68];[.U66] -1;1)" office:value-type="float" office:value="0.0000262339958966967" calcext:value-type="float">
            <text:p>2.62339958966967E-05</text:p>
          </table:table-cell>
          <table:table-cell table:number-columns-repeated="1003"/>
        </table:table-row>
        <table:table-row table:style-name="ro1">
          <table:table-cell office:value-type="float" office:value="0.972331749157152" calcext:value-type="float">
            <text:p>0.972331749157152</text:p>
          </table:table-cell>
          <table:table-cell office:value-type="float" office:value="0.97707018944784" calcext:value-type="float">
            <text:p>0.97707018944784</text:p>
          </table:table-cell>
          <table:table-cell office:value-type="float" office:value="0.945955882352941" calcext:value-type="float">
            <text:p>0.945955882352941</text:p>
          </table:table-cell>
          <table:table-cell office:value-type="float" office:value="0.961135520643449" calcext:value-type="float">
            <text:p>0.961135520643449</text:p>
          </table:table-cell>
          <table:table-cell office:value-type="float" office:value="0.994225202052376" calcext:value-type="float">
            <text:p>0.994225202052376</text:p>
          </table:table-cell>
          <table:table-cell table:number-columns-repeated="1019"/>
        </table:table-row>
        <table:table-row table:style-name="ro2">
          <table:table-cell office:value-type="float" office:value="0.973794338045726" calcext:value-type="float">
            <text:p>0.973794338045726</text:p>
          </table:table-cell>
          <table:table-cell office:value-type="float" office:value="0.979333110413718" calcext:value-type="float">
            <text:p>0.979333110413718</text:p>
          </table:table-cell>
          <table:table-cell office:value-type="float" office:value="0.947794117647059" calcext:value-type="float">
            <text:p>0.947794117647059</text:p>
          </table:table-cell>
          <table:table-cell office:value-type="float" office:value="0.963192260825567" calcext:value-type="float">
            <text:p>0.963192260825567</text:p>
          </table:table-cell>
          <table:table-cell office:value-type="float" office:value="0.9942053549956" calcext:value-type="float">
            <text:p>0.9942053549956</text:p>
          </table:table-cell>
          <table:table-cell table:number-columns-repeated="10"/>
          <table:table-cell table:style-name="ce3" office:value-type="string" calcext:value-type="string">
            <text:p>mu</text:p>
          </table:table-cell>
          <table:table-cell table:formula="of:=AVERAGEA([.A$70:.A$74])" office:value-type="float" office:value="0.97302320310508" calcext:value-type="float">
            <text:p>0.97302320310508</text:p>
          </table:table-cell>
          <table:table-cell table:style-name="ce2" table:formula="of:=AVERAGEA([.B$70:.B$74])" office:value-type="float" office:value="0.978557440263566" calcext:value-type="float">
            <text:p>0.978557440263566</text:p>
          </table:table-cell>
          <table:table-cell table:style-name="ce2" table:formula="of:=AVERAGEA([.C$70:.C$74])" office:value-type="float" office:value="0.94639705882353" calcext:value-type="float">
            <text:p>0.94639705882353</text:p>
          </table:table-cell>
          <table:table-cell table:style-name="ce2" table:formula="of:=AVERAGEA([.D$70:.D$74])" office:value-type="float" office:value="0.962090830836784" calcext:value-type="float">
            <text:p>0.962090830836784</text:p>
          </table:table-cell>
          <table:table-cell table:style-name="ce2" table:formula="of:=AVERAGEA([.E$70:.E$74])" office:value-type="float" office:value="0.994144217841756" calcext:value-type="float">
            <text:p>0.994144217841756</text:p>
          </table:table-cell>
          <table:table-cell table:number-columns-repeated="1003"/>
        </table:table-row>
        <table:table-row table:style-name="ro2">
          <table:table-cell office:value-type="float" office:value="0.972065083434853" calcext:value-type="float">
            <text:p>0.972065083434853</text:p>
          </table:table-cell>
          <table:table-cell office:value-type="float" office:value="0.978558269715069" calcext:value-type="float">
            <text:p>0.978558269715069</text:p>
          </table:table-cell>
          <table:table-cell office:value-type="float" office:value="0.94375" calcext:value-type="float">
            <text:p>0.94375</text:p>
          </table:table-cell>
          <table:table-cell office:value-type="float" office:value="0.960705269456121" calcext:value-type="float">
            <text:p>0.960705269456121</text:p>
          </table:table-cell>
          <table:table-cell office:value-type="float" office:value="0.99415887063659" calcext:value-type="float">
            <text:p>0.99415887063659</text:p>
          </table:table-cell>
          <table:table-cell table:number-columns-repeated="10"/>
          <table:table-cell table:style-name="ce3" office:value-type="string" calcext:value-type="string">
            <text:p>xbar</text:p>
          </table:table-cell>
          <table:table-cell table:formula="of:=AVERAGE([.A49:.A53])" office:value-type="float" office:value="0.973794904666119" calcext:value-type="float">
            <text:p>0.973794904666119</text:p>
          </table:table-cell>
          <table:table-cell table:style-name="ce2" table:formula="of:=AVERAGE([.B49:.B53])" office:value-type="float" office:value="0.978640088591795" calcext:value-type="float">
            <text:p>0.978640088591795</text:p>
          </table:table-cell>
          <table:table-cell table:style-name="ce2" table:formula="of:=AVERAGE([.C49:.C53])" office:value-type="float" office:value="0.948455882352941" calcext:value-type="float">
            <text:p>0.948455882352941</text:p>
          </table:table-cell>
          <table:table-cell table:style-name="ce2" table:formula="of:=AVERAGE([.D49:.D53])" office:value-type="float" office:value="0.963207112941881" calcext:value-type="float">
            <text:p>0.963207112941881</text:p>
          </table:table-cell>
          <table:table-cell table:style-name="ce2" table:formula="of:=AVERAGE([.E49:.E53])" office:value-type="float" office:value="0.993784823333691" calcext:value-type="float">
            <text:p>0.993784823333691</text:p>
          </table:table-cell>
          <table:table-cell table:number-columns-repeated="1003"/>
        </table:table-row>
        <table:table-row table:style-name="ro2">
          <table:table-cell office:value-type="float" office:value="0.973129975635323" calcext:value-type="float">
            <text:p>0.973129975635323</text:p>
          </table:table-cell>
          <table:table-cell office:value-type="float" office:value="0.977100618998596" calcext:value-type="float">
            <text:p>0.977100618998596</text:p>
          </table:table-cell>
          <table:table-cell office:value-type="float" office:value="0.948161764705882" calcext:value-type="float">
            <text:p>0.948161764705882</text:p>
          </table:table-cell>
          <table:table-cell office:value-type="float" office:value="0.962300757179567" calcext:value-type="float">
            <text:p>0.962300757179567</text:p>
          </table:table-cell>
          <table:table-cell office:value-type="float" office:value="0.994002761350495" calcext:value-type="float">
            <text:p>0.994002761350495</text:p>
          </table:table-cell>
          <table:table-cell table:number-columns-repeated="10"/>
          <table:table-cell table:style-name="ce3" office:value-type="string" calcext:value-type="string">
            <text:p>s</text:p>
          </table:table-cell>
          <table:table-cell table:formula="of:=STDEV([.A49:.A53])" office:value-type="float" office:value="0.000770167197862204" calcext:value-type="float">
            <text:p>0.000770167197862</text:p>
          </table:table-cell>
          <table:table-cell table:style-name="ce2" table:formula="of:=STDEV([.B49:.B53])" office:value-type="float" office:value="0.00183079581497566" calcext:value-type="float">
            <text:p>0.001830795814976</text:p>
          </table:table-cell>
          <table:table-cell table:style-name="ce2" table:formula="of:=STDEV([.C49:.C53])" office:value-type="float" office:value="0.000915433793969763" calcext:value-type="float">
            <text:p>0.00091543379397</text:p>
          </table:table-cell>
          <table:table-cell table:style-name="ce2" table:formula="of:=STDEV([.D49:.D53])" office:value-type="float" office:value="0.00105660505340737" calcext:value-type="float">
            <text:p>0.001056605053407</text:p>
          </table:table-cell>
          <table:table-cell table:style-name="ce2" table:formula="of:=STDEV([.E49:.E53])" office:value-type="float" office:value="0.000120918094089788" calcext:value-type="float">
            <text:p>0.00012091809409</text:p>
          </table:table-cell>
          <table:table-cell table:number-columns-repeated="1003"/>
        </table:table-row>
        <table:table-row table:style-name="ro2">
          <table:table-cell office:value-type="float" office:value="0.973794869252344" calcext:value-type="float">
            <text:p>0.973794869252344</text:p>
          </table:table-cell>
          <table:table-cell office:value-type="float" office:value="0.980725012742606" calcext:value-type="float">
            <text:p>0.980725012742606</text:p>
          </table:table-cell>
          <table:table-cell office:value-type="float" office:value="0.946323529411765" calcext:value-type="float">
            <text:p>0.946323529411765</text:p>
          </table:table-cell>
          <table:table-cell office:value-type="float" office:value="0.963120346079215" calcext:value-type="float">
            <text:p>0.963120346079215</text:p>
          </table:table-cell>
          <table:table-cell office:value-type="float" office:value="0.994128900173718" calcext:value-type="float">
            <text:p>0.994128900173718</text:p>
          </table:table-cell>
          <table:table-cell table:number-columns-repeated="10"/>
          <table:table-cell table:style-name="ce3" office:value-type="string" calcext:value-type="string">
            <text:p>n</text:p>
          </table:table-cell>
          <table:table-cell table:formula="of:=COUNT([.A49:.A53])" office:value-type="float" office:value="5" calcext:value-type="float">
            <text:p>5</text:p>
          </table:table-cell>
          <table:table-cell table:style-name="ce2" table:formula="of:=COUNT([.B49:.B53])" office:value-type="float" office:value="5" calcext:value-type="float">
            <text:p>5</text:p>
          </table:table-cell>
          <table:table-cell table:style-name="ce2" table:formula="of:=COUNT([.C49:.C53])" office:value-type="float" office:value="5" calcext:value-type="float">
            <text:p>5</text:p>
          </table:table-cell>
          <table:table-cell table:style-name="ce2" table:formula="of:=COUNT([.D49:.D53])" office:value-type="float" office:value="5" calcext:value-type="float">
            <text:p>5</text:p>
          </table:table-cell>
          <table:table-cell table:style-name="ce2" table:formula="of:=COUNT([.E49:.E53]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table:number-columns-repeated="15"/>
          <table:table-cell table:style-name="ce3"/>
          <table:table-cell/>
          <table:table-cell table:style-name="ce2" table:number-columns-repeated="4"/>
          <table:table-cell table:number-columns-repeated="1003"/>
        </table:table-row>
        <table:table-row table:style-name="ro2">
          <table:table-cell table:number-columns-repeated="15"/>
          <table:table-cell table:style-name="ce3" office:value-type="string" calcext:value-type="string">
            <text:p>t</text:p>
          </table:table-cell>
          <table:table-cell table:formula="of:=ABS([.Q72]-[.Q71])/([.Q73]/SQRT([.Q74]))" office:value-type="float" office:value="2.2405227768937" calcext:value-type="float">
            <text:p>2.2405227768937</text:p>
          </table:table-cell>
          <table:table-cell table:style-name="ce2" table:formula="of:=ABS([.R72]-[.R71])/([.R73]/SQRT([.R74]))" office:value-type="float" office:value="0.10094368724005" calcext:value-type="float">
            <text:p>0.10094368724005</text:p>
          </table:table-cell>
          <table:table-cell table:style-name="ce2" table:formula="of:=ABS([.S72]-[.S71])/([.S73]/SQRT([.S74]))" office:value-type="float" office:value="5.02894845674944" calcext:value-type="float">
            <text:p>5.02894845674944</text:p>
          </table:table-cell>
          <table:table-cell table:style-name="ce2" table:formula="of:=ABS([.T72]-[.T71])/([.T73]/SQRT([.T74]))" office:value-type="float" office:value="2.36236109321352" calcext:value-type="float">
            <text:p>2.36236109321352</text:p>
          </table:table-cell>
          <table:table-cell table:style-name="ce2" table:formula="of:=ABS([.U72]-[.U71])/([.U73]/SQRT([.U74]))" office:value-type="float" office:value="6.64607358246108" calcext:value-type="float">
            <text:p>6.64607358246108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string" calcext:value-type="string">
            <text:p>25-29</text:p>
          </table:table-cell>
          <table:table-cell table:style-name="ce3" office:value-type="string" calcext:value-type="string">
            <text:p>p</text:p>
          </table:table-cell>
          <table:table-cell table:style-name="ce4" table:formula="of:=LEGACY.TDIST([.Q76];[.Q74] -1;1)" office:value-type="float" office:value="0.0442852887049695" calcext:value-type="float">
            <text:p>0.04428528870497</text:p>
          </table:table-cell>
          <table:table-cell table:style-name="ce4" table:formula="of:=LEGACY.TDIST([.R76];[.R74] -1;1)" office:value-type="float" office:value="0.462226260635854" calcext:value-type="float">
            <text:p>0.462226260635854</text:p>
          </table:table-cell>
          <table:table-cell table:style-name="ce4" table:formula="of:=LEGACY.TDIST([.S76];[.S74] -1;1)" office:value-type="float" office:value="0.00366946192028593" calcext:value-type="float">
            <text:p>0.003669461920286</text:p>
          </table:table-cell>
          <table:table-cell table:style-name="ce4" table:formula="of:=LEGACY.TDIST([.T76];[.T74] -1;1)" office:value-type="float" office:value="0.0387315906178375" calcext:value-type="float">
            <text:p>0.038731590617838</text:p>
          </table:table-cell>
          <table:table-cell table:style-name="ce4" table:formula="of:=LEGACY.TDIST([.U76];[.U74] -1;1)" office:value-type="float" office:value="0.00133045005897758" calcext:value-type="float">
            <text:p>0.001330450058978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5"/>
          <table:table-cell table:style-name="ce3" office:value-type="string" calcext:value-type="string">
            <text:p>mu</text:p>
          </table:table-cell>
          <table:table-cell table:formula="of:=AVERAGEA([.A$70:.A$74])" office:value-type="float" office:value="0.97302320310508" calcext:value-type="float">
            <text:p>0.97302320310508</text:p>
          </table:table-cell>
          <table:table-cell table:style-name="ce2" table:formula="of:=AVERAGEA([.B$70:.B$74])" office:value-type="float" office:value="0.978557440263566" calcext:value-type="float">
            <text:p>0.978557440263566</text:p>
          </table:table-cell>
          <table:table-cell table:style-name="ce2" table:formula="of:=AVERAGEA([.C$70:.C$74])" office:value-type="float" office:value="0.94639705882353" calcext:value-type="float">
            <text:p>0.94639705882353</text:p>
          </table:table-cell>
          <table:table-cell table:style-name="ce2" table:formula="of:=AVERAGEA([.D$70:.D$74])" office:value-type="float" office:value="0.962090830836784" calcext:value-type="float">
            <text:p>0.962090830836784</text:p>
          </table:table-cell>
          <table:table-cell table:style-name="ce2" table:formula="of:=AVERAGEA([.E$70:.E$74])" office:value-type="float" office:value="0.994144217841756" calcext:value-type="float">
            <text:p>0.994144217841756</text:p>
          </table:table-cell>
          <table:table-cell table:number-columns-repeated="1003"/>
        </table:table-row>
        <table:table-row table:style-name="ro2">
          <table:table-cell table:number-columns-repeated="15"/>
          <table:table-cell table:style-name="ce3" office:value-type="string" calcext:value-type="string">
            <text:p>xbar</text:p>
          </table:table-cell>
          <table:table-cell table:formula="of:=AVERAGE([.A57:.A61])" office:value-type="float" office:value="0.973448805847522" calcext:value-type="float">
            <text:p>0.973448805847522</text:p>
          </table:table-cell>
          <table:table-cell table:style-name="ce2" table:formula="of:=AVERAGE([.B57:.B61])" office:value-type="float" office:value="0.978857194540501" calcext:value-type="float">
            <text:p>0.978857194540501</text:p>
          </table:table-cell>
          <table:table-cell table:style-name="ce2" table:formula="of:=AVERAGE([.C57:.C61])" office:value-type="float" office:value="0.947279411764706" calcext:value-type="float">
            <text:p>0.947279411764706</text:p>
          </table:table-cell>
          <table:table-cell table:style-name="ce2" table:formula="of:=AVERAGE([.D57:.D61])" office:value-type="float" office:value="0.962693675688031" calcext:value-type="float">
            <text:p>0.962693675688031</text:p>
          </table:table-cell>
          <table:table-cell table:style-name="ce2" table:formula="of:=AVERAGE([.E57:.E61])" office:value-type="float" office:value="0.993779113547167" calcext:value-type="float">
            <text:p>0.993779113547167</text:p>
          </table:table-cell>
          <table:table-cell table:number-columns-repeated="1003"/>
        </table:table-row>
        <table:table-row table:style-name="ro2">
          <table:table-cell table:number-columns-repeated="15"/>
          <table:table-cell table:style-name="ce3" office:value-type="string" calcext:value-type="string">
            <text:p>s</text:p>
          </table:table-cell>
          <table:table-cell table:formula="of:=STDEV([.A57:.A61])" office:value-type="float" office:value="0.000333960967880976" calcext:value-type="float">
            <text:p>0.000333960967881</text:p>
          </table:table-cell>
          <table:table-cell table:style-name="ce2" table:formula="of:=STDEV([.B57:.B61])" office:value-type="float" office:value="0.000817231659744879" calcext:value-type="float">
            <text:p>0.000817231659745</text:p>
          </table:table-cell>
          <table:table-cell table:style-name="ce2" table:formula="of:=STDEV([.C57:.C61])" office:value-type="float" office:value="0.000762369167401752" calcext:value-type="float">
            <text:p>0.000762369167402</text:p>
          </table:table-cell>
          <table:table-cell table:style-name="ce2" table:formula="of:=STDEV([.D57:.D61])" office:value-type="float" office:value="0.000474598191353411" calcext:value-type="float">
            <text:p>0.000474598191353</text:p>
          </table:table-cell>
          <table:table-cell table:style-name="ce2" table:formula="of:=STDEV([.E57:.E61])" office:value-type="float" office:value="0.00011335585585946" calcext:value-type="float">
            <text:p>0.000113355855859</text:p>
          </table:table-cell>
          <table:table-cell table:number-columns-repeated="1003"/>
        </table:table-row>
        <table:table-row table:style-name="ro2">
          <table:table-cell table:number-columns-repeated="15"/>
          <table:table-cell table:style-name="ce3" office:value-type="string" calcext:value-type="string">
            <text:p>n</text:p>
          </table:table-cell>
          <table:table-cell table:formula="of:=COUNT([.A57:.A61])" office:value-type="float" office:value="5" calcext:value-type="float">
            <text:p>5</text:p>
          </table:table-cell>
          <table:table-cell table:style-name="ce2" table:formula="of:=COUNT([.B57:.B61])" office:value-type="float" office:value="5" calcext:value-type="float">
            <text:p>5</text:p>
          </table:table-cell>
          <table:table-cell table:style-name="ce2" table:formula="of:=COUNT([.C57:.C61])" office:value-type="float" office:value="5" calcext:value-type="float">
            <text:p>5</text:p>
          </table:table-cell>
          <table:table-cell table:style-name="ce2" table:formula="of:=COUNT([.D57:.D61])" office:value-type="float" office:value="5" calcext:value-type="float">
            <text:p>5</text:p>
          </table:table-cell>
          <table:table-cell table:style-name="ce2" table:formula="of:=COUNT([.E57:.E61]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table:number-columns-repeated="15"/>
          <table:table-cell table:style-name="ce3"/>
          <table:table-cell/>
          <table:table-cell table:style-name="ce2" table:number-columns-repeated="4"/>
          <table:table-cell table:number-columns-repeated="1003"/>
        </table:table-row>
        <table:table-row table:style-name="ro2">
          <table:table-cell table:number-columns-repeated="15"/>
          <table:table-cell table:style-name="ce3" office:value-type="string" calcext:value-type="string">
            <text:p>t</text:p>
          </table:table-cell>
          <table:table-cell table:formula="of:=ABS([.Q80]-[.Q79])/([.Q81]/SQRT([.Q82]))" office:value-type="float" office:value="2.84966434715654" calcext:value-type="float">
            <text:p>2.84966434715654</text:p>
          </table:table-cell>
          <table:table-cell table:style-name="ce2" table:formula="of:=ABS([.R80]-[.R79])/([.R81]/SQRT([.R82]))" office:value-type="float" office:value="0.82017250773618" calcext:value-type="float">
            <text:p>0.82017250773618</text:p>
          </table:table-cell>
          <table:table-cell table:style-name="ce2" table:formula="of:=ABS([.S80]-[.S79])/([.S81]/SQRT([.S82]))" office:value-type="float" office:value="2.58798655688213" calcext:value-type="float">
            <text:p>2.58798655688213</text:p>
          </table:table-cell>
          <table:table-cell table:style-name="ce2" table:formula="of:=ABS([.T80]-[.T79])/([.T81]/SQRT([.T82]))" office:value-type="float" office:value="2.84030173699059" calcext:value-type="float">
            <text:p>2.84030173699059</text:p>
          </table:table-cell>
          <table:table-cell table:style-name="ce2" table:formula="of:=ABS([.U80]-[.U79])/([.U81]/SQRT([.U82]))" office:value-type="float" office:value="7.20208069875641" calcext:value-type="float">
            <text:p>7.20208069875641</text:p>
          </table:table-cell>
          <table:table-cell table:number-columns-repeated="1003"/>
        </table:table-row>
        <table:table-row table:style-name="ro2">
          <table:table-cell table:number-columns-repeated="14"/>
          <table:table-cell office:value-type="string" calcext:value-type="string">
            <text:p>25-29</text:p>
          </table:table-cell>
          <table:table-cell table:style-name="ce3" office:value-type="string" calcext:value-type="string">
            <text:p>p</text:p>
          </table:table-cell>
          <table:table-cell table:style-name="ce4" table:formula="of:=LEGACY.TDIST([.Q84];[.Q82] -1;1)" office:value-type="float" office:value="0.0232057747015313" calcext:value-type="float">
            <text:p>0.023205774701531</text:p>
          </table:table-cell>
          <table:table-cell table:style-name="ce4" table:formula="of:=LEGACY.TDIST([.R84];[.R82] -1;1)" office:value-type="float" office:value="0.229089254761071" calcext:value-type="float">
            <text:p>0.229089254761071</text:p>
          </table:table-cell>
          <table:table-cell table:style-name="ce4" table:formula="of:=LEGACY.TDIST([.S84];[.S82] -1;1)" office:value-type="float" office:value="0.0304064280772738" calcext:value-type="float">
            <text:p>0.030406428077274</text:p>
          </table:table-cell>
          <table:table-cell table:style-name="ce4" table:formula="of:=LEGACY.TDIST([.T84];[.T82] -1;1)" office:value-type="float" office:value="0.0234266576092695" calcext:value-type="float">
            <text:p>0.02342665760927</text:p>
          </table:table-cell>
          <table:table-cell table:style-name="ce4" table:formula="of:=LEGACY.TDIST([.U84];[.U82] -1;1)" office:value-type="float" office:value="0.000984997425971536" calcext:value-type="float">
            <text:p>0.000984997425972</text:p>
          </table:table-cell>
          <table:table-cell table:number-columns-repeated="1003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6T08:23:29.181718190</dc:date>
    <meta:editing-duration>PT8M17S</meta:editing-duration>
    <meta:editing-cycles>1</meta:editing-cycles>
    <meta:document-statistic meta:table-count="1" meta:cell-count="1092" meta:object-count="0"/>
    <meta:generator>LibreOffice/6.0.7.3$Linux_X86_64 LibreOffice_project/00m0$Build-3</meta:generator>
  </office:meta>
</office:document-meta>
</file>